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4.75pt" style:use-optimal-column-width="fals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81.75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75.75pt" style:use-optimal-column-width="true"/>
    </style:style>
    <style:style style:name="ACOL-6" style:family="table-column">
      <style:table-column-properties style:column-width="87.75pt" style:use-optimal-column-width="true"/>
    </style:style>
    <style:style style:name="ACOL-7" style:family="table-column"/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54.75pt" style:use-optimal-column-width="true"/>
    </style:style>
    <style:style style:name="ACOL-10" style:family="table-column">
      <style:table-column-properties style:column-width="87pt" style:use-optimal-column-width="false"/>
    </style:style>
    <style:style style:name="ACOL-11" style:family="table-column">
      <style:table-column-properties style:column-width="82.5pt" style:use-optimal-column-width="true"/>
    </style:style>
    <style:style style:name="ACOL-12" style:family="table-column">
      <style:table-column-properties style:column-width="115.5pt" style:use-optimal-column-width="true"/>
    </style:style>
    <style:style style:name="ACOL-13" style:family="table-column">
      <style:table-column-properties style:column-width="76.5pt" style:use-optimal-column-width="true"/>
    </style:style>
    <style:style style:name="ACOL-14" style:family="table-column">
      <style:table-column-properties style:column-width="123.75pt" style:use-optimal-column-width="true"/>
    </style:style>
    <style:style style:name="ACOL-15" style:family="table-column">
      <style:table-column-properties style:column-width="92.25pt" style:use-optimal-column-width="true"/>
    </style:style>
    <style:style style:name="ACOL-16" style:family="table-column">
      <style:table-column-properties style:column-width="74.25pt" style:use-optimal-column-width="true"/>
    </style:style>
    <style:style style:name="ACOL-17" style:family="table-column">
      <style:table-column-properties style:column-width="321.75pt" style:use-optimal-column-width="true"/>
    </style:style>
    <style:style style:name="ACOL-18" style:family="table-column">
      <style:table-column-properties style:column-width="102.75pt" style:use-optimal-column-width="true"/>
    </style:style>
    <style:style style:name="ACOL-19" style:family="table-column">
      <style:table-column-properties style:column-width="111pt" style:use-optimal-column-width="true"/>
    </style:style>
    <style:style style:name="ACOL-20" style:family="table-column">
      <style:table-column-properties style:column-width="47.99pt" style:use-optimal-column-width="true"/>
    </style:style>
    <style:style style:name="ACOL-21" style:family="table-column">
      <style:table-column-properties style:column-width="75.74pt" style:use-optimal-column-width="true"/>
    </style:style>
    <style:style style:name="ACOL-22" style:family="table-column">
      <style:table-column-properties style:column-width="75pt" style:use-optimal-column-width="false"/>
    </style:style>
    <style:style style:name="ACOL-23" style:family="table-column">
      <style:table-column-properties style:column-width="80.25pt" style:use-optimal-column-width="false"/>
    </style:style>
    <style:style style:name="ACOL-24" style:family="table-column">
      <style:table-column-properties style:column-width="90.74pt" style:use-optimal-column-width="true"/>
    </style:style>
    <style:style style:name="ACOL-25" style:family="table-column">
      <style:table-column-properties style:column-width="59.24pt" style:use-optimal-column-width="true"/>
    </style:style>
    <style:style style:name="ACOL-26" style:family="table-column">
      <style:table-column-properties style:column-width="67.5pt" style:use-optimal-column-width="false"/>
    </style:style>
    <style:style style:name="ACOL-27" style:family="table-column">
      <style:table-column-properties style:column-width="78.75pt" style:use-optimal-column-width="false"/>
    </style:style>
    <style:style style:name="ACOL-28" style:family="table-column">
      <style:table-column-properties style:column-width="46.5pt" style:use-optimal-column-width="false"/>
    </style:style>
    <style:style style:name="ACOL-29" style:family="table-column">
      <style:table-column-properties style:column-width="57.75pt" style:use-optimal-column-width="false"/>
    </style:style>
    <style:style style:name="ACOL-30" style:family="table-column">
      <style:table-column-properties style:column-width="177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riginal_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 table:number-columns-repeated="2"/>
        <table:table-column table:style-name="ACOL-0"/>
        <table:table-column table:style-name="ACOL-4"/>
        <table:table-column table:style-name="ACOL-5" table:number-columns-repeated="2"/>
        <table:table-column table:style-name="ACOL-6"/>
        <table:table-column table:style-name="ACOL-0" table:number-columns-repeated="3"/>
        <table:table-column table:style-name="ACOL-0" table:number-columns-repeated="243"/>
        <table:table-row table:style-name="AROW-1">
          <table:table-cell table:style-name="ACE-1"/>
          <table:table-cell table:style-name="ACE-1" office:value-type="string">
            <text:p>Sill height (m MTL)</text:p>
          </table:table-cell>
          <table:table-cell table:style-name="ACE-1" office:value-type="string">
            <text:p>Reference water level</text:p>
          </table:table-cell>
          <table:table-cell table:style-name="ACE-1" office:value-type="string">
            <text:p>Upper error +/−</text:p>
          </table:table-cell>
          <table:table-cell table:style-name="ACE-1" office:value-type="string">
            <text:p>Lower error +/−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Max cal age BP</text:p>
          </table:table-cell>
          <table:table-cell table:style-name="ACE-1" office:value-type="string">
            <text:p>Min cal age BP</text:p>
          </table:table-cell>
          <table:table-cell table:style-name="ACE-1" office:value-type="string">
            <text:p>Mid cal age BP</text:p>
          </table:table-cell>
          <table:table-cell table:style-name="ACE-1" office:value-type="string">
            <text:p>cal age error +/−</text:p>
          </table:table-cell>
          <table:table-cell table:style-name="ACE-1" office:value-type="string">
            <text:p>14C age</text:p>
          </table:table-cell>
          <table:table-cell table:style-name="ACE-1" office:value-type="string">
            <text:p>14C +/− error</text:p>
          </table:table-cell>
          <table:table-cell table:style-name="ACE-1" office:value-type="string">
            <text:p>Lab code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isko Bugt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Innaarsuit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IV6 (Long et al., 2003)</text:p>
          </table:table-cell>
          <table:table-cell table:style-name="ACE-1" office:value-type="float" office:value="80.670000000000002">
            <text:p>80.67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5999999999999999">
            <text:p>0.36</text:p>
          </table:table-cell>
          <table:table-cell table:style-name="ACE-1" office:value-type="float" office:value="0.35999999999999999">
            <text:p>0.36</text:p>
          </table:table-cell>
          <table:table-cell table:style-name="ACE-1" office:value-type="float" office:value="79.609999999999999">
            <text:p>79.61</text:p>
          </table:table-cell>
          <table:table-cell table:style-name="ACE-1" office:value-type="float" office:value="10149">
            <text:p>10149</text:p>
          </table:table-cell>
          <table:table-cell table:style-name="ACE-1" office:value-type="float" office:value="9553">
            <text:p>9553</text:p>
          </table:table-cell>
          <table:table-cell table:style-name="ACE-1" office:value-type="float" office:value="9851">
            <text:p>9851</text:p>
          </table:table-cell>
          <table:table-cell table:style-name="ACE-1" office:value-type="float" office:value="298">
            <text:p>298</text:p>
          </table:table-cell>
          <table:table-cell table:style-name="ACE-1" office:value-type="float" office:value="8780">
            <text:p>87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AA3965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5 (Long et al., 2003)</text:p>
          </table:table-cell>
          <table:table-cell table:style-name="ACE-1" office:value-type="float" office:value="32.990000000000002">
            <text:p>32.99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31.960000000000001">
            <text:p>31.96</text:p>
          </table:table-cell>
          <table:table-cell table:style-name="ACE-1" office:value-type="float" office:value="7568">
            <text:p>7568</text:p>
          </table:table-cell>
          <table:table-cell table:style-name="ACE-1" office:value-type="float" office:value="7273">
            <text:p>7273</text:p>
          </table:table-cell>
          <table:table-cell table:style-name="ACE-1" office:value-type="float" office:value="7420">
            <text:p>7420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6530">
            <text:p>653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AA3965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4 (Long et al., 2003)</text:p>
          </table:table-cell>
          <table:table-cell table:style-name="ACE-1" office:value-type="float" office:value="21.23">
            <text:p>21.23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20.280000000000001">
            <text:p>20.28</text:p>
          </table:table-cell>
          <table:table-cell table:style-name="ACE-1" office:value-type="float" office:value="6394">
            <text:p>6394</text:p>
          </table:table-cell>
          <table:table-cell table:style-name="ACE-1" office:value-type="float" office:value="5999">
            <text:p>5999</text:p>
          </table:table-cell>
          <table:table-cell table:style-name="ACE-1" office:value-type="float" office:value="6196">
            <text:p>6196</text:p>
          </table:table-cell>
          <table:table-cell table:style-name="ACE-1" office:value-type="float" office:value="197">
            <text:p>197</text:p>
          </table:table-cell>
          <table:table-cell table:style-name="ACE-1" office:value-type="float" office:value="5440">
            <text:p>544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5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3 (Long et al., 2003)</text:p>
          </table:table-cell>
          <table:table-cell table:style-name="ACE-1" office:value-type="float" office:value="2.9100000000000001">
            <text:p>2.91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1.98">
            <text:p>1.98</text:p>
          </table:table-cell>
          <table:table-cell table:style-name="ACE-1" office:value-type="float" office:value="4145">
            <text:p>4145</text:p>
          </table:table-cell>
          <table:table-cell table:style-name="ACE-1" office:value-type="float" office:value="3729">
            <text:p>3729</text:p>
          </table:table-cell>
          <table:table-cell table:style-name="ACE-1" office:value-type="float" office:value="3932">
            <text:p>3932</text:p>
          </table:table-cell>
          <table:table-cell table:style-name="ACE-1" office:value-type="float" office:value="213">
            <text:p>213</text:p>
          </table:table-cell>
          <table:table-cell table:style-name="ACE-1" office:value-type="float" office:value="3620">
            <text:p>362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5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2 (Long et al., 2003)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float" office:value="2711">
            <text:p>2711</text:p>
          </table:table-cell>
          <table:table-cell table:style-name="ACE-1" office:value-type="float" office:value="2212">
            <text:p>2212</text:p>
          </table:table-cell>
          <table:table-cell table:style-name="ACE-1" office:value-type="float" office:value="2461">
            <text:p>2461</text:p>
          </table:table-cell>
          <table:table-cell table:style-name="ACE-1" office:value-type="float" office:value="249">
            <text:p>249</text:p>
          </table:table-cell>
          <table:table-cell table:style-name="ACE-1" office:value-type="float" office:value="2380">
            <text:p>238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4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2 (Long et al., 2003)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string">
            <text:p>ingression MHWST to HAT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float" office:value="1292">
            <text:p>1292</text:p>
          </table:table-cell>
          <table:table-cell table:style-name="ACE-1" office:value-type="float" office:value="1015">
            <text:p>1015</text:p>
          </table:table-cell>
          <table:table-cell table:style-name="ACE-1" office:value-type="float" office:value="1153">
            <text:p>1153</text:p>
          </table:table-cell>
          <table:table-cell table:style-name="ACE-1" office:value-type="float" office:value="138">
            <text:p>138</text:p>
          </table:table-cell>
          <table:table-cell table:style-name="ACE-1" office:value-type="float" office:value="1260">
            <text:p>126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4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eqertarsuatsia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6 (Long and Roberts, 2003)</text:p>
          </table:table-cell>
          <table:table-cell table:style-name="ACE-1" office:value-type="float" office:value="127.73999999999999">
            <text:p>127.74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1041">
            <text:p>11041</text:p>
          </table:table-cell>
          <table:table-cell table:style-name="ACE-1" office:value-type="float" office:value="10239">
            <text:p>10239</text:p>
          </table:table-cell>
          <table:table-cell table:style-name="ACE-1" office:value-type="float" office:value="10640">
            <text:p>10640</text:p>
          </table:table-cell>
          <table:table-cell table:style-name="ACE-1" office:value-type="float" office:value="401">
            <text:p>401</text:p>
          </table:table-cell>
          <table:table-cell table:style-name="ACE-1" office:value-type="float" office:value="9330">
            <text:p>9330</text:p>
          </table:table-cell>
          <table:table-cell table:style-name="ACE-1" office:value-type="float" office:value="99">
            <text:p>99</text:p>
          </table:table-cell>
          <table:table-cell table:style-name="ACE-1" office:value-type="string">
            <text:p>AA3884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U2 (Long and Roberts, 2003)</text:p>
          </table:table-cell>
          <table:table-cell table:style-name="ACE-1" office:value-type="float" office:value="113.29000000000001">
            <text:p>113.29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0547">
            <text:p>10547</text:p>
          </table:table-cell>
          <table:table-cell table:style-name="ACE-1" office:value-type="float" office:value="10218">
            <text:p>10218</text:p>
          </table:table-cell>
          <table:table-cell table:style-name="ACE-1" office:value-type="float" office:value="10382">
            <text:p>10382</text:p>
          </table:table-cell>
          <table:table-cell table:style-name="ACE-1" office:value-type="float" office:value="164">
            <text:p>164</text:p>
          </table:table-cell>
          <table:table-cell table:style-name="ACE-1" office:value-type="float" office:value="9185">
            <text:p>9185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A3884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5 (Long and Roberts, 2003)</text:p>
          </table:table-cell>
          <table:table-cell table:style-name="ACE-1" office:value-type="float" office:value="98.140000000000001">
            <text:p>98.14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97.090000000000003">
            <text:p>97.09</text:p>
          </table:table-cell>
          <table:table-cell table:style-name="ACE-1" office:value-type="float" office:value="10668">
            <text:p>10668</text:p>
          </table:table-cell>
          <table:table-cell table:style-name="ACE-1" office:value-type="float" office:value="10241">
            <text:p>10241</text:p>
          </table:table-cell>
          <table:table-cell table:style-name="ACE-1" office:value-type="float" office:value="10454">
            <text:p>10454</text:p>
          </table:table-cell>
          <table:table-cell table:style-name="ACE-1" office:value-type="float" office:value="213">
            <text:p>213</text:p>
          </table:table-cell>
          <table:table-cell table:style-name="ACE-1" office:value-type="float" office:value="9270">
            <text:p>9270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AA3884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4 (Long and Roberts, 2003)</text:p>
          </table:table-cell>
          <table:table-cell table:style-name="ACE-1" office:value-type="float" office:value="51.75">
            <text:p>51.75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72999999999999998">
            <text:p>0.73</text:p>
          </table:table-cell>
          <table:table-cell table:style-name="ACE-1" office:value-type="float" office:value="0.72999999999999998">
            <text:p>0.73</text:p>
          </table:table-cell>
          <table:table-cell table:style-name="ACE-1" office:value-type="float" office:value="50.700000000000003">
            <text:p>50.7</text:p>
          </table:table-cell>
          <table:table-cell table:style-name="ACE-1" office:value-type="float" office:value="9272">
            <text:p>9272</text:p>
          </table:table-cell>
          <table:table-cell table:style-name="ACE-1" office:value-type="float" office:value="8997">
            <text:p>8997</text:p>
          </table:table-cell>
          <table:table-cell table:style-name="ACE-1" office:value-type="float" office:value="9134">
            <text:p>9134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8136">
            <text:p>8136</text:p>
          </table:table-cell>
          <table:table-cell table:style-name="ACE-1" office:value-type="float" office:value="57">
            <text:p>57</text:p>
          </table:table-cell>
          <table:table-cell table:style-name="ACE-1" office:value-type="string">
            <text:p>AA3884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U1 (Long and Roberts, 2003)</text:p>
          </table:table-cell>
          <table:table-cell table:style-name="ACE-1" office:value-type="float" office:value="32.229999999999997">
            <text:p>32.23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31.18">
            <text:p>31.18</text:p>
          </table:table-cell>
          <table:table-cell table:style-name="ACE-1" office:value-type="float" office:value="7647">
            <text:p>7647</text:p>
          </table:table-cell>
          <table:table-cell table:style-name="ACE-1" office:value-type="float" office:value="7431">
            <text:p>7431</text:p>
          </table:table-cell>
          <table:table-cell table:style-name="ACE-1" office:value-type="float" office:value="7539">
            <text:p>7539</text:p>
          </table:table-cell>
          <table:table-cell table:style-name="ACE-1" office:value-type="float" office:value="108">
            <text:p>108</text:p>
          </table:table-cell>
          <table:table-cell table:style-name="ACE-1" office:value-type="float" office:value="6662">
            <text:p>6662</text:p>
          </table:table-cell>
          <table:table-cell table:style-name="ACE-1" office:value-type="float" office:value="54">
            <text:p>54</text:p>
          </table:table-cell>
          <table:table-cell table:style-name="ACE-1" office:value-type="string">
            <text:p>AA3884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3 (Long and Roberts, 2003)</text:p>
          </table:table-cell>
          <table:table-cell table:style-name="ACE-1" office:value-type="float" office:value="8.4600000000000009">
            <text:p>8.46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7.4100000000000001">
            <text:p>7.41</text:p>
          </table:table-cell>
          <table:table-cell table:style-name="ACE-1" office:value-type="float" office:value="5259">
            <text:p>5259</text:p>
          </table:table-cell>
          <table:table-cell table:style-name="ACE-1" office:value-type="float" office:value="4852">
            <text:p>4852</text:p>
          </table:table-cell>
          <table:table-cell table:style-name="ACE-1" office:value-type="float" office:value="5055">
            <text:p>5055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4397">
            <text:p>4397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AA3883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2 (Long and Roberts, 2003)</text:p>
          </table:table-cell>
          <table:table-cell table:style-name="ACE-1" office:value-type="float" office:value="2.9399999999999999">
            <text:p>2.94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.8899999999999999">
            <text:p>1.89</text:p>
          </table:table-cell>
          <table:table-cell table:style-name="ACE-1" office:value-type="float" office:value="4567">
            <text:p>4567</text:p>
          </table:table-cell>
          <table:table-cell table:style-name="ACE-1" office:value-type="float" office:value="4301">
            <text:p>4301</text:p>
          </table:table-cell>
          <table:table-cell table:style-name="ACE-1" office:value-type="float" office:value="4434">
            <text:p>4434</text:p>
          </table:table-cell>
          <table:table-cell table:style-name="ACE-1" office:value-type="float" office:value="133">
            <text:p>133</text:p>
          </table:table-cell>
          <table:table-cell table:style-name="ACE-1" office:value-type="float" office:value="3988">
            <text:p>3988</text:p>
          </table:table-cell>
          <table:table-cell table:style-name="ACE-1" office:value-type="float" office:value="43">
            <text:p>43</text:p>
          </table:table-cell>
          <table:table-cell table:style-name="ACE-1" office:value-type="string">
            <text:p>AA3883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rveprinsens Ej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V0 (Long et al., 1999)</text:p>
          </table:table-cell>
          <table:table-cell table:style-name="ACE-1" office:value-type="float" office:value="69.5">
            <text:p>69.5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68.450000000000003">
            <text:p>68.45</text:p>
          </table:table-cell>
          <table:table-cell table:style-name="ACE-1" office:value-type="float" office:value="10181">
            <text:p>10181</text:p>
          </table:table-cell>
          <table:table-cell table:style-name="ACE-1" office:value-type="float" office:value="9563">
            <text:p>9563</text:p>
          </table:table-cell>
          <table:table-cell table:style-name="ACE-1" office:value-type="float" office:value="9872">
            <text:p>9872</text:p>
          </table:table-cell>
          <table:table-cell table:style-name="ACE-1" office:value-type="float" office:value="309">
            <text:p>309</text:p>
          </table:table-cell>
          <table:table-cell table:style-name="ACE-1" office:value-type="float" office:value="8820">
            <text:p>882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Beta-10787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2 (Long et al., 1999)</text:p>
          </table:table-cell>
          <table:table-cell table:style-name="ACE-1" office:value-type="float" office:value="47.009999999999998">
            <text:p>47.01</text:p>
          </table:table-cell>
          <table:table-cell table:style-name="ACE-1" office:value-type="string">
            <text:p>isolation HAT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45.909999999999997">
            <text:p>45.91</text:p>
          </table:table-cell>
          <table:table-cell table:style-name="ACE-1" office:value-type="float" office:value="8980">
            <text:p>8980</text:p>
          </table:table-cell>
          <table:table-cell table:style-name="ACE-1" office:value-type="float" office:value="8387">
            <text:p>8387</text:p>
          </table:table-cell>
          <table:table-cell table:style-name="ACE-1" office:value-type="float" office:value="8683">
            <text:p>8683</text:p>
          </table:table-cell>
          <table:table-cell table:style-name="ACE-1" office:value-type="float" office:value="296">
            <text:p>296</text:p>
          </table:table-cell>
          <table:table-cell table:style-name="ACE-1" office:value-type="float" office:value="7780">
            <text:p>778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Beta-11254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5 (Long et al., 1999)</text:p>
          </table:table-cell>
          <table:table-cell table:style-name="ACE-1" office:value-type="float" office:value="25.41">
            <text:p>25.41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24.359999999999999">
            <text:p>24.36</text:p>
          </table:table-cell>
          <table:table-cell table:style-name="ACE-1" office:value-type="float" office:value="8151">
            <text:p>8151</text:p>
          </table:table-cell>
          <table:table-cell table:style-name="ACE-1" office:value-type="float" office:value="7511">
            <text:p>7511</text:p>
          </table:table-cell>
          <table:table-cell table:style-name="ACE-1" office:value-type="float" office:value="7831">
            <text:p>7831</text:p>
          </table:table-cell>
          <table:table-cell table:style-name="ACE-1" office:value-type="float" office:value="320">
            <text:p>320</text:p>
          </table:table-cell>
          <table:table-cell table:style-name="ACE-1" office:value-type="float" office:value="6950">
            <text:p>695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Beta-11254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7 (Long et al., 1999)</text:p>
          </table:table-cell>
          <table:table-cell table:style-name="ACE-1" office:value-type="float" office:value="18.16">
            <text:p>18.16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17.109999999999999">
            <text:p>17.11</text:p>
          </table:table-cell>
          <table:table-cell table:style-name="ACE-1" office:value-type="float" office:value="7317">
            <text:p>7317</text:p>
          </table:table-cell>
          <table:table-cell table:style-name="ACE-1" office:value-type="float" office:value="7156">
            <text:p>7156</text:p>
          </table:table-cell>
          <table:table-cell table:style-name="ACE-1" office:value-type="float" office:value="7236">
            <text:p>7236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6290">
            <text:p>629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1074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8 (Long et al., 1999)</text:p>
          </table:table-cell>
          <table:table-cell table:style-name="ACE-1" office:value-type="float" office:value="14.02">
            <text:p>14.02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12.970000000000001">
            <text:p>12.97</text:p>
          </table:table-cell>
          <table:table-cell table:style-name="ACE-1" office:value-type="float" office:value="5310">
            <text:p>5310</text:p>
          </table:table-cell>
          <table:table-cell table:style-name="ACE-1" office:value-type="float" office:value="4980">
            <text:p>4980</text:p>
          </table:table-cell>
          <table:table-cell table:style-name="ACE-1" office:value-type="float" office:value="5145">
            <text:p>5145</text:p>
          </table:table-cell>
          <table:table-cell table:style-name="ACE-1" office:value-type="float" office:value="165">
            <text:p>165</text:p>
          </table:table-cell>
          <table:table-cell table:style-name="ACE-1" office:value-type="float" office:value="4510">
            <text:p>451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eta-11074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9 (Long et al., 1999)</text:p>
          </table:table-cell>
          <table:table-cell table:style-name="ACE-1" office:value-type="float" office:value="-1.75">
            <text:p>−1.75</text:p>
          </table:table-cell>
          <table:table-cell table:style-name="ACE-1" office:value-type="string">
            <text:p>isolation MHWST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-2.75">
            <text:p>−2.75</text:p>
          </table:table-cell>
          <table:table-cell table:style-name="ACE-1" office:value-type="float" office:value="4503">
            <text:p>4503</text:p>
          </table:table-cell>
          <table:table-cell table:style-name="ACE-1" office:value-type="float" office:value="3721">
            <text:p>3721</text:p>
          </table:table-cell>
          <table:table-cell table:style-name="ACE-1" office:value-type="float" office:value="4112">
            <text:p>4112</text:p>
          </table:table-cell>
          <table:table-cell table:style-name="ACE-1" office:value-type="float" office:value="391">
            <text:p>391</text:p>
          </table:table-cell>
          <table:table-cell table:style-name="ACE-1" office:value-type="float" office:value="3750">
            <text:p>375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Beta 11045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9 (Long et al., 1999)</text:p>
          </table:table-cell>
          <table:table-cell table:style-name="ACE-1" office:value-type="float" office:value="-1.75">
            <text:p>−1.75</text:p>
          </table:table-cell>
          <table:table-cell table:style-name="ACE-1" office:value-type="string">
            <text:p>ingression MHWST to HAT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-2.7999999999999998">
            <text:p>−2.8</text:p>
          </table:table-cell>
          <table:table-cell table:style-name="ACE-1" office:value-type="float" office:value="1407">
            <text:p>1407</text:p>
          </table:table-cell>
          <table:table-cell table:style-name="ACE-1" office:value-type="float" office:value="1066">
            <text:p>1066</text:p>
          </table:table-cell>
          <table:table-cell table:style-name="ACE-1" office:value-type="float" office:value="1236">
            <text:p>1236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1360">
            <text:p>136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Beta 11045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Upernivi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T7 (Long et al., 2006)</text:p>
          </table:table-cell>
          <table:table-cell table:style-name="ACE-1" office:value-type="float" office:value="250">
            <text:p>250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823">
            <text:p>7823</text:p>
          </table:table-cell>
          <table:table-cell table:style-name="ACE-1" office:value-type="float" office:value="7662">
            <text:p>7662</text:p>
          </table:table-cell>
          <table:table-cell table:style-name="ACE-1" office:value-type="float" office:value="7742">
            <text:p>7742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6910">
            <text:p>691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7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6 (Long et al., 2006)</text:p>
          </table:table-cell>
          <table:table-cell table:style-name="ACE-1" office:value-type="float" office:value="175">
            <text:p>175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673">
            <text:p>7673</text:p>
          </table:table-cell>
          <table:table-cell table:style-name="ACE-1" office:value-type="float" office:value="7512">
            <text:p>7512</text:p>
          </table:table-cell>
          <table:table-cell table:style-name="ACE-1" office:value-type="float" office:value="7592">
            <text:p>7592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6750">
            <text:p>67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5 (Long et al., 2006)</text:p>
          </table:table-cell>
          <table:table-cell table:style-name="ACE-1" office:value-type="float" office:value="43.32">
            <text:p>43.32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8996">
            <text:p>8996</text:p>
          </table:table-cell>
          <table:table-cell table:style-name="ACE-1" office:value-type="float" office:value="8647">
            <text:p>8647</text:p>
          </table:table-cell>
          <table:table-cell table:style-name="ACE-1" office:value-type="float" office:value="8821">
            <text:p>8821</text:p>
          </table:table-cell>
          <table:table-cell table:style-name="ACE-1" office:value-type="float" office:value="174">
            <text:p>174</text:p>
          </table:table-cell>
          <table:table-cell table:style-name="ACE-1" office:value-type="float" office:value="7960">
            <text:p>79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4 (Long et al., 2006)</text:p>
          </table:table-cell>
          <table:table-cell table:style-name="ACE-1" office:value-type="float" office:value="31.559999999999999">
            <text:p>31.56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30.59">
            <text:p>30.59</text:p>
          </table:table-cell>
          <table:table-cell table:style-name="ACE-1" office:value-type="float" office:value="7676">
            <text:p>7676</text:p>
          </table:table-cell>
          <table:table-cell table:style-name="ACE-1" office:value-type="float" office:value="7513">
            <text:p>7513</text:p>
          </table:table-cell>
          <table:table-cell table:style-name="ACE-1" office:value-type="float" office:value="7594">
            <text:p>7594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6760">
            <text:p>67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3 (Long et al., 2006)</text:p>
          </table:table-cell>
          <table:table-cell table:style-name="ACE-1" office:value-type="float" office:value="25.469999999999999">
            <text:p>25.47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24.670000000000002">
            <text:p>24.67</text:p>
          </table:table-cell>
          <table:table-cell table:style-name="ACE-1" office:value-type="float" office:value="6895">
            <text:p>6895</text:p>
          </table:table-cell>
          <table:table-cell table:style-name="ACE-1" office:value-type="float" office:value="6677">
            <text:p>6677</text:p>
          </table:table-cell>
          <table:table-cell table:style-name="ACE-1" office:value-type="float" office:value="6786">
            <text:p>6786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5980">
            <text:p>598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7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2 (Long et al., 2006)</text:p>
          </table:table-cell>
          <table:table-cell table:style-name="ACE-1" office:value-type="float" office:value="11.93">
            <text:p>11.93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4999999999999998">
            <text:p>0.35</text:p>
          </table:table-cell>
          <table:table-cell table:style-name="ACE-1" office:value-type="float" office:value="0.34999999999999998">
            <text:p>0.35</text:p>
          </table:table-cell>
          <table:table-cell table:style-name="ACE-1" office:value-type="float" office:value="11.15">
            <text:p>11.15</text:p>
          </table:table-cell>
          <table:table-cell table:style-name="ACE-1" office:value-type="float" office:value="5910">
            <text:p>5910</text:p>
          </table:table-cell>
          <table:table-cell table:style-name="ACE-1" office:value-type="float" office:value="5715">
            <text:p>5715</text:p>
          </table:table-cell>
          <table:table-cell table:style-name="ACE-1" office:value-type="float" office:value="5812">
            <text:p>5812</text:p>
          </table:table-cell>
          <table:table-cell table:style-name="ACE-1" office:value-type="float" office:value="97">
            <text:p>97</text:p>
          </table:table-cell>
          <table:table-cell table:style-name="ACE-1" office:value-type="float" office:value="5060">
            <text:p>50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1 (Long et al., 2006)</text:p>
          </table:table-cell>
          <table:table-cell table:style-name="ACE-1" office:value-type="float" office:value="1.29">
            <text:p>1.29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4826">
            <text:p>4826</text:p>
          </table:table-cell>
          <table:table-cell table:style-name="ACE-1" office:value-type="float" office:value="4548">
            <text:p>4548</text:p>
          </table:table-cell>
          <table:table-cell table:style-name="ACE-1" office:value-type="float" office:value="4687">
            <text:p>4687</text:p>
          </table:table-cell>
          <table:table-cell table:style-name="ACE-1" office:value-type="float" office:value="139">
            <text:p>139</text:p>
          </table:table-cell>
          <table:table-cell table:style-name="ACE-1" office:value-type="float" office:value="4150">
            <text:p>41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916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0 (Long et al., 2006)</text:p>
          </table:table-cell>
          <table:table-cell table:style-name="ACE-1" office:value-type="float" office:value="-3.5099999999999998">
            <text:p>−3.51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-4.3799999999999999">
            <text:p>−4.38</text:p>
          </table:table-cell>
          <table:table-cell table:style-name="ACE-1" office:value-type="float" office:value="3957">
            <text:p>3957</text:p>
          </table:table-cell>
          <table:table-cell table:style-name="ACE-1" office:value-type="float" office:value="3693">
            <text:p>3693</text:p>
          </table:table-cell>
          <table:table-cell table:style-name="ACE-1" office:value-type="float" office:value="3825">
            <text:p>3825</text:p>
          </table:table-cell>
          <table:table-cell table:style-name="ACE-1" office:value-type="float" office:value="132">
            <text:p>132</text:p>
          </table:table-cell>
          <table:table-cell table:style-name="ACE-1" office:value-type="float" office:value="3540">
            <text:p>354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 17817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0 (Long et al., 2006)</text:p>
          </table:table-cell>
          <table:table-cell table:style-name="ACE-1" office:value-type="float" office:value="-3.5099999999999998">
            <text:p>−3.51</text:p>
          </table:table-cell>
          <table:table-cell table:style-name="ACE-1" office:value-type="string">
            <text:p>ingression MHWST to HAT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-4.3799999999999999">
            <text:p>−4.38</text:p>
          </table:table-cell>
          <table:table-cell table:style-name="ACE-1" office:value-type="float" office:value="1812">
            <text:p>1812</text:p>
          </table:table-cell>
          <table:table-cell table:style-name="ACE-1" office:value-type="float" office:value="1545">
            <text:p>1545</text:p>
          </table:table-cell>
          <table:table-cell table:style-name="ACE-1" office:value-type="float" office:value="1678">
            <text:p>1678</text:p>
          </table:table-cell>
          <table:table-cell table:style-name="ACE-1" office:value-type="float" office:value="133">
            <text:p>133</text:p>
          </table:table-cell>
          <table:table-cell table:style-name="ACE-1" office:value-type="float" office:value="1750">
            <text:p>17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 17817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âkitso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P3 (Long et al., 2006)</text:p>
          </table:table-cell>
          <table:table-cell table:style-name="ACE-1" office:value-type="float" office:value="41.210000000000001">
            <text:p>41.21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581">
            <text:p>7581</text:p>
          </table:table-cell>
          <table:table-cell table:style-name="ACE-1" office:value-type="float" office:value="7270">
            <text:p>7270</text:p>
          </table:table-cell>
          <table:table-cell table:style-name="ACE-1" office:value-type="float" office:value="7425">
            <text:p>7425</text:p>
          </table:table-cell>
          <table:table-cell table:style-name="ACE-1" office:value-type="float" office:value="155">
            <text:p>155</text:p>
          </table:table-cell>
          <table:table-cell table:style-name="ACE-1" office:value-type="float" office:value="6814">
            <text:p>6814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KIA-230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1 (Long et al., 2006)</text:p>
          </table:table-cell>
          <table:table-cell table:style-name="ACE-1" office:value-type="float" office:value="33.020000000000003">
            <text:p>33.02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1.969999999999999">
            <text:p>31.97</text:p>
          </table:table-cell>
          <table:table-cell table:style-name="ACE-1" office:value-type="float" office:value="7429">
            <text:p>7429</text:p>
          </table:table-cell>
          <table:table-cell table:style-name="ACE-1" office:value-type="float" office:value="7319">
            <text:p>7319</text:p>
          </table:table-cell>
          <table:table-cell table:style-name="ACE-1" office:value-type="float" office:value="7374">
            <text:p>7374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6475">
            <text:p>6475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KIA-2302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2 (Long et al., 2006)</text:p>
          </table:table-cell>
          <table:table-cell table:style-name="ACE-1" office:value-type="float" office:value="36.079999999999998">
            <text:p>36.08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262">
            <text:p>7262</text:p>
          </table:table-cell>
          <table:table-cell table:style-name="ACE-1" office:value-type="float" office:value="6680">
            <text:p>6680</text:p>
          </table:table-cell>
          <table:table-cell table:style-name="ACE-1" office:value-type="float" office:value="6971">
            <text:p>6971</text:p>
          </table:table-cell>
          <table:table-cell table:style-name="ACE-1" office:value-type="float" office:value="291">
            <text:p>291</text:p>
          </table:table-cell>
          <table:table-cell table:style-name="ACE-1" office:value-type="float" office:value="6113">
            <text:p>6113</text:p>
          </table:table-cell>
          <table:table-cell table:style-name="ACE-1" office:value-type="float" office:value="121">
            <text:p>121</text:p>
          </table:table-cell>
          <table:table-cell table:style-name="ACE-1" office:value-type="string">
            <text:p>KIA-2302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ulliit/Nuu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AK4 (Long and Roberts, 2002)</text:p>
          </table:table-cell>
          <table:table-cell table:style-name="ACE-1" office:value-type="float" office:value="89.519999999999996">
            <text:p>89.52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9817">
            <text:p>9817</text:p>
          </table:table-cell>
          <table:table-cell table:style-name="ACE-1" office:value-type="float" office:value="9436">
            <text:p>9436</text:p>
          </table:table-cell>
          <table:table-cell table:style-name="ACE-1" office:value-type="float" office:value="9626">
            <text:p>9626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8585">
            <text:p>8585</text:p>
          </table:table-cell>
          <table:table-cell table:style-name="ACE-1" office:value-type="float" office:value="86">
            <text:p>86</text:p>
          </table:table-cell>
          <table:table-cell table:style-name="ACE-1" office:value-type="string">
            <text:p>AA3965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3 (Long and Roberts, 2002)</text:p>
          </table:table-cell>
          <table:table-cell table:style-name="ACE-1" office:value-type="float" office:value="57.560000000000002">
            <text:p>57.56</text:p>
          </table:table-cell>
          <table:table-cell table:style-name="ACE-1" office:value-type="string">
            <text:p>isolation MHWST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56.560000000000002">
            <text:p>56.56</text:p>
          </table:table-cell>
          <table:table-cell table:style-name="ACE-1" office:value-type="float" office:value="8647">
            <text:p>8647</text:p>
          </table:table-cell>
          <table:table-cell table:style-name="ACE-1" office:value-type="float" office:value="8390">
            <text:p>8390</text:p>
          </table:table-cell>
          <table:table-cell table:style-name="ACE-1" office:value-type="float" office:value="8518">
            <text:p>8518</text:p>
          </table:table-cell>
          <table:table-cell table:style-name="ACE-1" office:value-type="float" office:value="128">
            <text:p>128</text:p>
          </table:table-cell>
          <table:table-cell table:style-name="ACE-1" office:value-type="float" office:value="7741">
            <text:p>7741</text:p>
          </table:table-cell>
          <table:table-cell table:style-name="ACE-1" office:value-type="float" office:value="71">
            <text:p>71</text:p>
          </table:table-cell>
          <table:table-cell table:style-name="ACE-1" office:value-type="string">
            <text:p>AA3965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2 (Long and Roberts, 2002)</text:p>
          </table:table-cell>
          <table:table-cell table:style-name="ACE-1" office:value-type="float" office:value="36.890000000000001">
            <text:p>36.89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35.840000000000003">
            <text:p>35.84</text:p>
          </table:table-cell>
          <table:table-cell table:style-name="ACE-1" office:value-type="float" office:value="7786">
            <text:p>7786</text:p>
          </table:table-cell>
          <table:table-cell table:style-name="ACE-1" office:value-type="float" office:value="7571">
            <text:p>7571</text:p>
          </table:table-cell>
          <table:table-cell table:style-name="ACE-1" office:value-type="float" office:value="7678">
            <text:p>7678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6812">
            <text:p>6812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AA3965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1 (Long and Roberts, 2002)</text:p>
          </table:table-cell>
          <table:table-cell table:style-name="ACE-1" office:value-type="float" office:value="17.454999999999998">
            <text:p>17.455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79000000000000004">
            <text:p>0.79</text:p>
          </table:table-cell>
          <table:table-cell table:style-name="ACE-1" office:value-type="float" office:value="0.79000000000000004">
            <text:p>0.79</text:p>
          </table:table-cell>
          <table:table-cell table:style-name="ACE-1" office:value-type="float" office:value="16.399999999999999">
            <text:p>16.4</text:p>
          </table:table-cell>
          <table:table-cell table:style-name="ACE-1" office:value-type="float" office:value="6651">
            <text:p>6651</text:p>
          </table:table-cell>
          <table:table-cell table:style-name="ACE-1" office:value-type="float" office:value="6310">
            <text:p>6310</text:p>
          </table:table-cell>
          <table:table-cell table:style-name="ACE-1" office:value-type="float" office:value="6480">
            <text:p>6480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5682">
            <text:p>5682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AA3965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4 (Long and Roberts, 2002)</text:p>
          </table:table-cell>
          <table:table-cell table:style-name="ACE-1" office:value-type="float" office:value="57.049999999999997">
            <text:p>57.05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56">
            <text:p>56</text:p>
          </table:table-cell>
          <table:table-cell table:style-name="ACE-1" office:value-type="float" office:value="8376">
            <text:p>8376</text:p>
          </table:table-cell>
          <table:table-cell table:style-name="ACE-1" office:value-type="float" office:value="8032">
            <text:p>8032</text:p>
          </table:table-cell>
          <table:table-cell table:style-name="ACE-1" office:value-type="float" office:value="8204">
            <text:p>8204</text:p>
          </table:table-cell>
          <table:table-cell table:style-name="ACE-1" office:value-type="float" office:value="172">
            <text:p>172</text:p>
          </table:table-cell>
          <table:table-cell table:style-name="ACE-1" office:value-type="float" office:value="7414">
            <text:p>7414</text:p>
          </table:table-cell>
          <table:table-cell table:style-name="ACE-1" office:value-type="float" office:value="72">
            <text:p>72</text:p>
          </table:table-cell>
          <table:table-cell table:style-name="ACE-1" office:value-type="string">
            <text:p>AA3966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3 (Long and Roberts, 2002)</text:p>
          </table:table-cell>
          <table:table-cell table:style-name="ACE-1" office:value-type="float" office:value="56.380000000000003">
            <text:p>56.38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56.380000000000003">
            <text:p>56.38</text:p>
          </table:table-cell>
          <table:table-cell table:style-name="ACE-1" office:value-type="float" office:value="8604">
            <text:p>8604</text:p>
          </table:table-cell>
          <table:table-cell table:style-name="ACE-1" office:value-type="float" office:value="8395">
            <text:p>8395</text:p>
          </table:table-cell>
          <table:table-cell table:style-name="ACE-1" office:value-type="float" office:value="8499">
            <text:p>8499</text:p>
          </table:table-cell>
          <table:table-cell table:style-name="ACE-1" office:value-type="float" office:value="104">
            <text:p>104</text:p>
          </table:table-cell>
          <table:table-cell table:style-name="ACE-1" office:value-type="float" office:value="7733">
            <text:p>7733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AA3966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 (Long and Roberts, 2002)</text:p>
          </table:table-cell>
          <table:table-cell table:style-name="ACE-1" office:value-type="float" office:value="44.670000000000002">
            <text:p>44.67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43.619999999999997">
            <text:p>43.62</text:p>
          </table:table-cell>
          <table:table-cell table:style-name="ACE-1" office:value-type="float" office:value="7998">
            <text:p>7998</text:p>
          </table:table-cell>
          <table:table-cell table:style-name="ACE-1" office:value-type="float" office:value="7742">
            <text:p>7742</text:p>
          </table:table-cell>
          <table:table-cell table:style-name="ACE-1" office:value-type="float" office:value="7870">
            <text:p>7870</text:p>
          </table:table-cell>
          <table:table-cell table:style-name="ACE-1" office:value-type="float" office:value="128">
            <text:p>128</text:p>
          </table:table-cell>
          <table:table-cell table:style-name="ACE-1" office:value-type="float" office:value="7059">
            <text:p>7059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A3966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 (Long and Roberts, 2002)</text:p>
          </table:table-cell>
          <table:table-cell table:style-name="ACE-1" office:value-type="float" office:value="34.270000000000003">
            <text:p>34.27</text:p>
          </table:table-cell>
          <table:table-cell table:style-name="ACE-1" office:value-type="string">
            <text:p>isolation (MHWST)</text:p>
          </table:table-cell>
          <table:table-cell table:style-name="ACE-1" office:value-type="float" office:value="0.56999999999999995">
            <text:p>0.57</text:p>
          </table:table-cell>
          <table:table-cell table:style-name="ACE-1" office:value-type="float" office:value="0.56999999999999995">
            <text:p>0.57</text:p>
          </table:table-cell>
          <table:table-cell table:style-name="ACE-1" office:value-type="float" office:value="33.270000000000003">
            <text:p>33.27</text:p>
          </table:table-cell>
          <table:table-cell table:style-name="ACE-1" office:value-type="float" office:value="7563">
            <text:p>7563</text:p>
          </table:table-cell>
          <table:table-cell table:style-name="ACE-1" office:value-type="float" office:value="7266">
            <text:p>7266</text:p>
          </table:table-cell>
          <table:table-cell table:style-name="ACE-1" office:value-type="float" office:value="7414">
            <text:p>7414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6490">
            <text:p>649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AA3966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Kangerluarsuk (Disko Island)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D4 (this paper)</text:p>
          </table:table-cell>
          <table:table-cell table:style-name="ACE-1" office:value-type="float" office:value="80.769999999999996">
            <text:p>80.77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79.650000000000006">
            <text:p>79.65</text:p>
          </table:table-cell>
          <table:table-cell table:style-name="ACE-1" office:value-type="float" office:value="11265">
            <text:p>11265</text:p>
          </table:table-cell>
          <table:table-cell table:style-name="ACE-1" office:value-type="float" office:value="10734">
            <text:p>10734</text:p>
          </table:table-cell>
          <table:table-cell table:style-name="ACE-1" office:value-type="float" office:value="10999">
            <text:p>10999</text:p>
          </table:table-cell>
          <table:table-cell table:style-name="ACE-1" office:value-type="float" office:value="265">
            <text:p>265</text:p>
          </table:table-cell>
          <table:table-cell table:style-name="ACE-1" office:value-type="float" office:value="9700">
            <text:p>97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Beta-18325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3 (this paper)</text:p>
          </table:table-cell>
          <table:table-cell table:style-name="ACE-1" office:value-type="float" office:value="27.809999999999999">
            <text:p>27.81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26.690000000000001">
            <text:p>26.69</text:p>
          </table:table-cell>
          <table:table-cell table:style-name="ACE-1" office:value-type="float" office:value="8537">
            <text:p>8537</text:p>
          </table:table-cell>
          <table:table-cell table:style-name="ACE-1" office:value-type="float" office:value="8323">
            <text:p>8323</text:p>
          </table:table-cell>
          <table:table-cell table:style-name="ACE-1" office:value-type="float" office:value="8430">
            <text:p>8430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7590">
            <text:p>759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eta-18325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2 (this paper)</text:p>
          </table:table-cell>
          <table:table-cell table:style-name="ACE-1" office:value-type="float" office:value="14.68">
            <text:p>14.68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13.56">
            <text:p>13.56</text:p>
          </table:table-cell>
          <table:table-cell table:style-name="ACE-1" office:value-type="float" office:value="6439">
            <text:p>6439</text:p>
          </table:table-cell>
          <table:table-cell table:style-name="ACE-1" office:value-type="float" office:value="6295">
            <text:p>6295</text:p>
          </table:table-cell>
          <table:table-cell table:style-name="ACE-1" office:value-type="float" office:value="6367">
            <text:p>6367</text:p>
          </table:table-cell>
          <table:table-cell table:style-name="ACE-1" office:value-type="float" office:value="72">
            <text:p>72</text:p>
          </table:table-cell>
          <table:table-cell table:style-name="ACE-1" office:value-type="float" office:value="5580">
            <text:p>558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8325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1 (this paper)</text:p>
          </table:table-cell>
          <table:table-cell table:style-name="ACE-1" office:value-type="float" office:value="3.1800000000000002">
            <text:p>3.18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2.0600000000000001">
            <text:p>2.06</text:p>
          </table:table-cell>
          <table:table-cell table:style-name="ACE-1" office:value-type="float" office:value="4409">
            <text:p>4409</text:p>
          </table:table-cell>
          <table:table-cell table:style-name="ACE-1" office:value-type="float" office:value="4096">
            <text:p>4096</text:p>
          </table:table-cell>
          <table:table-cell table:style-name="ACE-1" office:value-type="float" office:value="4252">
            <text:p>4252</text:p>
          </table:table-cell>
          <table:table-cell table:style-name="ACE-1" office:value-type="float" office:value="156">
            <text:p>156</text:p>
          </table:table-cell>
          <table:table-cell table:style-name="ACE-1" office:value-type="float" office:value="3830">
            <text:p>383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8325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ivittut (Bennike, 1995)</text:p>
          </table:table-cell>
          <table:table-cell table:style-name="ACE-1" office:value-type="float" office:value="16.5">
            <text:p>16.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5716">
            <text:p>5716</text:p>
          </table:table-cell>
          <table:table-cell table:style-name="ACE-1" office:value-type="float" office:value="5056">
            <text:p>5056</text:p>
          </table:table-cell>
          <table:table-cell table:style-name="ACE-1" office:value-type="float" office:value="5386">
            <text:p>5386</text:p>
          </table:table-cell>
          <table:table-cell table:style-name="ACE-1" office:value-type="float" office:value="330">
            <text:p>330</text:p>
          </table:table-cell>
          <table:table-cell table:style-name="ACE-1" office:value-type="float" office:value="4730">
            <text:p>47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K-577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Eqalunnguit (Föged, 1989)</text:p>
          </table:table-cell>
          <table:table-cell table:style-name="ACE-1" office:value-type="float" office:value="22.5">
            <text:p>22.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2.5">
            <text:p>22.5</text:p>
          </table:table-cell>
          <table:table-cell table:style-name="ACE-1" office:value-type="float" office:value="7819">
            <text:p>7819</text:p>
          </table:table-cell>
          <table:table-cell table:style-name="ACE-1" office:value-type="float" office:value="7432">
            <text:p>7432</text:p>
          </table:table-cell>
          <table:table-cell table:style-name="ACE-1" office:value-type="float" office:value="7625">
            <text:p>7625</text:p>
          </table:table-cell>
          <table:table-cell table:style-name="ACE-1" office:value-type="float" office:value="193">
            <text:p>193</text:p>
          </table:table-cell>
          <table:table-cell table:style-name="ACE-1" office:value-type="float" office:value="6750">
            <text:p>6750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K-350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Central west Green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Sisimiut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Sisi 15 (Bennike et al., 2011)</text:p>
          </table:table-cell>
          <table:table-cell table:style-name="ACE-1" office:value-type="float" office:value="132.13">
            <text:p>132.1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29.90000000000001">
            <text:p>129.9</text:p>
          </table:table-cell>
          <table:table-cell table:style-name="ACE-1" office:value-type="float" office:value="10271">
            <text:p>10271</text:p>
          </table:table-cell>
          <table:table-cell table:style-name="ACE-1" office:value-type="float" office:value="10115">
            <text:p>10115</text:p>
          </table:table-cell>
          <table:table-cell table:style-name="ACE-1" office:value-type="float" office:value="10193">
            <text:p>10193</text:p>
          </table:table-cell>
          <table:table-cell table:style-name="ACE-1" office:value-type="float" office:value="78">
            <text:p>78</text:p>
          </table:table-cell>
          <table:table-cell table:style-name="ACE-1" office:value-type="float" office:value="9020">
            <text:p>902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846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1 (Bennike et al., 2011)</text:p>
          </table:table-cell>
          <table:table-cell table:style-name="ACE-1" office:value-type="float" office:value="97.129999999999995">
            <text:p>97.1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4.900000000000006">
            <text:p>94.9</text:p>
          </table:table-cell>
          <table:table-cell table:style-name="ACE-1" office:value-type="float" office:value="10587">
            <text:p>10587</text:p>
          </table:table-cell>
          <table:table-cell table:style-name="ACE-1" office:value-type="float" office:value="10130">
            <text:p>10130</text:p>
          </table:table-cell>
          <table:table-cell table:style-name="ACE-1" office:value-type="float" office:value="10358">
            <text:p>10358</text:p>
          </table:table-cell>
          <table:table-cell table:style-name="ACE-1" office:value-type="float" office:value="228">
            <text:p>228</text:p>
          </table:table-cell>
          <table:table-cell table:style-name="ACE-1" office:value-type="string">
            <text:p>9070 +/−70 9270 +/−60</text:p>
          </table:table-cell>
          <table:table-cell table:style-name="ACE-1"/>
          <table:table-cell table:style-name="ACE-1" office:value-type="string">
            <text:p>KIA-35512 LuS-846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0 (Bennike et al., 2011)</text:p>
          </table:table-cell>
          <table:table-cell table:style-name="ACE-1" office:value-type="float" office:value="100.63">
            <text:p>100.6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8.400000000000006">
            <text:p>98.4</text:p>
          </table:table-cell>
          <table:table-cell table:style-name="ACE-1" office:value-type="float" office:value="10169">
            <text:p>10169</text:p>
          </table:table-cell>
          <table:table-cell table:style-name="ACE-1" office:value-type="float" office:value="8762">
            <text:p>8762</text:p>
          </table:table-cell>
          <table:table-cell table:style-name="ACE-1" office:value-type="float" office:value="9465">
            <text:p>9465</text:p>
          </table:table-cell>
          <table:table-cell table:style-name="ACE-1" office:value-type="float" office:value="703">
            <text:p>703</text:p>
          </table:table-cell>
          <table:table-cell table:style-name="ACE-1" office:value-type="string">
            <text:p>8170 +/−120 8630 +/−150 8485 +/−60</text:p>
          </table:table-cell>
          <table:table-cell table:style-name="ACE-1"/>
          <table:table-cell table:style-name="ACE-1" office:value-type="string">
            <text:p>KIA-35509 KIA-35510 LuS-846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 (Bennike et al., 2011)</text:p>
          </table:table-cell>
          <table:table-cell table:style-name="ACE-1" office:value-type="float" office:value="42.030000000000001">
            <text:p>42.0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39.799999999999997">
            <text:p>39.8</text:p>
          </table:table-cell>
          <table:table-cell table:style-name="ACE-1" office:value-type="float" office:value="8524">
            <text:p>8524</text:p>
          </table:table-cell>
          <table:table-cell table:style-name="ACE-1" office:value-type="float" office:value="8322">
            <text:p>8322</text:p>
          </table:table-cell>
          <table:table-cell table:style-name="ACE-1" office:value-type="float" office:value="8423">
            <text:p>8423</text:p>
          </table:table-cell>
          <table:table-cell table:style-name="ACE-1" office:value-type="float" office:value="101">
            <text:p>101</text:p>
          </table:table-cell>
          <table:table-cell table:style-name="ACE-1" office:value-type="float" office:value="7595">
            <text:p>759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LuS-845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7 (Bennike et al., 2011)</text:p>
          </table:table-cell>
          <table:table-cell table:style-name="ACE-1" office:value-type="float" office:value="20.629999999999999">
            <text:p>20.6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8.399999999999999">
            <text:p>18.4</text:p>
          </table:table-cell>
          <table:table-cell table:style-name="ACE-1" office:value-type="float" office:value="5283">
            <text:p>5283</text:p>
          </table:table-cell>
          <table:table-cell table:style-name="ACE-1" office:value-type="float" office:value="4868">
            <text:p>4868</text:p>
          </table:table-cell>
          <table:table-cell table:style-name="ACE-1" office:value-type="float" office:value="5075">
            <text:p>5075</text:p>
          </table:table-cell>
          <table:table-cell table:style-name="ACE-1" office:value-type="float" office:value="207">
            <text:p>207</text:p>
          </table:table-cell>
          <table:table-cell table:style-name="ACE-1" office:value-type="float" office:value="4430">
            <text:p>443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uS-878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15 (Long et al., 2009)</text:p>
          </table:table-cell>
          <table:table-cell table:style-name="ACE-1" office:value-type="float" office:value="15.33">
            <text:p>15.33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074999999999999997">
            <text:p>0.075</text:p>
          </table:table-cell>
          <table:table-cell table:style-name="ACE-1" office:value-type="float" office:value="0.074999999999999997">
            <text:p>0.075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5881">
            <text:p>5881</text:p>
          </table:table-cell>
          <table:table-cell table:style-name="ACE-1" office:value-type="float" office:value="5606">
            <text:p>5606</text:p>
          </table:table-cell>
          <table:table-cell table:style-name="ACE-1" office:value-type="float" office:value="5743">
            <text:p>5743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4975">
            <text:p>4975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SUERC-1578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10 (Long et al., 2009)</text:p>
          </table:table-cell>
          <table:table-cell table:style-name="ACE-1" office:value-type="float" office:value="10.01">
            <text:p>10.01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7.6799999999999997">
            <text:p>7.68</text:p>
          </table:table-cell>
          <table:table-cell table:style-name="ACE-1" office:value-type="float" office:value="4817">
            <text:p>4817</text:p>
          </table:table-cell>
          <table:table-cell table:style-name="ACE-1" office:value-type="float" office:value="4449">
            <text:p>4449</text:p>
          </table:table-cell>
          <table:table-cell table:style-name="ACE-1" office:value-type="float" office:value="4633">
            <text:p>4633</text:p>
          </table:table-cell>
          <table:table-cell table:style-name="ACE-1" office:value-type="float" office:value="184">
            <text:p>184</text:p>
          </table:table-cell>
          <table:table-cell table:style-name="ACE-1" office:value-type="float" office:value="4102">
            <text:p>4102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SUERC-1578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2 (Long et al., 2009)</text:p>
          </table:table-cell>
          <table:table-cell table:style-name="ACE-1" office:value-type="float" office:value="2.6699999999999999">
            <text:p>2.67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3578">
            <text:p>3578</text:p>
          </table:table-cell>
          <table:table-cell table:style-name="ACE-1" office:value-type="float" office:value="3399">
            <text:p>3399</text:p>
          </table:table-cell>
          <table:table-cell table:style-name="ACE-1" office:value-type="float" office:value="3488">
            <text:p>3488</text:p>
          </table:table-cell>
          <table:table-cell table:style-name="ACE-1" office:value-type="float" office:value="89">
            <text:p>89</text:p>
          </table:table-cell>
          <table:table-cell table:style-name="ACE-1" office:value-type="float" office:value="3268">
            <text:p>3268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72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0 (Long et al., 2009)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-2.1899999999999999">
            <text:p>−2.19</text:p>
          </table:table-cell>
          <table:table-cell table:style-name="ACE-1" office:value-type="float" office:value="2343">
            <text:p>2343</text:p>
          </table:table-cell>
          <table:table-cell table:style-name="ACE-1" office:value-type="float" office:value="2153">
            <text:p>2153</text:p>
          </table:table-cell>
          <table:table-cell table:style-name="ACE-1" office:value-type="float" office:value="2248">
            <text:p>2248</text:p>
          </table:table-cell>
          <table:table-cell table:style-name="ACE-1" office:value-type="float" office:value="95">
            <text:p>95</text:p>
          </table:table-cell>
          <table:table-cell table:style-name="ACE-1" office:value-type="float" office:value="2246">
            <text:p>2246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8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-1 (Long et al., 2009)</text:p>
          </table:table-cell>
          <table:table-cell table:style-name="ACE-1" office:value-type="float" office:value="-1.8899999999999999">
            <text:p>−1.89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-4.2199999999999998">
            <text:p>−4.22</text:p>
          </table:table-cell>
          <table:table-cell table:style-name="ACE-1" office:value-type="float" office:value="1345">
            <text:p>1345</text:p>
          </table:table-cell>
          <table:table-cell table:style-name="ACE-1" office:value-type="float" office:value="1183">
            <text:p>1183</text:p>
          </table:table-cell>
          <table:table-cell table:style-name="ACE-1" office:value-type="float" office:value="1264">
            <text:p>1264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363">
            <text:p>1363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8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-2 (Long et al., 2009)</text:p>
          </table:table-cell>
          <table:table-cell table:style-name="ACE-1" office:value-type="float" office:value="-2.0499999999999998">
            <text:p>−2.05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-4.0250000000000004">
            <text:p>−4.025</text:p>
          </table:table-cell>
          <table:table-cell table:style-name="ACE-1" office:value-type="float" office:value="2323">
            <text:p>2323</text:p>
          </table:table-cell>
          <table:table-cell table:style-name="ACE-1" office:value-type="float" office:value="2120">
            <text:p>2120</text:p>
          </table:table-cell>
          <table:table-cell table:style-name="ACE-1" office:value-type="float" office:value="2222">
            <text:p>2222</text:p>
          </table:table-cell>
          <table:table-cell table:style-name="ACE-1" office:value-type="float" office:value="102">
            <text:p>102</text:p>
          </table:table-cell>
          <table:table-cell table:style-name="ACE-1" office:value-type="float" office:value="2190">
            <text:p>2190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SUERC-1578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-2 (Long et al., 2009)</text:p>
          </table:table-cell>
          <table:table-cell table:style-name="ACE-1" office:value-type="float" office:value="-2.0499999999999998">
            <text:p>−2.05</text:p>
          </table:table-cell>
          <table:table-cell table:style-name="ACE-1" office:value-type="string">
            <text:p>ingress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-4.0250000000000004">
            <text:p>−4.025</text:p>
          </table:table-cell>
          <table:table-cell table:style-name="ACE-1" office:value-type="float" office:value="2305">
            <text:p>2305</text:p>
          </table:table-cell>
          <table:table-cell table:style-name="ACE-1" office:value-type="float" office:value="2002">
            <text:p>2002</text:p>
          </table:table-cell>
          <table:table-cell table:style-name="ACE-1" office:value-type="float" office:value="2153">
            <text:p>2153</text:p>
          </table:table-cell>
          <table:table-cell table:style-name="ACE-1" office:value-type="float" office:value="151">
            <text:p>151</text:p>
          </table:table-cell>
          <table:table-cell table:style-name="ACE-1" office:value-type="float" office:value="2144">
            <text:p>2144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9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0 (Long et al., 2009)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string">
            <text:p>ingression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-1.835">
            <text:p>−1.835</text:p>
          </table:table-cell>
          <table:table-cell table:style-name="ACE-1" office:value-type="float" office:value="1281">
            <text:p>1281</text:p>
          </table:table-cell>
          <table:table-cell table:style-name="ACE-1" office:value-type="float" office:value="1081">
            <text:p>1081</text:p>
          </table:table-cell>
          <table:table-cell table:style-name="ACE-1" office:value-type="float" office:value="1181">
            <text:p>1181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1258">
            <text:p>1258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SUERC-1578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-1 (Long et al., 2009)</text:p>
          </table:table-cell>
          <table:table-cell table:style-name="ACE-1" office:value-type="float" office:value="-1.8899999999999999">
            <text:p>−1.89</text:p>
          </table:table-cell>
          <table:table-cell table:style-name="ACE-1" office:value-type="string">
            <text:p>ingress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-3.8650000000000002">
            <text:p>−3.865</text:p>
          </table:table-cell>
          <table:table-cell table:style-name="ACE-1" office:value-type="float" office:value="1486">
            <text:p>1486</text:p>
          </table:table-cell>
          <table:table-cell table:style-name="ACE-1" office:value-type="float" office:value="1300">
            <text:p>1300</text:p>
          </table:table-cell>
          <table:table-cell table:style-name="ACE-1" office:value-type="float" office:value="1393">
            <text:p>1393</text:p>
          </table:table-cell>
          <table:table-cell table:style-name="ACE-1" office:value-type="float" office:value="93">
            <text:p>93</text:p>
          </table:table-cell>
          <table:table-cell table:style-name="ACE-1" office:value-type="float" office:value="1480">
            <text:p>1480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8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outhern Green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aqorto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9 (Sparrenbom et al., 2006a)</text:p>
          </table:table-cell>
          <table:table-cell table:style-name="ACE-1" office:value-type="float" office:value="32.700000000000003">
            <text:p>32.7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31.190000000000001">
            <text:p>31.19</text:p>
          </table:table-cell>
          <table:table-cell table:style-name="ACE-1" office:value-type="float" office:value="11200">
            <text:p>11200</text:p>
          </table:table-cell>
          <table:table-cell table:style-name="ACE-1" office:value-type="float" office:value="10760">
            <text:p>10760</text:p>
          </table:table-cell>
          <table:table-cell table:style-name="ACE-1" office:value-type="float" office:value="10980">
            <text:p>10980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9640">
            <text:p>964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LuS-587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5 (Sparrenbom et al., 2006a)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22.489999999999998">
            <text:p>22.49</text:p>
          </table:table-cell>
          <table:table-cell table:style-name="ACE-1" office:value-type="float" office:value="10230">
            <text:p>10230</text:p>
          </table:table-cell>
          <table:table-cell table:style-name="ACE-1" office:value-type="float" office:value="9790">
            <text:p>9790</text:p>
          </table:table-cell>
          <table:table-cell table:style-name="ACE-1" office:value-type="float" office:value="10010">
            <text:p>10010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8930">
            <text:p>89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587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4 (Sparrenbom et al., 2006a)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2.49">
            <text:p>12.49</text:p>
          </table:table-cell>
          <table:table-cell table:style-name="ACE-1" office:value-type="float" office:value="9500">
            <text:p>9500</text:p>
          </table:table-cell>
          <table:table-cell table:style-name="ACE-1" office:value-type="float" office:value="8750">
            <text:p>8750</text:p>
          </table:table-cell>
          <table:table-cell table:style-name="ACE-1" office:value-type="float" office:value="9125">
            <text:p>9125</text:p>
          </table:table-cell>
          <table:table-cell table:style-name="ACE-1" office:value-type="float" office:value="375">
            <text:p>375</text:p>
          </table:table-cell>
          <table:table-cell table:style-name="ACE-1" office:value-type="float" office:value="8215">
            <text:p>821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LuS-587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K3 (Sparrenbom et al., 2006a)</text:p>
          </table:table-cell>
          <table:table-cell table:style-name="ACE-1" office:value-type="float" office:value="8.9000000000000004">
            <text:p>8.9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7.3899999999999997">
            <text:p>7.39</text:p>
          </table:table-cell>
          <table:table-cell table:style-name="ACE-1" office:value-type="float" office:value="9610">
            <text:p>9610</text:p>
          </table:table-cell>
          <table:table-cell table:style-name="ACE-1" office:value-type="float" office:value="9140">
            <text:p>9140</text:p>
          </table:table-cell>
          <table:table-cell table:style-name="ACE-1" office:value-type="float" office:value="9400">
            <text:p>9400</text:p>
          </table:table-cell>
          <table:table-cell table:style-name="ACE-1" office:value-type="float" office:value="260">
            <text:p>260</text:p>
          </table:table-cell>
          <table:table-cell table:style-name="ACE-1" office:value-type="string">
            <text:p>8404 +/−80 8505 +/−70</text:p>
          </table:table-cell>
          <table:table-cell table:style-name="ACE-1"/>
          <table:table-cell table:style-name="ACE-1" office:value-type="string">
            <text:p>LuS-5910 LuS-591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K1 (Sparrenbom et al., 2006a)</text:p>
          </table:table-cell>
          <table:table-cell table:style-name="ACE-1" office:value-type="float" office:value="5.5999999999999996">
            <text:p>5.6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4.0899999999999999">
            <text:p>4.09</text:p>
          </table:table-cell>
          <table:table-cell table:style-name="ACE-1" office:value-type="float" office:value="9430">
            <text:p>9430</text:p>
          </table:table-cell>
          <table:table-cell table:style-name="ACE-1" office:value-type="float" office:value="9030">
            <text:p>9030</text:p>
          </table:table-cell>
          <table:table-cell table:style-name="ACE-1" office:value-type="float" office:value="9230">
            <text:p>9230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8255">
            <text:p>825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LuS-596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1 (Sparrenbom et al., 2006a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0.81000000000000005">
            <text:p>−0.81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8340">
            <text:p>8340</text:p>
          </table:table-cell>
          <table:table-cell table:style-name="ACE-1" office:value-type="float" office:value="8600">
            <text:p>8600</text:p>
          </table:table-cell>
          <table:table-cell table:style-name="ACE-1" office:value-type="float" office:value="400">
            <text:p>400</text:p>
          </table:table-cell>
          <table:table-cell table:style-name="ACE-1" office:value-type="string">
            <text:p>7835 +/−60 7625 +/−60 7955 +/−70</text:p>
          </table:table-cell>
          <table:table-cell table:style-name="ACE-1"/>
          <table:table-cell table:style-name="ACE-1" office:value-type="string">
            <text:p>LuS-5927 LuS-5914 LuS-592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3 (Sparrenbom et al., 2006a)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float" office:value="9250">
            <text:p>9250</text:p>
          </table:table-cell>
          <table:table-cell table:style-name="ACE-1" office:value-type="float" office:value="8600">
            <text:p>8600</text:p>
          </table:table-cell>
          <table:table-cell table:style-name="ACE-1" office:value-type="float" office:value="8800">
            <text:p>8800</text:p>
          </table:table-cell>
          <table:table-cell table:style-name="ACE-1" office:value-type="float" office:value="200">
            <text:p>200</text:p>
          </table:table-cell>
          <table:table-cell table:style-name="ACE-1" office:value-type="string">
            <text:p>8060 +/−70 7945 +/−70</text:p>
          </table:table-cell>
          <table:table-cell table:style-name="ACE-1"/>
          <table:table-cell table:style-name="ACE-1" office:value-type="string">
            <text:p>LuS-5918 LuS-592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1 (Sparrenbom et al., 2006a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0.81000000000000005">
            <text:p>−0.81</text:p>
          </table:table-cell>
          <table:table-cell table:style-name="ACE-1" office:value-type="float" office:value="3210">
            <text:p>3210</text:p>
          </table:table-cell>
          <table:table-cell table:style-name="ACE-1" office:value-type="float" office:value="2870">
            <text:p>2870</text:p>
          </table:table-cell>
          <table:table-cell table:style-name="ACE-1" office:value-type="float" office:value="3040">
            <text:p>3040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2890">
            <text:p>289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uS-591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3 (Sparrenbom et al., 2006a)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float" office:value="3880">
            <text:p>3880</text:p>
          </table:table-cell>
          <table:table-cell table:style-name="ACE-1" office:value-type="float" office:value="3610">
            <text:p>3610</text:p>
          </table:table-cell>
          <table:table-cell table:style-name="ACE-1" office:value-type="float" office:value="3745">
            <text:p>3745</text:p>
          </table:table-cell>
          <table:table-cell table:style-name="ACE-1" office:value-type="float" office:value="135">
            <text:p>135</text:p>
          </table:table-cell>
          <table:table-cell table:style-name="ACE-1" office:value-type="float" office:value="3470">
            <text:p>347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uS-592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u1 Nunataq (Sparrenbom et al., 2006a)</text:p>
          </table:table-cell>
          <table:table-cell table:style-name="ACE-1" office:value-type="float" office:value="11.4">
            <text:p>11.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9.8900000000000006">
            <text:p>9.89</text:p>
          </table:table-cell>
          <table:table-cell table:style-name="ACE-1" office:value-type="float" office:value="11410">
            <text:p>11410</text:p>
          </table:table-cell>
          <table:table-cell table:style-name="ACE-1" office:value-type="float" office:value="10790">
            <text:p>10790</text:p>
          </table:table-cell>
          <table:table-cell table:style-name="ACE-1" office:value-type="float" office:value="11250">
            <text:p>11250</text:p>
          </table:table-cell>
          <table:table-cell table:style-name="ACE-1" office:value-type="float" office:value="460">
            <text:p>460</text:p>
          </table:table-cell>
          <table:table-cell table:style-name="ACE-1" office:value-type="string">
            <text:p>9700 +/−60 9845 +/−60</text:p>
          </table:table-cell>
          <table:table-cell table:style-name="ACE-1"/>
          <table:table-cell table:style-name="ACE-1" office:value-type="string">
            <text:p>LuS-5920 LuS-587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nortali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N30 (Sparrenbom et al., 2006b)</text:p>
          </table:table-cell>
          <table:table-cell table:style-name="ACE-1" office:value-type="float" office:value="1.25">
            <text:p>1.2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0.26000000000000001">
            <text:p>−0.26</text:p>
          </table:table-cell>
          <table:table-cell table:style-name="ACE-1" office:value-type="float" office:value="1165.5">
            <text:p>1165.5</text:p>
          </table:table-cell>
          <table:table-cell table:style-name="ACE-1" office:value-type="float" office:value="738.5">
            <text:p>738.5</text:p>
          </table:table-cell>
          <table:table-cell table:style-name="ACE-1" office:value-type="float" office:value="952">
            <text:p>952</text:p>
          </table:table-cell>
          <table:table-cell table:style-name="ACE-1" office:value-type="float" office:value="213">
            <text:p>213</text:p>
          </table:table-cell>
          <table:table-cell table:style-name="ACE-1" office:value-type="float" office:value="1020">
            <text:p>10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uA-531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7 (Sparrenbom et al., 2006b)</text:p>
          </table:table-cell>
          <table:table-cell table:style-name="ACE-1" office:value-type="float" office:value="-2.2999999999999998">
            <text:p>−2.3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2.2999999999999998">
            <text:p>−2.3</text:p>
          </table:table-cell>
          <table:table-cell table:style-name="ACE-1" office:value-type="float" office:value="3000">
            <text:p>3000</text:p>
          </table:table-cell>
          <table:table-cell table:style-name="ACE-1" office:value-type="float" office:value="1200">
            <text:p>1200</text:p>
          </table:table-cell>
          <table:table-cell table:style-name="ACE-1" office:value-type="float" office:value="2100">
            <text:p>2100</text:p>
          </table:table-cell>
          <table:table-cell table:style-name="ACE-1" office:value-type="float" office:value="900">
            <text:p>900</text:p>
          </table:table-cell>
          <table:table-cell table:style-name="ACE-1" office:value-type="string">
            <text:p>1550+/−30 2810+/−30</text:p>
          </table:table-cell>
          <table:table-cell table:style-name="ACE-1"/>
          <table:table-cell table:style-name="ACE-1" office:value-type="string">
            <text:p>Poz-7172 Poz-717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9 (Sparrenbom et al., 2006b)</text:p>
          </table:table-cell>
          <table:table-cell table:style-name="ACE-1" office:value-type="float" office:value="-1.45">
            <text:p>−1.4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2.96">
            <text:p>−2.96</text:p>
          </table:table-cell>
          <table:table-cell table:style-name="ACE-1" office:value-type="float" office:value="8140">
            <text:p>8140</text:p>
          </table:table-cell>
          <table:table-cell table:style-name="ACE-1" office:value-type="float" office:value="2300">
            <text:p>2300</text:p>
          </table:table-cell>
          <table:table-cell table:style-name="ACE-1" office:value-type="float" office:value="5220">
            <text:p>5220</text:p>
          </table:table-cell>
          <table:table-cell table:style-name="ACE-1" office:value-type="float" office:value="2920">
            <text:p>2920</text:p>
          </table:table-cell>
          <table:table-cell table:style-name="ACE-1" office:value-type="string">
            <text:p>2290 +/−30 2395 +/−85 7300 +/−95</text:p>
          </table:table-cell>
          <table:table-cell table:style-name="ACE-1"/>
          <table:table-cell table:style-name="ACE-1" office:value-type="string">
            <text:p>Poz-7176 LuA-5849 LuA-531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5 (Sparrenbom et al., 2006b)</text:p>
          </table:table-cell>
          <table:table-cell table:style-name="ACE-1" office:value-type="float" office:value="-4.5">
            <text:p>−4.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6.0099999999999998">
            <text:p>−6.01</text:p>
          </table:table-cell>
          <table:table-cell table:style-name="ACE-1" office:value-type="float" office:value="2740">
            <text:p>2740</text:p>
          </table:table-cell>
          <table:table-cell table:style-name="ACE-1" office:value-type="float" office:value="2340">
            <text:p>2340</text:p>
          </table:table-cell>
          <table:table-cell table:style-name="ACE-1" office:value-type="float" office:value="2540">
            <text:p>2540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2450">
            <text:p>245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LuA-584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8 (Sparrenbom et al., 2006b)</text:p>
          </table:table-cell>
          <table:table-cell table:style-name="ACE-1" office:value-type="float" office:value="-5.9500000000000002">
            <text:p>−5.9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7.46">
            <text:p>−7.46</text:p>
          </table:table-cell>
          <table:table-cell table:style-name="ACE-1" office:value-type="float" office:value="5350">
            <text:p>5350</text:p>
          </table:table-cell>
          <table:table-cell table:style-name="ACE-1" office:value-type="float" office:value="4650">
            <text:p>4650</text:p>
          </table:table-cell>
          <table:table-cell table:style-name="ACE-1" office:value-type="float" office:value="5000">
            <text:p>5000</text:p>
          </table:table-cell>
          <table:table-cell table:style-name="ACE-1" office:value-type="float" office:value="350">
            <text:p>350</text:p>
          </table:table-cell>
          <table:table-cell table:style-name="ACE-1" office:value-type="float" office:value="4375">
            <text:p>437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LuA-535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9 (Sparrenbom et al., 2006b)</text:p>
          </table:table-cell>
          <table:table-cell table:style-name="ACE-1" office:value-type="float" office:value="-1.45">
            <text:p>−1.4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2.96">
            <text:p>−2.96</text:p>
          </table:table-cell>
          <table:table-cell table:style-name="ACE-1" office:value-type="float" office:value="9300">
            <text:p>9300</text:p>
          </table:table-cell>
          <table:table-cell table:style-name="ACE-1" office:value-type="float" office:value="8600">
            <text:p>8600</text:p>
          </table:table-cell>
          <table:table-cell table:style-name="ACE-1" office:value-type="float" office:value="8950">
            <text:p>8950</text:p>
          </table:table-cell>
          <table:table-cell table:style-name="ACE-1" office:value-type="float" office:value="350">
            <text:p>350</text:p>
          </table:table-cell>
          <table:table-cell table:style-name="ACE-1" office:value-type="float" office:value="8085">
            <text:p>808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LuA-531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5 (Sparrenbom et al., 2006b)</text:p>
          </table:table-cell>
          <table:table-cell table:style-name="ACE-1" office:value-type="float" office:value="-4.5">
            <text:p>−4.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6.0099999999999998">
            <text:p>−6.01</text:p>
          </table:table-cell>
          <table:table-cell table:style-name="ACE-1" office:value-type="float" office:value="9630">
            <text:p>9630</text:p>
          </table:table-cell>
          <table:table-cell table:style-name="ACE-1" office:value-type="float" office:value="9470">
            <text:p>9470</text:p>
          </table:table-cell>
          <table:table-cell table:style-name="ACE-1" office:value-type="float" office:value="9550">
            <text:p>9550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8560">
            <text:p>856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oz-732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8 (Sparrenbom et al., 2006b)</text:p>
          </table:table-cell>
          <table:table-cell table:style-name="ACE-1" office:value-type="float" office:value="-5.9500000000000002">
            <text:p>−5.9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7.46">
            <text:p>−7.46</text:p>
          </table:table-cell>
          <table:table-cell table:style-name="ACE-1" office:value-type="float" office:value="9500">
            <text:p>9500</text:p>
          </table:table-cell>
          <table:table-cell table:style-name="ACE-1" office:value-type="float" office:value="9030">
            <text:p>9030</text:p>
          </table:table-cell>
          <table:table-cell table:style-name="ACE-1" office:value-type="float" office:value="9265">
            <text:p>9265</text:p>
          </table:table-cell>
          <table:table-cell table:style-name="ACE-1" office:value-type="float" office:value="235">
            <text:p>235</text:p>
          </table:table-cell>
          <table:table-cell table:style-name="ACE-1" office:value-type="string">
            <text:p>8250+/−50 8310+/−95</text:p>
          </table:table-cell>
          <table:table-cell table:style-name="ACE-1"/>
          <table:table-cell table:style-name="ACE-1" office:value-type="string">
            <text:p>Poz-7178 LuA-535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7 (Sparrenbom et al., 2006b)</text:p>
          </table:table-cell>
          <table:table-cell table:style-name="ACE-1" office:value-type="float" office:value="-2.2999999999999998">
            <text:p>−2.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3.8100000000000001">
            <text:p>−3.81</text:p>
          </table:table-cell>
          <table:table-cell table:style-name="ACE-1" office:value-type="float" office:value="9600">
            <text:p>9600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9300">
            <text:p>9300</text:p>
          </table:table-cell>
          <table:table-cell table:style-name="ACE-1" office:value-type="float" office:value="300">
            <text:p>300</text:p>
          </table:table-cell>
          <table:table-cell table:style-name="ACE-1" office:value-type="float" office:value="8410">
            <text:p>841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LuA-534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30 (Sparrenbom et al., 2006b)</text:p>
          </table:table-cell>
          <table:table-cell table:style-name="ACE-1" office:value-type="float" office:value="-0.089999999999999997">
            <text:p>−0.09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1.6000000000000001">
            <text:p>−1.6</text:p>
          </table:table-cell>
          <table:table-cell table:style-name="ACE-1" office:value-type="float" office:value="9530">
            <text:p>9530</text:p>
          </table:table-cell>
          <table:table-cell table:style-name="ACE-1" office:value-type="float" office:value="9130">
            <text:p>9130</text:p>
          </table:table-cell>
          <table:table-cell table:style-name="ACE-1" office:value-type="float" office:value="9330">
            <text:p>9330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8350">
            <text:p>835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uA-531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6 (Sparrenbom et al., 2006b)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3.4900000000000002">
            <text:p>3.49</text:p>
          </table:table-cell>
          <table:table-cell table:style-name="ACE-1" office:value-type="float" office:value="10650">
            <text:p>10650</text:p>
          </table:table-cell>
          <table:table-cell table:style-name="ACE-1" office:value-type="float" office:value="9550">
            <text:p>9550</text:p>
          </table:table-cell>
          <table:table-cell table:style-name="ACE-1" office:value-type="float" office:value="10100">
            <text:p>10100</text:p>
          </table:table-cell>
          <table:table-cell table:style-name="ACE-1" office:value-type="float" office:value="550">
            <text:p>550</text:p>
          </table:table-cell>
          <table:table-cell table:style-name="ACE-1" office:value-type="string">
            <text:p>8845+/−115 9110+/−110 9130+/−105</text:p>
          </table:table-cell>
          <table:table-cell table:style-name="ACE-1"/>
          <table:table-cell table:style-name="ACE-1" office:value-type="string">
            <text:p>LuA-5225 LuA-5226 LuA-522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1 (Bennike et al., 2002)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.49">
            <text:p>1.49</text:p>
          </table:table-cell>
          <table:table-cell table:style-name="ACE-1" office:value-type="float" office:value="10240">
            <text:p>10240</text:p>
          </table:table-cell>
          <table:table-cell table:style-name="ACE-1" office:value-type="float" office:value="9750">
            <text:p>9750</text:p>
          </table:table-cell>
          <table:table-cell table:style-name="ACE-1" office:value-type="float" office:value="9995">
            <text:p>9995</text:p>
          </table:table-cell>
          <table:table-cell table:style-name="ACE-1" office:value-type="float" office:value="245">
            <text:p>245</text:p>
          </table:table-cell>
          <table:table-cell table:style-name="ACE-1" office:value-type="float" office:value="8930">
            <text:p>89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Ua-1541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2 (Bennike et al., 2002)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.4900000000000002">
            <text:p>2.49</text:p>
          </table:table-cell>
          <table:table-cell table:style-name="ACE-1" office:value-type="float" office:value="10250">
            <text:p>10250</text:p>
          </table:table-cell>
          <table:table-cell table:style-name="ACE-1" office:value-type="float" office:value="9700">
            <text:p>9700</text:p>
          </table:table-cell>
          <table:table-cell table:style-name="ACE-1" office:value-type="float" office:value="9975">
            <text:p>9975</text:p>
          </table:table-cell>
          <table:table-cell table:style-name="ACE-1" office:value-type="float" office:value="275">
            <text:p>275</text:p>
          </table:table-cell>
          <table:table-cell table:style-name="ACE-1" office:value-type="float" office:value="8905">
            <text:p>890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Ua-1541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6 (Bennike et al., 2002)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9.4900000000000002">
            <text:p>9.49</text:p>
          </table:table-cell>
          <table:table-cell table:style-name="ACE-1" office:value-type="float" office:value="10600">
            <text:p>10600</text:p>
          </table:table-cell>
          <table:table-cell table:style-name="ACE-1" office:value-type="float" office:value="10210">
            <text:p>10210</text:p>
          </table:table-cell>
          <table:table-cell table:style-name="ACE-1" office:value-type="float" office:value="10405">
            <text:p>10405</text:p>
          </table:table-cell>
          <table:table-cell table:style-name="ACE-1" office:value-type="float" office:value="195">
            <text:p>195</text:p>
          </table:table-cell>
          <table:table-cell table:style-name="ACE-1" office:value-type="float" office:value="9240">
            <text:p>924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Ua-1541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9 (Bennike et al., 2002)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2.489999999999998">
            <text:p>22.49</text:p>
          </table:table-cell>
          <table:table-cell table:style-name="ACE-1" office:value-type="float" office:value="12050">
            <text:p>12050</text:p>
          </table:table-cell>
          <table:table-cell table:style-name="ACE-1" office:value-type="float" office:value="10550">
            <text:p>10550</text:p>
          </table:table-cell>
          <table:table-cell table:style-name="ACE-1" office:value-type="float" office:value="11300">
            <text:p>11300</text:p>
          </table:table-cell>
          <table:table-cell table:style-name="ACE-1" office:value-type="float" office:value="750">
            <text:p>750</text:p>
          </table:table-cell>
          <table:table-cell table:style-name="ACE-1" office:value-type="float" office:value="9810">
            <text:p>9810</text:p>
          </table:table-cell>
          <table:table-cell table:style-name="ACE-1" office:value-type="float" office:value="175">
            <text:p>175</text:p>
          </table:table-cell>
          <table:table-cell table:style-name="ACE-1" office:value-type="string">
            <text:p>Ua-1541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4 (Bennike et al., 2002)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4.489999999999998">
            <text:p>24.49</text:p>
          </table:table-cell>
          <table:table-cell table:style-name="ACE-1" office:value-type="float" office:value="12150">
            <text:p>12150</text:p>
          </table:table-cell>
          <table:table-cell table:style-name="ACE-1" office:value-type="float" office:value="11150">
            <text:p>11150</text:p>
          </table:table-cell>
          <table:table-cell table:style-name="ACE-1" office:value-type="float" office:value="11650">
            <text:p>11650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10015">
            <text:p>10015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Ua-1590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8 (Bennike et al., 2002)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8.489999999999998">
            <text:p>28.49</text:p>
          </table:table-cell>
          <table:table-cell table:style-name="ACE-1" office:value-type="float" office:value="12650">
            <text:p>12650</text:p>
          </table:table-cell>
          <table:table-cell table:style-name="ACE-1" office:value-type="float" office:value="11250">
            <text:p>11250</text:p>
          </table:table-cell>
          <table:table-cell table:style-name="ACE-1" office:value-type="float" office:value="11950">
            <text:p>11950</text:p>
          </table:table-cell>
          <table:table-cell table:style-name="ACE-1" office:value-type="float" office:value="700">
            <text:p>700</text:p>
          </table:table-cell>
          <table:table-cell table:style-name="ACE-1" office:value-type="float" office:value="10200">
            <text:p>1020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Ua-1541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4 (Bennike et al., 2002)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31.489999999999998">
            <text:p>31.49</text:p>
          </table:table-cell>
          <table:table-cell table:style-name="ACE-1" office:value-type="float" office:value="15150">
            <text:p>15150</text:p>
          </table:table-cell>
          <table:table-cell table:style-name="ACE-1" office:value-type="float" office:value="14150">
            <text:p>14150</text:p>
          </table:table-cell>
          <table:table-cell table:style-name="ACE-1" office:value-type="float" office:value="14650">
            <text:p>14650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11665">
            <text:p>1166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Ua-1484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siusa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Ta1 (Randsalu, 2008)</text:p>
          </table:table-cell>
          <table:table-cell table:style-name="ACE-1" office:value-type="float" office:value="24.84">
            <text:p>24.8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23.329999999999998">
            <text:p>23.33</text:p>
          </table:table-cell>
          <table:table-cell table:style-name="ACE-1" office:value-type="float" office:value="8550">
            <text:p>8550</text:p>
          </table:table-cell>
          <table:table-cell table:style-name="ACE-1" office:value-type="float" office:value="8210">
            <text:p>8210</text:p>
          </table:table-cell>
          <table:table-cell table:style-name="ACE-1" office:value-type="float" office:value="8380">
            <text:p>8380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7590">
            <text:p>759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749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3 (Randsalu, 2008)</text:p>
          </table:table-cell>
          <table:table-cell table:style-name="ACE-1" office:value-type="float" office:value="10.93">
            <text:p>10.9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9.4199999999999999">
            <text:p>9.42</text:p>
          </table:table-cell>
          <table:table-cell table:style-name="ACE-1" office:value-type="float" office:value="9270">
            <text:p>9270</text:p>
          </table:table-cell>
          <table:table-cell table:style-name="ACE-1" office:value-type="float" office:value="8770">
            <text:p>8770</text:p>
          </table:table-cell>
          <table:table-cell table:style-name="ACE-1" office:value-type="float" office:value="9020">
            <text:p>902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8105">
            <text:p>810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750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4 (Fredh, 2008)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4.0199999999999996">
            <text:p>−4.02</text:p>
          </table:table-cell>
          <table:table-cell table:style-name="ACE-1" office:value-type="float" office:value="7440">
            <text:p>7440</text:p>
          </table:table-cell>
          <table:table-cell table:style-name="ACE-1" office:value-type="float" office:value="7170">
            <text:p>7170</text:p>
          </table:table-cell>
          <table:table-cell table:style-name="ACE-1" office:value-type="float" office:value="7305">
            <text:p>7305</text:p>
          </table:table-cell>
          <table:table-cell table:style-name="ACE-1" office:value-type="float" office:value="135">
            <text:p>135</text:p>
          </table:table-cell>
          <table:table-cell table:style-name="ACE-1" office:value-type="float" office:value="7305">
            <text:p>730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752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4 (Fredh, 2008)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4.0199999999999996">
            <text:p>−4.02</text:p>
          </table:table-cell>
          <table:table-cell table:style-name="ACE-1" office:value-type="float" office:value="1340">
            <text:p>1340</text:p>
          </table:table-cell>
          <table:table-cell table:style-name="ACE-1" office:value-type="float" office:value="1080">
            <text:p>1080</text:p>
          </table:table-cell>
          <table:table-cell table:style-name="ACE-1" office:value-type="float" office:value="1210">
            <text:p>1210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320">
            <text:p>132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LuS-752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East Green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Ammassali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T97 (Long et al., 2008)</text:p>
          </table:table-cell>
          <table:table-cell table:style-name="ACE-1" office:value-type="float" office:value="97">
            <text:p>97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1205">
            <text:p>11205</text:p>
          </table:table-cell>
          <table:table-cell table:style-name="ACE-1" office:value-type="float" office:value="10775">
            <text:p>10775</text:p>
          </table:table-cell>
          <table:table-cell table:style-name="ACE-1" office:value-type="float" office:value="10990">
            <text:p>10990</text:p>
          </table:table-cell>
          <table:table-cell table:style-name="ACE-1" office:value-type="float" office:value="215">
            <text:p>215</text:p>
          </table:table-cell>
          <table:table-cell table:style-name="ACE-1" office:value-type="float" office:value="9659">
            <text:p>9659</text:p>
          </table:table-cell>
          <table:table-cell table:style-name="ACE-1" office:value-type="float" office:value="67">
            <text:p>67</text:p>
          </table:table-cell>
          <table:table-cell table:style-name="ACE-1" office:value-type="string">
            <text:p>SUERC-94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93 (Long et al., 2008)</text:p>
          </table:table-cell>
          <table:table-cell table:style-name="ACE-1" office:value-type="float" office:value="93">
            <text:p>93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0766">
            <text:p>10766</text:p>
          </table:table-cell>
          <table:table-cell table:style-name="ACE-1" office:value-type="float" office:value="10305">
            <text:p>10305</text:p>
          </table:table-cell>
          <table:table-cell table:style-name="ACE-1" office:value-type="float" office:value="10535">
            <text:p>10535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9376">
            <text:p>9376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SUERC-942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23 (Long et al., 2008)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float" office:value="21.129999999999999">
            <text:p>21.13</text:p>
          </table:table-cell>
          <table:table-cell table:style-name="ACE-1" office:value-type="float" office:value="9564">
            <text:p>9564</text:p>
          </table:table-cell>
          <table:table-cell table:style-name="ACE-1" office:value-type="float" office:value="9411">
            <text:p>9411</text:p>
          </table:table-cell>
          <table:table-cell table:style-name="ACE-1" office:value-type="float" office:value="9487">
            <text:p>9487</text:p>
          </table:table-cell>
          <table:table-cell table:style-name="ACE-1" office:value-type="float" office:value="76">
            <text:p>76</text:p>
          </table:table-cell>
          <table:table-cell table:style-name="ACE-1" office:value-type="float" office:value="8523">
            <text:p>8523</text:p>
          </table:table-cell>
          <table:table-cell table:style-name="ACE-1" office:value-type="float" office:value="67">
            <text:p>67</text:p>
          </table:table-cell>
          <table:table-cell table:style-name="ACE-1" office:value-type="string">
            <text:p>SUERC-942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11 (Long et al., 2008)</text:p>
          </table:table-cell>
          <table:table-cell table:style-name="ACE-1" office:value-type="float" office:value="11.92">
            <text:p>11.92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9.8499999999999996">
            <text:p>9.85</text:p>
          </table:table-cell>
          <table:table-cell table:style-name="ACE-1" office:value-type="float" office:value="8538">
            <text:p>8538</text:p>
          </table:table-cell>
          <table:table-cell table:style-name="ACE-1" office:value-type="float" office:value="8324">
            <text:p>8324</text:p>
          </table:table-cell>
          <table:table-cell table:style-name="ACE-1" office:value-type="float" office:value="8431">
            <text:p>8431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7594">
            <text:p>7594</text:p>
          </table:table-cell>
          <table:table-cell table:style-name="ACE-1" office:value-type="float" office:value="53">
            <text:p>53</text:p>
          </table:table-cell>
          <table:table-cell table:style-name="ACE-1" office:value-type="string">
            <text:p>SUERC-942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7 (Long et al., 2008)</text:p>
          </table:table-cell>
          <table:table-cell table:style-name="ACE-1" office:value-type="float" office:value="7.5199999999999996">
            <text:p>7.52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5.6500000000000004">
            <text:p>5.65</text:p>
          </table:table-cell>
          <table:table-cell table:style-name="ACE-1" office:value-type="float" office:value="8160">
            <text:p>8160</text:p>
          </table:table-cell>
          <table:table-cell table:style-name="ACE-1" office:value-type="float" office:value="7942">
            <text:p>7942</text:p>
          </table:table-cell>
          <table:table-cell table:style-name="ACE-1" office:value-type="float" office:value="8051">
            <text:p>8051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7202">
            <text:p>7202</text:p>
          </table:table-cell>
          <table:table-cell table:style-name="ACE-1" office:value-type="float" office:value="51">
            <text:p>51</text:p>
          </table:table-cell>
          <table:table-cell table:style-name="ACE-1" office:value-type="string">
            <text:p>SUERC-942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3 (Long et al., 2008)</text:p>
          </table:table-cell>
          <table:table-cell table:style-name="ACE-1" office:value-type="float" office:value="3.1200000000000001">
            <text:p>3.12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1.25">
            <text:p>1.25</text:p>
          </table:table-cell>
          <table:table-cell table:style-name="ACE-1" office:value-type="float" office:value="6791">
            <text:p>6791</text:p>
          </table:table-cell>
          <table:table-cell table:style-name="ACE-1" office:value-type="float" office:value="6558">
            <text:p>6558</text:p>
          </table:table-cell>
          <table:table-cell table:style-name="ACE-1" office:value-type="float" office:value="6674">
            <text:p>6674</text:p>
          </table:table-cell>
          <table:table-cell table:style-name="ACE-1" office:value-type="float" office:value="116">
            <text:p>116</text:p>
          </table:table-cell>
          <table:table-cell table:style-name="ACE-1" office:value-type="float" office:value="5868">
            <text:p>5868</text:p>
          </table:table-cell>
          <table:table-cell table:style-name="ACE-1" office:value-type="float" office:value="46">
            <text:p>46</text:p>
          </table:table-cell>
          <table:table-cell table:style-name="ACE-1" office:value-type="string">
            <text:p>SUERC-9420</text:p>
          </table:table-cell>
          <table:table-cell table:number-columns-repeated="243" table:style-name="ACE-1"/>
        </table:table-row>
        <table:table-row table:style-name="AROW-0" table:number-rows-repeated="65421">
          <table:table-cell table:number-columns-repeated="256"/>
        </table:table-row>
        <table:named-expressions>
          <table:named-expression table:name="Sheet_Title" table:expression="of:=&quot;original_data&quot;" table:base-cell-address="$'original_data'.$A$1"/>
          <table:named-expression table:name="Print_Area" table:expression="of:=#REF!" table:base-cell-address="$'original_data'.$A$1"/>
        </table:named-expressions>
        <gnm:selections gnm:cursor-col="3" gnm:cursor-row="3">
          <gnm:selection gnm:start-col="3" gnm:start-row="3" gnm:end-col="4" gnm:end-row="114"/>
        </gnm:selections>
      </table:table>
      <table:table table:name="long et al 1999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17"/>
        <table:table-column table:default-cell-style-name="ACE-2" table:style-name="ACOL-0" table:number-columns-repeated="239"/>
        <table:table-row table:style-name="AROW-1">
          <table:table-cell table:style-name="ACE-2" office:value-type="string">
            <text:p>Basin</text:p>
          </table:table-cell>
          <table:table-cell table:style-name="ACE-2" office:value-type="string">
            <text:p>laboratory code</text:p>
          </table:table-cell>
          <table:table-cell table:style-name="ACE-2" office:value-type="string">
            <text:p>14C age</text:p>
          </table:table-cell>
          <table:table-cell table:style-name="ACE-2" office:value-type="string">
            <text:p>1 sigma</text:p>
          </table:table-cell>
          <table:table-cell table:style-name="ACE-2" office:value-type="string">
            <text:p>13C/12C</text:p>
          </table:table-cell>
          <table:table-cell table:style-name="ACE-2" office:value-type="string">
            <text:p>cal year</text:p>
          </table:table-cell>
          <table:table-cell table:style-name="ACE-2"/>
          <table:table-cell table:style-name="ACE-2" office:value-type="string">
            <text:p>maximum sill altitude</text:p>
          </table:table-cell>
          <table:table-cell table:style-name="ACE-2" office:value-type="string">
            <text:p>minimum sill altitude</text:p>
          </table:table-cell>
          <table:table-cell table:style-name="ACE-2" office:value-type="string">
            <text:p>mid sill altidude</text:p>
          </table:table-cell>
          <table:table-cell table:style-name="ACE-2" office:value-type="string">
            <text:p>insolation contact</text:p>
          </table:table-cell>
          <table:table-cell table:style-name="ACE-2" office:value-type="string">
            <text:p>reference water level</text:p>
          </table:table-cell>
          <table:table-cell table:style-name="ACE-2" office:value-type="string">
            <text:p>indicative meaning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SL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type of date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0 </text:p>
          </table:table-cell>
          <table:table-cell table:style-name="ACE-2" office:value-type="string">
            <text:p>Beta-107879 </text:p>
          </table:table-cell>
          <table:table-cell table:style-name="ACE-2" office:value-type="float" office:value="8820">
            <text:p>88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-24.300000000000001">
            <text:p>−24.3</text:p>
          </table:table-cell>
          <table:table-cell table:style-name="ACE-2" office:value-type="float" office:value="9987">
            <text:p>9987</text:p>
          </table:table-cell>
          <table:table-cell table:style-name="ACE-2" office:value-type="float" office:value="9525">
            <text:p>9525</text:p>
          </table:table-cell>
          <table:table-cell table:style-name="ACE-2" office:value-type="float" office:value="69.709999999999994">
            <text:p>69.71</text:p>
          </table:table-cell>
          <table:table-cell table:style-name="ACE-2" office:value-type="float" office:value="69.299999999999997">
            <text:p>69.3</text:p>
          </table:table-cell>
          <table:table-cell table:style-name="ACE-2" office:value-type="float" office:value="69.5">
            <text:p>69.5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float" office:value="68.450000000000003">
            <text:p>68.45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Conventional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2 </text:p>
          </table:table-cell>
          <table:table-cell table:style-name="ACE-2" office:value-type="string">
            <text:p>Beta-112544 </text:p>
          </table:table-cell>
          <table:table-cell table:style-name="ACE-2" office:value-type="float" office:value="7780">
            <text:p>778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-31">
            <text:p>−31</text:p>
          </table:table-cell>
          <table:table-cell table:style-name="ACE-2" office:value-type="float" office:value="8956">
            <text:p>8956</text:p>
          </table:table-cell>
          <table:table-cell table:style-name="ACE-2" office:value-type="float" office:value="8329">
            <text:p>8329</text:p>
          </table:table-cell>
          <table:table-cell table:style-name="ACE-2" office:value-type="float" office:value="47.390000000000001">
            <text:p>47.39</text:p>
          </table:table-cell>
          <table:table-cell table:style-name="ACE-2" office:value-type="float" office:value="46.640000000000001">
            <text:p>46.64</text:p>
          </table:table-cell>
          <table:table-cell table:style-name="ACE-2" office:value-type="float" office:value="47.009999999999998">
            <text:p>47.01</text:p>
          </table:table-cell>
          <table:table-cell table:style-name="ACE-2" office:value-type="string">
            <text:p>H, S <text:s text:c="2"/></text:p>
          </table:table-cell>
          <table:table-cell table:style-name="ACE-2" office:value-type="string">
            <text:p><text:s text:c="10"/>HAT </text:p>
          </table:table-cell>
          <table:table-cell table:style-name="ACE-2" office:value-type="float" office:value="1.1000000000000001">
            <text:p>1.1</text:p>
          </table:table-cell>
          <table:table-cell table:style-name="ACE-2" office:value-type="float" office:value="0.38">
            <text:p>0.38</text:p>
          </table:table-cell>
          <table:table-cell table:style-name="ACE-2" office:value-type="float" office:value="45.909999999999997">
            <text:p>45.91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Conventional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5 </text:p>
          </table:table-cell>
          <table:table-cell table:style-name="ACE-2" office:value-type="string">
            <text:p>Beta-112543 </text:p>
          </table:table-cell>
          <table:table-cell table:style-name="ACE-2" office:value-type="float" office:value="6950">
            <text:p>695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-24.699999999999999">
            <text:p>−24.7</text:p>
          </table:table-cell>
          <table:table-cell table:style-name="ACE-2" office:value-type="float" office:value="8053">
            <text:p>8053</text:p>
          </table:table-cell>
          <table:table-cell table:style-name="ACE-2" office:value-type="float" office:value="7476">
            <text:p>7476</text:p>
          </table:table-cell>
          <table:table-cell table:style-name="ACE-2" office:value-type="float" office:value="25.629999999999999">
            <text:p>25.63</text:p>
          </table:table-cell>
          <table:table-cell table:style-name="ACE-2" office:value-type="float" office:value="25.190000000000001">
            <text:p>25.19</text:p>
          </table:table-cell>
          <table:table-cell table:style-name="ACE-2" office:value-type="float" office:value="25.41">
            <text:p>25.41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78000000000000003">
            <text:p>0.78</text:p>
          </table:table-cell>
          <table:table-cell table:style-name="ACE-2" office:value-type="float" office:value="24.359999999999999">
            <text:p>24.36</text:p>
          </table:table-cell>
          <table:table-cell table:style-name="ACE-2" office:value-type="float" office:value="0.78000000000000003">
            <text:p>0.78</text:p>
          </table:table-cell>
          <table:table-cell table:style-name="ACE-2" office:value-type="string">
            <text:p>Conventional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7 </text:p>
          </table:table-cell>
          <table:table-cell table:style-name="ACE-2" office:value-type="string">
            <text:p>Beta-110748 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-21.300000000000001">
            <text:p>−21.3</text:p>
          </table:table-cell>
          <table:table-cell table:style-name="ACE-2" office:value-type="float" office:value="7235">
            <text:p>7235</text:p>
          </table:table-cell>
          <table:table-cell table:style-name="ACE-2" office:value-type="float" office:value="7038">
            <text:p>7038</text:p>
          </table:table-cell>
          <table:table-cell table:style-name="ACE-2" office:value-type="float" office:value="18.309999999999999">
            <text:p>18.31</text:p>
          </table:table-cell>
          <table:table-cell table:style-name="ACE-2" office:value-type="float" office:value="18.010000000000002">
            <text:p>18.01</text:p>
          </table:table-cell>
          <table:table-cell table:style-name="ACE-2" office:value-type="float" office:value="18.16">
            <text:p>18.16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25">
            <text:p>0.25</text:p>
          </table:table-cell>
          <table:table-cell table:style-name="ACE-2" office:value-type="float" office:value="17.109999999999999">
            <text:p>17.11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8 </text:p>
          </table:table-cell>
          <table:table-cell table:style-name="ACE-2" office:value-type="string">
            <text:p>Beta-110747 </text:p>
          </table:table-cell>
          <table:table-cell table:style-name="ACE-2" office:value-type="float" office:value="4510">
            <text:p>45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-24.399999999999999">
            <text:p>−24.4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4980">
            <text:p>4980</text:p>
          </table:table-cell>
          <table:table-cell table:style-name="ACE-2" office:value-type="float" office:value="14.75">
            <text:p>14.75</text:p>
          </table:table-cell>
          <table:table-cell table:style-name="ACE-2" office:value-type="float" office:value="13.289999999999999">
            <text:p>13.29</text:p>
          </table:table-cell>
          <table:table-cell table:style-name="ACE-2" office:value-type="float" office:value="14.02">
            <text:p>14.02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93000000000000005">
            <text:p>0.93</text:p>
          </table:table-cell>
          <table:table-cell table:style-name="ACE-2" office:value-type="float" office:value="12.970000000000001">
            <text:p>12.97</text:p>
          </table:table-cell>
          <table:table-cell table:style-name="ACE-2" office:value-type="float" office:value="0.93000000000000005">
            <text:p>0.93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9 </text:p>
          </table:table-cell>
          <table:table-cell table:style-name="ACE-2" office:value-type="string">
            <text:p>Beta-110457 </text:p>
          </table:table-cell>
          <table:table-cell table:style-name="ACE-2" office:value-type="float" office:value="3750">
            <text:p>375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-26.699999999999999">
            <text:p>−26.7</text:p>
          </table:table-cell>
          <table:table-cell table:style-name="ACE-2" office:value-type="float" office:value="4503">
            <text:p>4503</text:p>
          </table:table-cell>
          <table:table-cell table:style-name="ACE-2" office:value-type="float" office:value="3721">
            <text:p>3721</text:p>
          </table:table-cell>
          <table:table-cell table:style-name="ACE-2" office:value-type="float" office:value="-1.3999999999999999">
            <text:p>−1.4</text:p>
          </table:table-cell>
          <table:table-cell table:style-name="ACE-2" office:value-type="float" office:value="-2.1000000000000001">
            <text:p>−2.1</text:p>
          </table:table-cell>
          <table:table-cell table:style-name="ACE-2" office:value-type="float" office:value="-1.75">
            <text:p>−1.75</text:p>
          </table:table-cell>
          <table:table-cell table:style-name="ACE-2" office:value-type="string">
            <text:p>D <text:s text:c="5"/></text:p>
          </table:table-cell>
          <table:table-cell table:style-name="ACE-2" office:value-type="string">
            <text:p><text:s text:c="8"/>MHWST 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0.37">
            <text:p>0.37</text:p>
          </table:table-cell>
          <table:table-cell table:style-name="ACE-2" office:value-type="float" office:value="22.75">
            <text:p>22.75</text:p>
          </table:table-cell>
          <table:table-cell table:style-name="ACE-2" office:value-type="float" office:value="0.37">
            <text:p>0.37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9 </text:p>
          </table:table-cell>
          <table:table-cell table:style-name="ACE-2" office:value-type="string">
            <text:p>Beta-110456 </text:p>
          </table:table-cell>
          <table:table-cell table:style-name="ACE-2" office:value-type="float" office:value="1360">
            <text:p>136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-21.399999999999999">
            <text:p>−21.4</text:p>
          </table:table-cell>
          <table:table-cell table:style-name="ACE-2" office:value-type="float" office:value="1407">
            <text:p>1407</text:p>
          </table:table-cell>
          <table:table-cell table:style-name="ACE-2" office:value-type="float" office:value="1066">
            <text:p>1066</text:p>
          </table:table-cell>
          <table:table-cell table:style-name="ACE-2" office:value-type="float" office:value="-1.3999999999999999">
            <text:p>−1.4</text:p>
          </table:table-cell>
          <table:table-cell table:style-name="ACE-2" office:value-type="float" office:value="-2.1000000000000001">
            <text:p>−2.1</text:p>
          </table:table-cell>
          <table:table-cell table:style-name="ACE-2" office:value-type="float" office:value="-1.75">
            <text:p>−1.75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37">
            <text:p>0.37</text:p>
          </table:table-cell>
          <table:table-cell table:style-name="ACE-2" office:value-type="float" office:value="22.800000000000001">
            <text:p>22.8</text:p>
          </table:table-cell>
          <table:table-cell table:style-name="ACE-2" office:value-type="float" office:value="0.37">
            <text:p>0.37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long et al 1999&quot;" table:base-cell-address="$'long et al 1999'.$A$1"/>
          <table:named-expression table:name="Print_Area" table:expression="of:=#REF!" table:base-cell-address="$'long et al 1999'.$A$1"/>
        </table:named-expressions>
        <gnm:selections gnm:cursor-col="0" gnm:cursor-row="0">
          <gnm:selection gnm:start-col="0" gnm:start-row="0" gnm:end-col="16" gnm:end-row="7"/>
        </gnm:selections>
      </table:table>
      <table:table table:name="long and roberts 2003" table:style-name="ta-2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0" table:number-columns-repeated="17"/>
        <table:table-column table:default-cell-style-name="ACE-3" table:style-name="ACOL-0" table:number-columns-repeated="235"/>
        <table:table-row table:style-name="AROW-1">
          <table:table-cell table:style-name="ACE-3" office:value-type="string">
            <text:p>Basin</text:p>
          </table:table-cell>
          <table:table-cell table:style-name="ACE-3" office:value-type="string">
            <text:p>latitude</text:p>
          </table:table-cell>
          <table:table-cell table:number-columns-repeated="2" table:style-name="ACE-3"/>
          <table:table-cell table:style-name="ACE-3" office:value-type="string">
            <text:p>longitude</text:p>
          </table:table-cell>
          <table:table-cell table:number-columns-repeated="2" table:style-name="ACE-3"/>
          <table:table-cell table:style-name="ACE-3" office:value-type="string">
            <text:p>lab code</text:p>
          </table:table-cell>
          <table:table-cell table:style-name="ACE-3" office:value-type="string">
            <text:p>14C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cal yr</text:p>
          </table:table-cell>
          <table:table-cell table:style-name="ACE-3" office:value-type="string">
            <text:p>max sill altitude (m above MSL)</text:p>
          </table:table-cell>
          <table:table-cell table:style-name="ACE-3" office:value-type="string">
            <text:p>min sill altitude (m above MSL)</text:p>
          </table:table-cell>
          <table:table-cell table:style-name="ACE-3" office:value-type="string">
            <text:p>mid sill altitude (m above MSL)</text:p>
          </table:table-cell>
          <table:table-cell table:style-name="ACE-3" office:value-type="string">
            <text:p>isolation contact</text:p>
          </table:table-cell>
          <table:table-cell table:style-name="ACE-3" office:value-type="string">
            <text:p>reference water level</text:p>
          </table:table-cell>
          <table:table-cell table:style-name="ACE-3" office:value-type="string">
            <text:p>indicative meaning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SL</text:p>
          </table:table-cell>
          <table:table-cell table:style-name="ACE-3" office:value-type="string">
            <text:p>error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6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6">
            <text:p>26</text:p>
          </table:table-cell>
          <table:table-cell table:style-name="ACE-3" table:formula="of:=[.B2]+[.C2]/60" office:value-type="float" office:value="68.433333333333337">
            <text:p>68.4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7">
            <text:p>57</text:p>
          </table:table-cell>
          <table:table-cell table:style-name="ACE-3" table:formula="of:=-([.E2]+[.F2]/60)" office:value-type="float" office:value="-52.950000000000003">
            <text:p>−52.95</text:p>
          </table:table-cell>
          <table:table-cell table:style-name="ACE-3" office:value-type="string">
            <text:p>AA-38842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99">
            <text:p>99</text:p>
          </table:table-cell>
          <table:table-cell table:style-name="ACE-3" office:value-type="float" office:value="-19.300000000000001">
            <text:p>−19.3</text:p>
          </table:table-cell>
          <table:table-cell table:style-name="ACE-3" office:value-type="string">
            <text:p>11041–10239</text:p>
          </table:table-cell>
          <table:table-cell table:style-name="ACE-3" office:value-type="string">
            <text:p>N/M</text:p>
          </table:table-cell>
          <table:table-cell table:style-name="ACE-3" office:value-type="float" office:value="127.73999999999999">
            <text:p>127.74</text:p>
          </table:table-cell>
          <table:table-cell table:style-name="ACE-3" office:value-type="string">
            <text:p>N/M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/>
          <table:table-cell table:style-name="ACE-3" office:value-type="float" office:value="127.73999999999999">
            <text:p>127.74</text:p>
          </table:table-cell>
          <table:table-cell table:style-name="ACE-3" office:value-type="float" office:value="0.58999999999999997">
            <text:p>0.59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U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2">
            <text:p>32</text:p>
          </table:table-cell>
          <table:table-cell table:style-name="ACE-3" table:formula="of:=[.B3]+[.C3]/60" office:value-type="float" office:value="68.533333333333331">
            <text:p>68.5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1">
            <text:p>51</text:p>
          </table:table-cell>
          <table:table-cell table:style-name="ACE-3" table:formula="of:=-([.E3]+[.F3]/60)" office:value-type="float" office:value="-52.850000000000001">
            <text:p>−52.85</text:p>
          </table:table-cell>
          <table:table-cell table:style-name="ACE-3" office:value-type="string">
            <text:p>AA-38844</text:p>
          </table:table-cell>
          <table:table-cell table:style-name="ACE-3" office:value-type="float" office:value="9185">
            <text:p>9185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-19.300000000000001">
            <text:p>−19.3</text:p>
          </table:table-cell>
          <table:table-cell table:style-name="ACE-3" office:value-type="string">
            <text:p>10547–10218</text:p>
          </table:table-cell>
          <table:table-cell table:style-name="ACE-3" office:value-type="float" office:value="114.13">
            <text:p>114.13</text:p>
          </table:table-cell>
          <table:table-cell table:style-name="ACE-3" office:value-type="float" office:value="113.29000000000001">
            <text:p>113.29</text:p>
          </table:table-cell>
          <table:table-cell table:style-name="ACE-3" office:value-type="float" office:value="113.29000000000001">
            <text:p>113.29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/>
          <table:table-cell table:style-name="ACE-3" office:value-type="float" office:value="113.29000000000001">
            <text:p>113.29</text:p>
          </table:table-cell>
          <table:table-cell table:style-name="ACE-3" office:value-type="float" office:value="0.46000000000000002">
            <text:p>0.46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5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6">
            <text:p>26</text:p>
          </table:table-cell>
          <table:table-cell table:style-name="ACE-3" table:formula="of:=[.B4]+[.C4]/60" office:value-type="float" office:value="68.433333333333337">
            <text:p>68.4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 table:formula="of:=-([.E4]+[.F4]/60)" office:value-type="float" office:value="-52.966666666666669">
            <text:p>−52.967</text:p>
          </table:table-cell>
          <table:table-cell table:style-name="ACE-3" office:value-type="string">
            <text:p>AA-38841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-20.899999999999999">
            <text:p>−20.9</text:p>
          </table:table-cell>
          <table:table-cell table:style-name="ACE-3" office:value-type="string">
            <text:p>10668–10241</text:p>
          </table:table-cell>
          <table:table-cell table:style-name="ACE-3" office:value-type="float" office:value="98.420000000000002">
            <text:p>98.42</text:p>
          </table:table-cell>
          <table:table-cell table:style-name="ACE-3" office:value-type="float" office:value="97.859999999999999">
            <text:p>97.86</text:p>
          </table:table-cell>
          <table:table-cell table:style-name="ACE-3" office:value-type="float" office:value="98.140000000000001">
            <text:p>98.14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6000000000000005">
            <text:p>0.56</text:p>
          </table:table-cell>
          <table:table-cell table:style-name="ACE-3" office:value-type="float" office:value="97.090000000000003">
            <text:p>97.09</text:p>
          </table:table-cell>
          <table:table-cell table:style-name="ACE-3" office:value-type="float" office:value="0.56000000000000005">
            <text:p>0.56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4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5]+[.C5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 table:formula="of:=-([.E5]+[.F5]/60)" office:value-type="float" office:value="-52.983333333333334">
            <text:p>−52.983</text:p>
          </table:table-cell>
          <table:table-cell table:style-name="ACE-3" office:value-type="string">
            <text:p>AA-38840</text:p>
          </table:table-cell>
          <table:table-cell table:style-name="ACE-3" office:value-type="float" office:value="8136">
            <text:p>8136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-20.199999999999999">
            <text:p>−20.2</text:p>
          </table:table-cell>
          <table:table-cell table:style-name="ACE-3" office:value-type="string">
            <text:p>9272–8997</text:p>
          </table:table-cell>
          <table:table-cell table:style-name="ACE-3" office:value-type="float" office:value="52.289999999999999">
            <text:p>52.29</text:p>
          </table:table-cell>
          <table:table-cell table:style-name="ACE-3" office:value-type="float" office:value="51.219999999999999">
            <text:p>51.22</text:p>
          </table:table-cell>
          <table:table-cell table:style-name="ACE-3" office:value-type="float" office:value="51.75">
            <text:p>51.75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72999999999999998">
            <text:p>0.73</text:p>
          </table:table-cell>
          <table:table-cell table:style-name="ACE-3" office:value-type="float" office:value="50.700000000000003">
            <text:p>50.7</text:p>
          </table:table-cell>
          <table:table-cell table:style-name="ACE-3" office:value-type="float" office:value="0.72999999999999998">
            <text:p>0.73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U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2">
            <text:p>32</text:p>
          </table:table-cell>
          <table:table-cell table:style-name="ACE-3" table:formula="of:=[.B6]+[.C6]/60" office:value-type="float" office:value="68.533333333333331">
            <text:p>68.5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1">
            <text:p>51</text:p>
          </table:table-cell>
          <table:table-cell table:style-name="ACE-3" table:formula="of:=-([.E6]+[.F6]/60)" office:value-type="float" office:value="-52.850000000000001">
            <text:p>−52.85</text:p>
          </table:table-cell>
          <table:table-cell table:style-name="ACE-3" office:value-type="string">
            <text:p>AA-38843</text:p>
          </table:table-cell>
          <table:table-cell table:style-name="ACE-3" office:value-type="float" office:value="6662">
            <text:p>666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-21.399999999999999">
            <text:p>−21.4</text:p>
          </table:table-cell>
          <table:table-cell table:style-name="ACE-3" office:value-type="string">
            <text:p>7647–7431</text:p>
          </table:table-cell>
          <table:table-cell table:style-name="ACE-3" office:value-type="float" office:value="32.469999999999999">
            <text:p>32.47</text:p>
          </table:table-cell>
          <table:table-cell table:style-name="ACE-3" office:value-type="float" office:value="31.989999999999998">
            <text:p>31.99</text:p>
          </table:table-cell>
          <table:table-cell table:style-name="ACE-3" office:value-type="float" office:value="32.229999999999997">
            <text:p>32.23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31.18">
            <text:p>31.18</text:p>
          </table:table-cell>
          <table:table-cell table:style-name="ACE-3" office:value-type="float" office:value="0.54000000000000004">
            <text:p>0.54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7]+[.C7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 table:formula="of:=-([.E7]+[.F7]/60)" office:value-type="float" office:value="-52.983333333333334">
            <text:p>−52.983</text:p>
          </table:table-cell>
          <table:table-cell table:style-name="ACE-3" office:value-type="string">
            <text:p>AA-38839</text:p>
          </table:table-cell>
          <table:table-cell table:style-name="ACE-3" office:value-type="float" office:value="4397">
            <text:p>4397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-19.699999999999999">
            <text:p>−19.7</text:p>
          </table:table-cell>
          <table:table-cell table:style-name="ACE-3" office:value-type="string">
            <text:p>5259–4852</text:p>
          </table:table-cell>
          <table:table-cell table:style-name="ACE-3" office:value-type="float" office:value="8.6899999999999995">
            <text:p>8.69</text:p>
          </table:table-cell>
          <table:table-cell table:style-name="ACE-3" office:value-type="float" office:value="8.3100000000000005">
            <text:p>8.31</text:p>
          </table:table-cell>
          <table:table-cell table:style-name="ACE-3" office:value-type="float" office:value="8.4600000000000009">
            <text:p>8.46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7.4100000000000001">
            <text:p>7.41</text:p>
          </table:table-cell>
          <table:table-cell table:style-name="ACE-3" office:value-type="float" office:value="0.5">
            <text:p>0.5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8]+[.C8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7">
            <text:p>57</text:p>
          </table:table-cell>
          <table:table-cell table:style-name="ACE-3" table:formula="of:=-([.E8]+[.F8]/60)" office:value-type="float" office:value="-52.950000000000003">
            <text:p>−52.95</text:p>
          </table:table-cell>
          <table:table-cell table:style-name="ACE-3" office:value-type="string">
            <text:p>AA-38838</text:p>
          </table:table-cell>
          <table:table-cell table:style-name="ACE-3" office:value-type="float" office:value="3988">
            <text:p>3988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-21.100000000000001">
            <text:p>−21.1</text:p>
          </table:table-cell>
          <table:table-cell table:style-name="ACE-3" office:value-type="string">
            <text:p>4567–4301</text:p>
          </table:table-cell>
          <table:table-cell table:style-name="ACE-3" office:value-type="float" office:value="3.2799999999999998">
            <text:p>3.28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float" office:value="2.9399999999999999">
            <text:p>2.94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1.8899999999999999">
            <text:p>1.89</text:p>
          </table:table-cell>
          <table:table-cell table:style-name="ACE-3" office:value-type="float" office:value="0.59999999999999998">
            <text:p>0.6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9]+[.C9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 table:formula="of:=-([.E9]+[.F9]/60)" office:value-type="float" office:value="-52.966666666666669">
            <text:p>−52.967</text:p>
          </table:table-cell>
          <table:table-cell table:style-name="ACE-3" office:value-type="string">
            <text:p>AA-38837</text:p>
          </table:table-cell>
          <table:table-cell table:style-name="ACE-3" office:value-type="float" office:value="218">
            <text:p>21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-27.300000000000001">
            <text:p>−27.3</text:p>
          </table:table-cell>
          <table:table-cell table:style-name="ACE-3" office:value-type="string">
            <text:p>425–0</text:p>
          </table:table-cell>
          <table:table-cell table:number-columns-repeated="2" table:style-name="ACE-3"/>
          <table:table-cell table:style-name="ACE-3" office:value-type="string">
            <text:p>0.21(T/C)</text:p>
          </table:table-cell>
          <table:table-cell table:style-name="ACE-3"/>
          <table:table-cell table:style-name="ACE-3" office:value-type="string">
            <text:p>HAT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0.14000000000000001">
            <text:p>0.14</text:p>
          </table:table-cell>
          <table:table-cell table:style-name="ACE-3" office:value-type="float" office:value="-0.89000000000000001">
            <text:p>−0.89</text:p>
          </table:table-cell>
          <table:table-cell table:style-name="ACE-3" office:value-type="float" office:value="0.14000000000000001">
            <text:p>0.14</text:p>
          </table:table-cell>
          <table:table-cell table:number-columns-repeated="235" table:style-name="ACE-3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long and roberts 2003&quot;" table:base-cell-address="$'long and roberts 2003'.$A$1"/>
          <table:named-expression table:name="Print_Area" table:expression="of:=#REF!" table:base-cell-address="$'long and roberts 2003'.$A$1"/>
        </table:named-expressions>
        <gnm:selections gnm:cursor-col="19" gnm:cursor-row="1">
          <gnm:selection gnm:start-col="19" gnm:start-row="1" gnm:end-col="20" gnm:end-row="2"/>
        </gnm:selections>
      </table:table>
      <table:table table:name="long et al 2006" table:style-name="ta-3" table:print="true">
        <office:forms form:automatic-focus="false" form:apply-design-mode="false">
          <form:form/>
        </office:forms>
        <table:table-column table:default-cell-style-name="ACE-4" table:style-name="ACOL-0" table:number-columns-repeated="15"/>
        <table:table-column table:default-cell-style-name="ACE-4" table:style-name="ACOL-0" table:number-columns-repeated="241"/>
        <table:table-row table:style-name="AROW-1">
          <table:table-cell table:style-name="ACE-4" office:value-type="string">
            <text:p>Basin</text:p>
          </table:table-cell>
          <table:table-cell table:style-name="ACE-4" office:value-type="string">
            <text:p>Laboratory code</text:p>
          </table:table-cell>
          <table:table-cell table:style-name="ACE-4" office:value-type="string">
            <text:p>14C age</text:p>
          </table:table-cell>
          <table:table-cell table:style-name="ACE-4" office:value-type="string">
            <text:p>1σ</text:p>
          </table:table-cell>
          <table:table-cell table:style-name="ACE-4" office:value-type="string">
            <text:p>δ 13C PDB ‰ ±0.1</text:p>
          </table:table-cell>
          <table:table-cell table:style-name="ACE-4" office:value-type="string">
            <text:p>Cal. yrs BP</text:p>
          </table:table-cell>
          <table:table-cell table:style-name="ACE-4" office:value-type="string">
            <text:p>2σ</text:p>
          </table:table-cell>
          <table:table-cell table:style-name="ACE-4" office:value-type="string">
            <text:p>Max. sill altitude (m above MSL)</text:p>
          </table:table-cell>
          <table:table-cell table:style-name="ACE-4" office:value-type="string">
            <text:p>Min. sill altitude (m above MSL)</text:p>
          </table:table-cell>
          <table:table-cell table:style-name="ACE-4" office:value-type="string">
            <text:p>Mid-sill altitude (m above MSL)</text:p>
          </table:table-cell>
          <table:table-cell table:style-name="ACE-4" office:value-type="string">
            <text:p>Reference water level</text:p>
          </table:table-cell>
          <table:table-cell table:style-name="ACE-4" office:value-type="string">
            <text:p>Indicative meaning (m)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SL (m)</text:p>
          </table:table-cell>
          <table:table-cell table:style-name="ACE-4" office:value-type="string">
            <text:p>Type of date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7</text:p>
          </table:table-cell>
          <table:table-cell table:style-name="ACE-4" office:value-type="string">
            <text:p>Beta-178170</text:p>
          </table:table-cell>
          <table:table-cell table:style-name="ACE-4" office:value-type="float" office:value="6910">
            <text:p>691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0.5">
            <text:p>−20.5</text:p>
          </table:table-cell>
          <table:table-cell table:style-name="ACE-4" office:value-type="float" office:value="7662">
            <text:p>7662</text:p>
          </table:table-cell>
          <table:table-cell table:style-name="ACE-4" office:value-type="float" office:value="7823">
            <text:p>7823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250">
            <text:p>250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6</text:p>
          </table:table-cell>
          <table:table-cell table:style-name="ACE-4" office:value-type="string">
            <text:p>Beta-178169</text:p>
          </table:table-cell>
          <table:table-cell table:style-name="ACE-4" office:value-type="float" office:value="6750">
            <text:p>675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1.399999999999999">
            <text:p>−21.4</text:p>
          </table:table-cell>
          <table:table-cell table:style-name="ACE-4" office:value-type="float" office:value="7512">
            <text:p>7512</text:p>
          </table:table-cell>
          <table:table-cell table:style-name="ACE-4" office:value-type="float" office:value="7673">
            <text:p>7673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175">
            <text:p>175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5</text:p>
          </table:table-cell>
          <table:table-cell table:style-name="ACE-4" office:value-type="string">
            <text:p>Beta-178168</text:p>
          </table:table-cell>
          <table:table-cell table:style-name="ACE-4" office:value-type="float" office:value="7960">
            <text:p>796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0.699999999999999">
            <text:p>−20.7</text:p>
          </table:table-cell>
          <table:table-cell table:style-name="ACE-4" office:value-type="float" office:value="8647">
            <text:p>8647</text:p>
          </table:table-cell>
          <table:table-cell table:style-name="ACE-4" office:value-type="float" office:value="8996">
            <text:p>8996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43.32">
            <text:p>43.32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&lt;43.32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4</text:p>
          </table:table-cell>
          <table:table-cell table:style-name="ACE-4" office:value-type="string">
            <text:p>Beta-178165</text:p>
          </table:table-cell>
          <table:table-cell table:style-name="ACE-4" office:value-type="float" office:value="6760">
            <text:p>676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6">
            <text:p>−26</text:p>
          </table:table-cell>
          <table:table-cell table:style-name="ACE-4" office:value-type="float" office:value="7513">
            <text:p>7513</text:p>
          </table:table-cell>
          <table:table-cell table:style-name="ACE-4" office:value-type="float" office:value="7676">
            <text:p>7676</text:p>
          </table:table-cell>
          <table:table-cell table:style-name="ACE-4" office:value-type="float" office:value="31.719999999999999">
            <text:p>31.72</text:p>
          </table:table-cell>
          <table:table-cell table:style-name="ACE-4" office:value-type="float" office:value="31.640000000000001">
            <text:p>31.64</text:p>
          </table:table-cell>
          <table:table-cell table:style-name="ACE-4" office:value-type="float" office:value="31.559999999999999">
            <text:p>31.56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28000000000000003">
            <text:p>0.28</text:p>
          </table:table-cell>
          <table:table-cell table:style-name="ACE-4" office:value-type="float" office:value="30.59">
            <text:p>30.59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3</text:p>
          </table:table-cell>
          <table:table-cell table:style-name="ACE-4" office:value-type="string">
            <text:p>Beta-178171</text:p>
          </table:table-cell>
          <table:table-cell table:style-name="ACE-4" office:value-type="float" office:value="5980">
            <text:p>598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4.300000000000001">
            <text:p>−24.3</text:p>
          </table:table-cell>
          <table:table-cell table:style-name="ACE-4" office:value-type="float" office:value="6677">
            <text:p>6677</text:p>
          </table:table-cell>
          <table:table-cell table:style-name="ACE-4" office:value-type="float" office:value="6895">
            <text:p>6895</text:p>
          </table:table-cell>
          <table:table-cell table:style-name="ACE-4" office:value-type="float" office:value="25.98">
            <text:p>25.98</text:p>
          </table:table-cell>
          <table:table-cell table:style-name="ACE-4" office:value-type="float" office:value="25.719999999999999">
            <text:p>25.72</text:p>
          </table:table-cell>
          <table:table-cell table:style-name="ACE-4" office:value-type="float" office:value="25.469999999999999">
            <text:p>25.47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24.670000000000002">
            <text:p>24.67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2</text:p>
          </table:table-cell>
          <table:table-cell table:style-name="ACE-4" office:value-type="string">
            <text:p>Beta-178166</text:p>
          </table:table-cell>
          <table:table-cell table:style-name="ACE-4" office:value-type="float" office:value="5060">
            <text:p>506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16.5">
            <text:p>−16.5</text:p>
          </table:table-cell>
          <table:table-cell table:style-name="ACE-4" office:value-type="float" office:value="5715">
            <text:p>5715</text:p>
          </table:table-cell>
          <table:table-cell table:style-name="ACE-4" office:value-type="float" office:value="5910">
            <text:p>5910</text:p>
          </table:table-cell>
          <table:table-cell table:style-name="ACE-4" office:value-type="float" office:value="12.57">
            <text:p>12.57</text:p>
          </table:table-cell>
          <table:table-cell table:style-name="ACE-4" office:value-type="float" office:value="12.199999999999999">
            <text:p>12.2</text:p>
          </table:table-cell>
          <table:table-cell table:style-name="ACE-4" office:value-type="float" office:value="11.93">
            <text:p>11.93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float" office:value="11.15">
            <text:p>11.15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1</text:p>
          </table:table-cell>
          <table:table-cell table:style-name="ACE-4" office:value-type="string">
            <text:p>Beta-179167</text:p>
          </table:table-cell>
          <table:table-cell table:style-name="ACE-4" office:value-type="float" office:value="4150">
            <text:p>415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18.399999999999999">
            <text:p>−18.4</text:p>
          </table:table-cell>
          <table:table-cell table:style-name="ACE-4" office:value-type="float" office:value="4548">
            <text:p>4548</text:p>
          </table:table-cell>
          <table:table-cell table:style-name="ACE-4" office:value-type="float" office:value="4826">
            <text:p>4826</text:p>
          </table:table-cell>
          <table:table-cell table:style-name="ACE-4" office:value-type="float" office:value="1.9399999999999999">
            <text:p>1.94</text:p>
          </table:table-cell>
          <table:table-cell table:style-name="ACE-4" office:value-type="float" office:value="1.6100000000000001">
            <text:p>1.61</text:p>
          </table:table-cell>
          <table:table-cell table:style-name="ACE-4" office:value-type="float" office:value="1.29">
            <text:p>1.29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3000000000000002">
            <text:p>0.33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0</text:p>
          </table:table-cell>
          <table:table-cell table:style-name="ACE-4" office:value-type="string">
            <text:p>Beta-178172</text:p>
          </table:table-cell>
          <table:table-cell table:style-name="ACE-4" office:value-type="float" office:value="3540">
            <text:p>354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5.300000000000001">
            <text:p>−25.3</text:p>
          </table:table-cell>
          <table:table-cell table:style-name="ACE-4" office:value-type="float" office:value="3693">
            <text:p>3693</text:p>
          </table:table-cell>
          <table:table-cell table:style-name="ACE-4" office:value-type="float" office:value="3957">
            <text:p>3957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300000000000001">
            <text:p>−3.33</text:p>
          </table:table-cell>
          <table:table-cell table:style-name="ACE-4" office:value-type="float" office:value="-3.5099999999999998">
            <text:p>−3.51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4.3799999999999999">
            <text:p>−4.38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0</text:p>
          </table:table-cell>
          <table:table-cell table:style-name="ACE-4" office:value-type="string">
            <text:p>Beta-178173</text:p>
          </table:table-cell>
          <table:table-cell table:style-name="ACE-4" office:value-type="float" office:value="1750">
            <text:p>175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3.800000000000001">
            <text:p>−23.8</text:p>
          </table:table-cell>
          <table:table-cell table:style-name="ACE-4" office:value-type="float" office:value="1545">
            <text:p>1545</text:p>
          </table:table-cell>
          <table:table-cell table:style-name="ACE-4" office:value-type="float" office:value="1812">
            <text:p>1812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300000000000001">
            <text:p>−3.33</text:p>
          </table:table-cell>
          <table:table-cell table:style-name="ACE-4" office:value-type="float" office:value="-3.5099999999999998">
            <text:p>−3.51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4.3799999999999999">
            <text:p>−4.38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P1</text:p>
          </table:table-cell>
          <table:table-cell table:style-name="ACE-4" office:value-type="string">
            <text:p>KIA-23026</text:p>
          </table:table-cell>
          <table:table-cell table:style-name="ACE-4" office:value-type="float" office:value="6475">
            <text:p>6475</text:p>
          </table:table-cell>
          <table:table-cell table:style-name="ACE-4" office:value-type="float" office:value="30">
            <text:p>30</text:p>
          </table:table-cell>
          <table:table-cell table:style-name="ACE-4" office:value-type="float" office:value="-19.050000000000001">
            <text:p>−19.05</text:p>
          </table:table-cell>
          <table:table-cell table:style-name="ACE-4" office:value-type="float" office:value="7319">
            <text:p>7319</text:p>
          </table:table-cell>
          <table:table-cell table:style-name="ACE-4" office:value-type="float" office:value="7429">
            <text:p>7429</text:p>
          </table:table-cell>
          <table:table-cell table:style-name="ACE-4" office:value-type="float" office:value="33.020000000000003">
            <text:p>33.02</text:p>
          </table:table-cell>
          <table:table-cell table:style-name="ACE-4" office:value-type="float" office:value="33.020000000000003">
            <text:p>33.02</text:p>
          </table:table-cell>
          <table:table-cell table:style-name="ACE-4" office:value-type="float" office:value="33.020000000000003">
            <text:p>33.02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31.969999999999999">
            <text:p>31.97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P2</text:p>
          </table:table-cell>
          <table:table-cell table:style-name="ACE-4" office:value-type="string">
            <text:p>KIA-23027</text:p>
          </table:table-cell>
          <table:table-cell table:style-name="ACE-4" office:value-type="float" office:value="6113">
            <text:p>6113</text:p>
          </table:table-cell>
          <table:table-cell table:style-name="ACE-4" office:value-type="float" office:value="121">
            <text:p>121</text:p>
          </table:table-cell>
          <table:table-cell table:style-name="ACE-4" office:value-type="float" office:value="-21.030000000000001">
            <text:p>−21.03</text:p>
          </table:table-cell>
          <table:table-cell table:style-name="ACE-4" office:value-type="float" office:value="6680">
            <text:p>6680</text:p>
          </table:table-cell>
          <table:table-cell table:style-name="ACE-4" office:value-type="float" office:value="7262">
            <text:p>7262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36.079999999999998">
            <text:p>36.08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P3</text:p>
          </table:table-cell>
          <table:table-cell table:style-name="ACE-4" office:value-type="string">
            <text:p>KIA-23028</text:p>
          </table:table-cell>
          <table:table-cell table:style-name="ACE-4" office:value-type="float" office:value="6814">
            <text:p>6814</text:p>
          </table:table-cell>
          <table:table-cell table:style-name="ACE-4" office:value-type="float" office:value="38">
            <text:p>38</text:p>
          </table:table-cell>
          <table:table-cell table:style-name="ACE-4" office:value-type="float" office:value="-16.140000000000001">
            <text:p>−16.14</text:p>
          </table:table-cell>
          <table:table-cell table:style-name="ACE-4" office:value-type="float" office:value="7270">
            <text:p>7270</text:p>
          </table:table-cell>
          <table:table-cell table:style-name="ACE-4" office:value-type="float" office:value="7581">
            <text:p>7581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41.210000000000001">
            <text:p>41.21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long et al 2006&quot;" table:base-cell-address="$'long et al 2006'.$A$1"/>
          <table:named-expression table:name="Print_Area" table:expression="of:=#REF!" table:base-cell-address="$'long et al 2006'.$A$1"/>
        </table:named-expressions>
        <gnm:selections gnm:cursor-col="8" gnm:cursor-row="11">
          <gnm:selection gnm:start-col="8" gnm:start-row="11" gnm:end-col="8" gnm:end-row="11"/>
        </gnm:selections>
      </table:table>
      <table:table table:name="long and roberts 2002" table:style-name="ta-4" table:print="true">
        <office:forms form:automatic-focus="false" form:apply-design-mode="false">
          <form:form/>
        </office:forms>
        <table:table-column table:default-cell-style-name="ACE-5" table:style-name="ACOL-0" table:number-columns-repeated="17"/>
        <table:table-column table:default-cell-style-name="ACE-5" table:style-name="ACOL-0" table:number-columns-repeated="239"/>
        <table:table-row table:style-name="AROW-1">
          <table:table-cell table:style-name="ACE-5" office:value-type="string">
            <text:p>Basin</text:p>
          </table:table-cell>
          <table:table-cell table:style-name="ACE-5" office:value-type="string">
            <text:p>Laboratory code</text:p>
          </table:table-cell>
          <table:table-cell table:style-name="ACE-5" office:value-type="string">
            <text:p>14C age</text:p>
          </table:table-cell>
          <table:table-cell table:style-name="ACE-5" office:value-type="string">
            <text:p>±1σ</text:p>
          </table:table-cell>
          <table:table-cell table:style-name="ACE-5" office:value-type="string">
            <text:p>δ13C PDB (‰±0.1)</text:p>
          </table:table-cell>
          <table:table-cell table:style-name="ACE-5" office:value-type="string">
            <text:p>Cal. yr BP</text:p>
          </table:table-cell>
          <table:table-cell table:style-name="ACE-5" office:value-type="string">
            <text:p>±2σ</text:p>
          </table:table-cell>
          <table:table-cell table:style-name="ACE-5" office:value-type="string">
            <text:p>Maximum sill altitude (m above MSL)</text:p>
          </table:table-cell>
          <table:table-cell table:style-name="ACE-5" office:value-type="string">
            <text:p>Mid-sill altitude (m above MSL)</text:p>
          </table:table-cell>
          <table:table-cell table:style-name="ACE-5" office:value-type="string">
            <text:p>Minimum sill altitude (m above MSL)</text:p>
          </table:table-cell>
          <table:table-cell table:style-name="ACE-5" office:value-type="string">
            <text:p>Isolation contact</text:p>
          </table:table-cell>
          <table:table-cell table:style-name="ACE-5" office:value-type="string">
            <text:p>Reference water level</text:p>
          </table:table-cell>
          <table:table-cell table:style-name="ACE-5" office:value-type="string">
            <text:p>Indicative meaning</text:p>
          </table:table-cell>
          <table:table-cell table:style-name="ACE-5"/>
          <table:table-cell table:style-name="ACE-5" office:value-type="string">
            <text:p>MSL</text:p>
          </table:table-cell>
          <table:table-cell table:style-name="ACE-5"/>
          <table:table-cell table:style-name="ACE-5" office:value-type="string">
            <text:p>Type of date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1 </text:p>
          </table:table-cell>
          <table:table-cell table:style-name="ACE-5" office:value-type="string">
            <text:p>AA-39656 </text:p>
          </table:table-cell>
          <table:table-cell table:style-name="ACE-5" office:value-type="float" office:value="5682">
            <text:p>5682</text:p>
          </table:table-cell>
          <table:table-cell table:style-name="ACE-5" office:value-type="float" office:value="75">
            <text:p>75</text:p>
          </table:table-cell>
          <table:table-cell table:style-name="ACE-5" office:value-type="float" office:value="-27.399999999999999">
            <text:p>−27.4</text:p>
          </table:table-cell>
          <table:table-cell table:style-name="ACE-5" office:value-type="float" office:value="6661">
            <text:p>6661</text:p>
          </table:table-cell>
          <table:table-cell table:style-name="ACE-5" office:value-type="float" office:value="6303">
            <text:p>6303</text:p>
          </table:table-cell>
          <table:table-cell table:style-name="ACE-5" office:value-type="float" office:value="18.02">
            <text:p>18.02</text:p>
          </table:table-cell>
          <table:table-cell table:style-name="ACE-5" office:value-type="float" office:value="17.449999999999999">
            <text:p>17.45</text:p>
          </table:table-cell>
          <table:table-cell table:style-name="ACE-5" office:value-type="float" office:value="16.890000000000001">
            <text:p>16.89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79000000000000004">
            <text:p>0.79</text:p>
          </table:table-cell>
          <table:table-cell table:style-name="ACE-5" office:value-type="float" office:value="16.399999999999999">
            <text:p>16.4</text:p>
          </table:table-cell>
          <table:table-cell table:style-name="ACE-5" office:value-type="float" office:value="0.79000000000000004">
            <text:p>0.79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2 </text:p>
          </table:table-cell>
          <table:table-cell table:style-name="ACE-5" office:value-type="string">
            <text:p>AA-39657 </text:p>
          </table:table-cell>
          <table:table-cell table:style-name="ACE-5" office:value-type="float" office:value="6812">
            <text:p>6812</text:p>
          </table:table-cell>
          <table:table-cell table:style-name="ACE-5" office:value-type="float" office:value="61">
            <text:p>61</text:p>
          </table:table-cell>
          <table:table-cell table:style-name="ACE-5" office:value-type="float" office:value="-25">
            <text:p>−25</text:p>
          </table:table-cell>
          <table:table-cell table:style-name="ACE-5" office:value-type="float" office:value="7786">
            <text:p>7786</text:p>
          </table:table-cell>
          <table:table-cell table:style-name="ACE-5" office:value-type="float" office:value="7571">
            <text:p>7571</text:p>
          </table:table-cell>
          <table:table-cell table:style-name="ACE-5" office:value-type="float" office:value="37.020000000000003">
            <text:p>37.02</text:p>
          </table:table-cell>
          <table:table-cell table:style-name="ACE-5" office:value-type="float" office:value="36.890000000000001">
            <text:p>36.89</text:p>
          </table:table-cell>
          <table:table-cell table:style-name="ACE-5" office:value-type="float" office:value="36.770000000000003">
            <text:p>36.77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22">
            <text:p>0.22</text:p>
          </table:table-cell>
          <table:table-cell table:style-name="ACE-5" office:value-type="float" office:value="35.840000000000003">
            <text:p>35.84</text:p>
          </table:table-cell>
          <table:table-cell table:style-name="ACE-5" office:value-type="float" office:value="0.22">
            <text:p>0.22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3 </text:p>
          </table:table-cell>
          <table:table-cell table:style-name="ACE-5" office:value-type="string">
            <text:p>AA-39658 </text:p>
          </table:table-cell>
          <table:table-cell table:style-name="ACE-5" office:value-type="float" office:value="7741">
            <text:p>7741</text:p>
          </table:table-cell>
          <table:table-cell table:style-name="ACE-5" office:value-type="float" office:value="71">
            <text:p>71</text:p>
          </table:table-cell>
          <table:table-cell table:style-name="ACE-5" office:value-type="float" office:value="-19.800000000000001">
            <text:p>−19.8</text:p>
          </table:table-cell>
          <table:table-cell table:style-name="ACE-5" office:value-type="float" office:value="8641">
            <text:p>8641</text:p>
          </table:table-cell>
          <table:table-cell table:style-name="ACE-5" office:value-type="float" office:value="8390">
            <text:p>8390</text:p>
          </table:table-cell>
          <table:table-cell table:style-name="ACE-5" office:value-type="float" office:value="57.780000000000001">
            <text:p>57.78</text:p>
          </table:table-cell>
          <table:table-cell table:style-name="ACE-5" office:value-type="float" office:value="57.560000000000002">
            <text:p>57.56</text:p>
          </table:table-cell>
          <table:table-cell table:style-name="ACE-5" office:value-type="float" office:value="57.350000000000001">
            <text:p>57.35</text:p>
          </table:table-cell>
          <table:table-cell table:style-name="ACE-5" office:value-type="string">
            <text:p>D <text:s text:c="4"/></text:p>
          </table:table-cell>
          <table:table-cell table:style-name="ACE-5" office:value-type="string">
            <text:p>MHWST <text:s text:c="22"/>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.58999999999999997">
            <text:p>0.59</text:p>
          </table:table-cell>
          <table:table-cell table:style-name="ACE-5" office:value-type="float" office:value="56.560000000000002">
            <text:p>56.56</text:p>
          </table:table-cell>
          <table:table-cell table:style-name="ACE-5" office:value-type="float" office:value="0.58999999999999997">
            <text:p>0.59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4 </text:p>
          </table:table-cell>
          <table:table-cell table:style-name="ACE-5" office:value-type="string">
            <text:p>AA-39659 </text:p>
          </table:table-cell>
          <table:table-cell table:style-name="ACE-5" office:value-type="float" office:value="8585">
            <text:p>8585</text:p>
          </table:table-cell>
          <table:table-cell table:style-name="ACE-5" office:value-type="float" office:value="86">
            <text:p>86</text:p>
          </table:table-cell>
          <table:table-cell table:style-name="ACE-5" office:value-type="float" office:value="-25.699999999999999">
            <text:p>−25.7</text:p>
          </table:table-cell>
          <table:table-cell table:style-name="ACE-5" office:value-type="float" office:value="9817">
            <text:p>9817</text:p>
          </table:table-cell>
          <table:table-cell table:style-name="ACE-5" office:value-type="float" office:value="9436">
            <text:p>9436</text:p>
          </table:table-cell>
          <table:table-cell table:style-name="ACE-5" office:value-type="float" office:value="89.930000000000007">
            <text:p>89.93</text:p>
          </table:table-cell>
          <table:table-cell table:style-name="ACE-5" office:value-type="float" office:value="89.519999999999996">
            <text:p>89.52</text:p>
          </table:table-cell>
          <table:table-cell table:style-name="ACE-5" office:value-type="float" office:value="89.109999999999999">
            <text:p>89.11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bove marine limit <text:s text:c="9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1 <text:s/></text:p>
          </table:table-cell>
          <table:table-cell table:style-name="ACE-5" office:value-type="string">
            <text:p>AA-39660 </text:p>
          </table:table-cell>
          <table:table-cell table:style-name="ACE-5" office:value-type="float" office:value="6490">
            <text:p>6490</text:p>
          </table:table-cell>
          <table:table-cell table:style-name="ACE-5" office:value-type="float" office:value="75">
            <text:p>75</text:p>
          </table:table-cell>
          <table:table-cell table:style-name="ACE-5" office:value-type="float" office:value="-25.300000000000001">
            <text:p>−25.3</text:p>
          </table:table-cell>
          <table:table-cell table:style-name="ACE-5" office:value-type="float" office:value="7563">
            <text:p>7563</text:p>
          </table:table-cell>
          <table:table-cell table:style-name="ACE-5" office:value-type="float" office:value="7266">
            <text:p>7266</text:p>
          </table:table-cell>
          <table:table-cell table:style-name="ACE-5" office:value-type="float" office:value="34.810000000000002">
            <text:p>34.81</text:p>
          </table:table-cell>
          <table:table-cell table:style-name="ACE-5" office:value-type="float" office:value="34.270000000000003">
            <text:p>34.27</text:p>
          </table:table-cell>
          <table:table-cell table:style-name="ACE-5" office:value-type="float" office:value="33.740000000000002">
            <text:p>33.74</text:p>
          </table:table-cell>
          <table:table-cell table:style-name="ACE-5" office:value-type="string">
            <text:p>D <text:s text:c="4"/></text:p>
          </table:table-cell>
          <table:table-cell table:style-name="ACE-5" office:value-type="string">
            <text:p>MHWST <text:s text:c="22"/>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.56999999999999995">
            <text:p>0.57</text:p>
          </table:table-cell>
          <table:table-cell table:style-name="ACE-5" office:value-type="float" office:value="33.270000000000003">
            <text:p>33.27</text:p>
          </table:table-cell>
          <table:table-cell table:style-name="ACE-5" office:value-type="float" office:value="0.56999999999999995">
            <text:p>0.57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2 <text:s/></text:p>
          </table:table-cell>
          <table:table-cell table:style-name="ACE-5" office:value-type="string">
            <text:p>AA-39661 </text:p>
          </table:table-cell>
          <table:table-cell table:style-name="ACE-5" office:value-type="float" office:value="7059">
            <text:p>7059</text:p>
          </table:table-cell>
          <table:table-cell table:style-name="ACE-5" office:value-type="float" office:value="62">
            <text:p>62</text:p>
          </table:table-cell>
          <table:table-cell table:style-name="ACE-5" office:value-type="float" office:value="-23.699999999999999">
            <text:p>−23.7</text:p>
          </table:table-cell>
          <table:table-cell table:style-name="ACE-5" office:value-type="float" office:value="7998">
            <text:p>7998</text:p>
          </table:table-cell>
          <table:table-cell table:style-name="ACE-5" office:value-type="float" office:value="7742">
            <text:p>7742</text:p>
          </table:table-cell>
          <table:table-cell table:style-name="ACE-5" office:value-type="float" office:value="45.329999999999998">
            <text:p>45.33</text:p>
          </table:table-cell>
          <table:table-cell table:style-name="ACE-5" office:value-type="float" office:value="44.670000000000002">
            <text:p>44.67</text:p>
          </table:table-cell>
          <table:table-cell table:style-name="ACE-5" office:value-type="float" office:value="44.020000000000003">
            <text:p>44.02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68999999999999995">
            <text:p>0.69</text:p>
          </table:table-cell>
          <table:table-cell table:style-name="ACE-5" office:value-type="float" office:value="43.619999999999997">
            <text:p>43.62</text:p>
          </table:table-cell>
          <table:table-cell table:style-name="ACE-5" office:value-type="float" office:value="0.68999999999999995">
            <text:p>0.69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3 <text:s/></text:p>
          </table:table-cell>
          <table:table-cell table:style-name="ACE-5" office:value-type="string">
            <text:p>AA-39665 </text:p>
          </table:table-cell>
          <table:table-cell table:style-name="ACE-5" office:value-type="float" office:value="7733">
            <text:p>7733</text:p>
          </table:table-cell>
          <table:table-cell table:style-name="ACE-5" office:value-type="float" office:value="56">
            <text:p>56</text:p>
          </table:table-cell>
          <table:table-cell table:style-name="ACE-5" office:value-type="float" office:value="-23.100000000000001">
            <text:p>−23.1</text:p>
          </table:table-cell>
          <table:table-cell table:style-name="ACE-5" office:value-type="float" office:value="8604">
            <text:p>8604</text:p>
          </table:table-cell>
          <table:table-cell table:style-name="ACE-5" office:value-type="float" office:value="8395">
            <text:p>8395</text:p>
          </table:table-cell>
          <table:table-cell table:style-name="ACE-5" office:value-type="float" office:value="57.18">
            <text:p>57.18</text:p>
          </table:table-cell>
          <table:table-cell table:style-name="ACE-5" office:value-type="float" office:value="56.380000000000003">
            <text:p>56.38</text:p>
          </table:table-cell>
          <table:table-cell table:style-name="ACE-5" office:value-type="float" office:value="55.590000000000003">
            <text:p>55.59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81999999999999995">
            <text:p>0.82</text:p>
          </table:table-cell>
          <table:table-cell table:style-name="ACE-5" office:value-type="float" office:value="56.380000000000003">
            <text:p>56.38</text:p>
          </table:table-cell>
          <table:table-cell table:style-name="ACE-5" office:value-type="float" office:value="0.81999999999999995">
            <text:p>0.82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4 <text:s/></text:p>
          </table:table-cell>
          <table:table-cell table:style-name="ACE-5" office:value-type="string">
            <text:p>AA-39664 </text:p>
          </table:table-cell>
          <table:table-cell table:style-name="ACE-5" office:value-type="float" office:value="7414">
            <text:p>7414</text:p>
          </table:table-cell>
          <table:table-cell table:style-name="ACE-5" office:value-type="float" office:value="72">
            <text:p>72</text:p>
          </table:table-cell>
          <table:table-cell table:style-name="ACE-5" office:value-type="float" office:value="-20.100000000000001">
            <text:p>−20.1</text:p>
          </table:table-cell>
          <table:table-cell table:style-name="ACE-5" office:value-type="float" office:value="8376">
            <text:p>8376</text:p>
          </table:table-cell>
          <table:table-cell table:style-name="ACE-5" office:value-type="float" office:value="8032">
            <text:p>8032</text:p>
          </table:table-cell>
          <table:table-cell table:style-name="ACE-5" office:value-type="float" office:value="57.049999999999997">
            <text:p>57.05</text:p>
          </table:table-cell>
          <table:table-cell table:style-name="ACE-5" office:value-type="float" office:value="57.049999999999997">
            <text:p>57.05</text:p>
          </table:table-cell>
          <table:table-cell table:style-name="ACE-5" office:value-type="float" office:value="57.049999999999997">
            <text:p>57.05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22">
            <text:p>0.22</text:p>
          </table:table-cell>
          <table:table-cell table:style-name="ACE-5" office:value-type="float" office:value="56">
            <text:p>56</text:p>
          </table:table-cell>
          <table:table-cell table:style-name="ACE-5" office:value-type="float" office:value="0.22">
            <text:p>0.22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4 <text:s/></text:p>
          </table:table-cell>
          <table:table-cell table:style-name="ACE-5" office:value-type="string">
            <text:p>AA-39662 </text:p>
          </table:table-cell>
          <table:table-cell table:style-name="ACE-5" office:value-type="float" office:value="7273">
            <text:p>7273</text:p>
          </table:table-cell>
          <table:table-cell table:style-name="ACE-5" office:value-type="float" office:value="81">
            <text:p>81</text:p>
          </table:table-cell>
          <table:table-cell table:style-name="ACE-5" office:value-type="float" office:value="-21.5">
            <text:p>−21.5</text:p>
          </table:table-cell>
          <table:table-cell table:style-name="ACE-5" office:value-type="float" office:value="8282">
            <text:p>8282</text:p>
          </table:table-cell>
          <table:table-cell table:style-name="ACE-5" office:value-type="float" office:value="7880">
            <text:p>7880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7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Start minerogenic deposition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4 <text:s/></text:p>
          </table:table-cell>
          <table:table-cell table:style-name="ACE-5" office:value-type="string">
            <text:p>AA-39663 </text:p>
          </table:table-cell>
          <table:table-cell table:style-name="ACE-5" office:value-type="float" office:value="6833">
            <text:p>6833</text:p>
          </table:table-cell>
          <table:table-cell table:style-name="ACE-5" office:value-type="float" office:value="62">
            <text:p>62</text:p>
          </table:table-cell>
          <table:table-cell table:style-name="ACE-5" office:value-type="float" office:value="-23.699999999999999">
            <text:p>−23.7</text:p>
          </table:table-cell>
          <table:table-cell table:style-name="ACE-5" office:value-type="float" office:value="7788">
            <text:p>7788</text:p>
          </table:table-cell>
          <table:table-cell table:style-name="ACE-5" office:value-type="float" office:value="7574">
            <text:p>7574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7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End minerogenic deposition <text:s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long and roberts 2002&quot;" table:base-cell-address="$'long and roberts 2002'.$A$1"/>
          <table:named-expression table:name="Print_Area" table:expression="of:=#REF!" table:base-cell-address="$'long and roberts 2002'.$A$1"/>
        </table:named-expressions>
        <gnm:selections gnm:cursor-col="3" gnm:cursor-row="0">
          <gnm:selection gnm:start-col="3" gnm:start-row="0" gnm:end-col="3" gnm:end-row="0"/>
        </gnm:selections>
      </table:table>
      <table:table table:name="Bennike et al 2011" table:style-name="ta-5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9"/>
        <table:table-column table:default-cell-style-name="ACE-6" table:style-name="ACOL-0" table:number-columns-repeated="3"/>
        <table:table-column table:default-cell-style-name="ACE-6" table:style-name="ACOL-10"/>
        <table:table-column table:default-cell-style-name="ACE-6" table:style-name="ACOL-0" table:number-columns-repeated="6"/>
        <table:table-column table:default-cell-style-name="ACE-6" table:style-name="ACOL-0" table:number-columns-repeated="244"/>
        <table:table-row table:style-name="AROW-1">
          <table:table-cell table:style-name="ACE-6" office:value-type="string">
            <text:p>Lake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Elevation (m)</text:p>
          </table:table-cell>
          <table:table-cell table:style-name="ACE-6" office:value-type="string">
            <text:p>Depth bct† (cm)</text:p>
          </table:table-cell>
          <table:table-cell table:style-name="ACE-6"/>
          <table:table-cell table:style-name="ACE-6" office:value-type="string">
            <text:p>Laboratory no.</text:p>
          </table:table-cell>
          <table:table-cell table:style-name="ACE-6" office:value-type="string">
            <text:p>Age (14C a BP)</text:p>
          </table:table-cell>
          <table:table-cell table:style-name="ACE-6"/>
          <table:table-cell table:style-name="ACE-6" office:value-type="string">
            <text:p>Calibrated age (a BP)</text:p>
          </table:table-cell>
          <table:table-cell table:style-name="ACE-6"/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5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129.90000000000001">
            <text:p>129.9</text:p>
          </table:table-cell>
          <table:table-cell table:style-name="ACE-6" office:value-type="float" office:value="278">
            <text:p>278</text:p>
          </table:table-cell>
          <table:table-cell table:style-name="ACE-6" office:value-type="float" office:value="280">
            <text:p>280</text:p>
          </table:table-cell>
          <table:table-cell table:style-name="ACE-6" office:value-type="string">
            <text:p>LuS-8462</text:p>
          </table:table-cell>
          <table:table-cell table:style-name="ACE-6" office:value-type="float" office:value="9020">
            <text:p>9020</text:p>
          </table:table-cell>
          <table:table-cell table:style-name="ACE-6" office:value-type="float" office:value="60">
            <text:p>60</text:p>
          </table:table-cell>
          <table:table-cell table:style-name="ACE-6" office:value-type="float" office:value="10115">
            <text:p>10115</text:p>
          </table:table-cell>
          <table:table-cell table:style-name="ACE-6" office:value-type="float" office:value="10271">
            <text:p>10271</text:p>
          </table:table-cell>
          <table:table-cell table:style-name="ACE-6" office:value-type="float" office:value="66.956999999999994">
            <text:p>66.957</text:p>
          </table:table-cell>
          <table:table-cell table:style-name="ACE-6" office:value-type="float" office:value="-53.707000000000001">
            <text:p>−53.707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1</text:p>
          </table:table-cell>
          <table:table-cell table:style-name="ACE-6" office:value-type="string">
            <text:p>Daphnia</text:p>
          </table:table-cell>
          <table:table-cell table:style-name="ACE-6" office:value-type="float" office:value="94.900000000000006">
            <text:p>94.9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212">
            <text:p>212</text:p>
          </table:table-cell>
          <table:table-cell table:style-name="ACE-6" office:value-type="string">
            <text:p>KIA-35512</text:p>
          </table:table-cell>
          <table:table-cell table:style-name="ACE-6" office:value-type="float" office:value="9070">
            <text:p>9070</text:p>
          </table:table-cell>
          <table:table-cell table:style-name="ACE-6" office:value-type="float" office:value="70">
            <text:p>70</text:p>
          </table:table-cell>
          <table:table-cell table:style-name="ACE-6" office:value-type="float" office:value="10130">
            <text:p>10130</text:p>
          </table:table-cell>
          <table:table-cell table:style-name="ACE-6" office:value-type="float" office:value="10430">
            <text:p>10430</text:p>
          </table:table-cell>
          <table:table-cell table:style-name="ACE-6" office:value-type="float" office:value="66.978999999999999">
            <text:p>66.979</text:p>
          </table:table-cell>
          <table:table-cell table:style-name="ACE-6" office:value-type="float" office:value="-53.709000000000003">
            <text:p>−53.709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1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94.900000000000006">
            <text:p>94.9</text:p>
          </table:table-cell>
          <table:table-cell table:style-name="ACE-6" office:value-type="float" office:value="211.5">
            <text:p>211.5</text:p>
          </table:table-cell>
          <table:table-cell table:style-name="ACE-6"/>
          <table:table-cell table:style-name="ACE-6" office:value-type="string">
            <text:p>LuS-8461</text:p>
          </table:table-cell>
          <table:table-cell table:style-name="ACE-6" office:value-type="float" office:value="9270">
            <text:p>9270</text:p>
          </table:table-cell>
          <table:table-cell table:style-name="ACE-6" office:value-type="float" office:value="60">
            <text:p>60</text:p>
          </table:table-cell>
          <table:table-cell table:style-name="ACE-6" office:value-type="float" office:value="10255">
            <text:p>10255</text:p>
          </table:table-cell>
          <table:table-cell table:style-name="ACE-6" office:value-type="float" office:value="10587">
            <text:p>10587</text:p>
          </table:table-cell>
          <table:table-cell table:style-name="ACE-6" office:value-type="float" office:value="66.978999999999999">
            <text:p>66.979</text:p>
          </table:table-cell>
          <table:table-cell table:style-name="ACE-6" office:value-type="float" office:value="-53.709000000000003">
            <text:p>−53.709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Empetrum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68">
            <text:p>68</text:p>
          </table:table-cell>
          <table:table-cell table:style-name="ACE-6" office:value-type="float" office:value="71">
            <text:p>71</text:p>
          </table:table-cell>
          <table:table-cell table:style-name="ACE-6" office:value-type="string">
            <text:p>KIA-35509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120">
            <text:p>120</text:p>
          </table:table-cell>
          <table:table-cell table:style-name="ACE-6" office:value-type="float" office:value="8762">
            <text:p>8762</text:p>
          </table:table-cell>
          <table:table-cell table:style-name="ACE-6" office:value-type="float" office:value="9461">
            <text:p>9461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Daphnia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69.5">
            <text:p>69.5</text:p>
          </table:table-cell>
          <table:table-cell table:style-name="ACE-6" office:value-type="float" office:value="71">
            <text:p>71</text:p>
          </table:table-cell>
          <table:table-cell table:style-name="ACE-6" office:value-type="string">
            <text:p>KIA-35510</text:p>
          </table:table-cell>
          <table:table-cell table:style-name="ACE-6" office:value-type="float" office:value="8630">
            <text:p>8630</text:p>
          </table:table-cell>
          <table:table-cell table:style-name="ACE-6" office:value-type="float" office:value="150">
            <text:p>150</text:p>
          </table:table-cell>
          <table:table-cell table:style-name="ACE-6" office:value-type="float" office:value="9400">
            <text:p>9400</text:p>
          </table:table-cell>
          <table:table-cell table:style-name="ACE-6" office:value-type="float" office:value="10169">
            <text:p>10169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70">
            <text:p>70</text:p>
          </table:table-cell>
          <table:table-cell table:style-name="ACE-6"/>
          <table:table-cell table:style-name="ACE-6" office:value-type="string">
            <text:p>LuS-8460</text:p>
          </table:table-cell>
          <table:table-cell table:style-name="ACE-6" office:value-type="float" office:value="8485">
            <text:p>8485</text:p>
          </table:table-cell>
          <table:table-cell table:style-name="ACE-6" office:value-type="float" office:value="60">
            <text:p>60</text:p>
          </table:table-cell>
          <table:table-cell table:style-name="ACE-6" office:value-type="float" office:value="9404">
            <text:p>9404</text:p>
          </table:table-cell>
          <table:table-cell table:style-name="ACE-6" office:value-type="float" office:value="9549">
            <text:p>9549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Macoma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168">
            <text:p>168</text:p>
          </table:table-cell>
          <table:table-cell table:style-name="ACE-6" office:value-type="float" office:value="172">
            <text:p>172</text:p>
          </table:table-cell>
          <table:table-cell table:style-name="ACE-6" office:value-type="string">
            <text:p>KIA-35511</text:p>
          </table:table-cell>
          <table:table-cell table:style-name="ACE-6" office:value-type="float" office:value="9900">
            <text:p>990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10631">
            <text:p>10631</text:p>
          </table:table-cell>
          <table:table-cell table:style-name="ACE-6" office:value-type="float" office:value="11057">
            <text:p>11057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39.799999999999997">
            <text:p>39.8</text:p>
          </table:table-cell>
          <table:table-cell table:style-name="ACE-6" office:value-type="float" office:value="248">
            <text:p>248</text:p>
          </table:table-cell>
          <table:table-cell table:style-name="ACE-6"/>
          <table:table-cell table:style-name="ACE-6" office:value-type="string">
            <text:p>LuS-8459</text:p>
          </table:table-cell>
          <table:table-cell table:style-name="ACE-6" office:value-type="float" office:value="7595">
            <text:p>7595</text:p>
          </table:table-cell>
          <table:table-cell table:style-name="ACE-6" office:value-type="float" office:value="55">
            <text:p>55</text:p>
          </table:table-cell>
          <table:table-cell table:style-name="ACE-6" office:value-type="float" office:value="8322">
            <text:p>8322</text:p>
          </table:table-cell>
          <table:table-cell table:style-name="ACE-6" office:value-type="float" office:value="8524">
            <text:p>8524</text:p>
          </table:table-cell>
          <table:table-cell table:style-name="ACE-6" office:value-type="float" office:value="66.935000000000002">
            <text:p>66.935</text:p>
          </table:table-cell>
          <table:table-cell table:style-name="ACE-6" office:value-type="float" office:value="-53.601999999999997">
            <text:p>−53.602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7</text:p>
          </table:table-cell>
          <table:table-cell table:style-name="ACE-6" office:value-type="string">
            <text:p>Fruits</text:p>
          </table:table-cell>
          <table:table-cell table:style-name="ACE-6" office:value-type="float" office:value="18.399999999999999">
            <text:p>18.4</text:p>
          </table:table-cell>
          <table:table-cell table:style-name="ACE-6" office:value-type="float" office:value="19">
            <text:p>19</text:p>
          </table:table-cell>
          <table:table-cell table:style-name="ACE-6" office:value-type="float" office:value="21">
            <text:p>21</text:p>
          </table:table-cell>
          <table:table-cell table:style-name="ACE-6" office:value-type="string">
            <text:p>LuS-8783</text:p>
          </table:table-cell>
          <table:table-cell table:style-name="ACE-6" office:value-type="float" office:value="4430">
            <text:p>443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4868">
            <text:p>4868</text:p>
          </table:table-cell>
          <table:table-cell table:style-name="ACE-6" office:value-type="float" office:value="5283">
            <text:p>5283</text:p>
          </table:table-cell>
          <table:table-cell table:style-name="ACE-6" office:value-type="float" office:value="66.947999999999993">
            <text:p>66.948</text:p>
          </table:table-cell>
          <table:table-cell table:style-name="ACE-6" office:value-type="float" office:value="-53.665999999999997">
            <text:p>−53.666</text:p>
          </table:table-cell>
          <table:table-cell table:number-columns-repeated="244" table:style-name="ACE-6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Bennike et al 2011&quot;" table:base-cell-address="$'Bennike et al 2011'.$A$1"/>
          <table:named-expression table:name="Print_Area" table:expression="of:=#REF!" table:base-cell-address="$'Bennike et al 2011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Long et al 2009" table:style-name="ta-6" table:print="true">
        <office:forms form:automatic-focus="false" form:apply-design-mode="false">
          <form:form/>
        </office:forms>
        <table:table-column table:default-cell-style-name="ACE-7" table:style-name="ACOL-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0" table:number-columns-repeated="12"/>
        <table:table-column table:default-cell-style-name="ACE-7" table:style-name="ACOL-0" table:number-columns-repeated="241"/>
        <table:table-row table:style-name="AROW-1">
          <table:table-cell table:style-name="ACE-7" office:value-type="string">
            <text:p>Basin</text:p>
          </table:table-cell>
          <table:table-cell table:style-name="ACE-7" office:value-type="string">
            <text:p>Laboratory code</text:p>
          </table:table-cell>
          <table:table-cell table:style-name="ACE-7" office:value-type="string">
            <text:p>Contact</text:p>
          </table:table-cell>
          <table:table-cell table:style-name="ACE-7" office:value-type="string">
            <text:p>Sediment type</text:p>
          </table:table-cell>
          <table:table-cell table:style-name="ACE-7" office:value-type="string">
            <text:p>14C age</text:p>
          </table:table-cell>
          <table:table-cell table:style-name="ACE-7" office:value-type="string">
            <text:p>(±1s)</text:p>
          </table:table-cell>
          <table:table-cell table:style-name="ACE-7" office:value-type="string">
            <text:p>13CVPDB% ±0.1</text:p>
          </table:table-cell>
          <table:table-cell table:style-name="ACE-7" office:value-type="string">
            <text:p>Cal. a BP range</text:p>
          </table:table-cell>
          <table:table-cell table:style-name="ACE-7" office:value-type="string">
            <text:p>(±2s)</text:p>
          </table:table-cell>
          <table:table-cell table:style-name="ACE-7" office:value-type="string">
            <text:p>Max. sill altitude (m above MTL)</text:p>
          </table:table-cell>
          <table:table-cell table:style-name="ACE-7" office:value-type="string">
            <text:p>Min. sill altitude (m above MTL)</text:p>
          </table:table-cell>
          <table:table-cell table:style-name="ACE-7" office:value-type="string">
            <text:p>Mid sill altitude (m above MTL)</text:p>
          </table:table-cell>
          <table:table-cell table:style-name="ACE-7" office:value-type="string">
            <text:p>Reference water level</text:p>
          </table:table-cell>
          <table:table-cell table:style-name="ACE-7" office:value-type="string">
            <text:p>Indicative meaning (m)</text:p>
          </table:table-cell>
          <table:table-cell table:style-name="ACE-7" office:value-type="string">
            <text:p>MTL (m)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15 </text:p>
          </table:table-cell>
          <table:table-cell table:style-name="ACE-7" office:value-type="string">
            <text:p>SUERC-15780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4975">
            <text:p>4975</text:p>
          </table:table-cell>
          <table:table-cell table:style-name="ACE-7" office:value-type="float" office:value="38">
            <text:p>38</text:p>
          </table:table-cell>
          <table:table-cell table:style-name="ACE-7" office:value-type="float" office:value="-22.399999999999999">
            <text:p>−22.4</text:p>
          </table:table-cell>
          <table:table-cell table:style-name="ACE-7" office:value-type="float" office:value="5606">
            <text:p>5606</text:p>
          </table:table-cell>
          <table:table-cell table:style-name="ACE-7" office:value-type="float" office:value="5881">
            <text:p>5881</text:p>
          </table:table-cell>
          <table:table-cell table:style-name="ACE-7" office:value-type="float" office:value="15.4">
            <text:p>15.4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15.33">
            <text:p>15.33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13">
            <text:p>13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10 </text:p>
          </table:table-cell>
          <table:table-cell table:style-name="ACE-7" office:value-type="string">
            <text:p>SUERC-15783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4102">
            <text:p>4102</text:p>
          </table:table-cell>
          <table:table-cell table:style-name="ACE-7" office:value-type="float" office:value="38">
            <text:p>38</text:p>
          </table:table-cell>
          <table:table-cell table:style-name="ACE-7" office:value-type="float" office:value="-24.800000000000001">
            <text:p>−24.8</text:p>
          </table:table-cell>
          <table:table-cell table:style-name="ACE-7" office:value-type="float" office:value="4449">
            <text:p>4449</text:p>
          </table:table-cell>
          <table:table-cell table:style-name="ACE-7" office:value-type="float" office:value="4817">
            <text:p>4817</text:p>
          </table:table-cell>
          <table:table-cell table:style-name="ACE-7" office:value-type="float" office:value="10.16">
            <text:p>10.16</text:p>
          </table:table-cell>
          <table:table-cell table:style-name="ACE-7" office:value-type="float" office:value="9.8499999999999996">
            <text:p>9.85</text:p>
          </table:table-cell>
          <table:table-cell table:style-name="ACE-7" office:value-type="float" office:value="10.01">
            <text:p>10.01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7.6799999999999997">
            <text:p>7.68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2 <text:s/></text:p>
          </table:table-cell>
          <table:table-cell table:style-name="ACE-7" office:value-type="string">
            <text:p>SUERC-17228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3268">
            <text:p>3268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9.899999999999999">
            <text:p>−29.9</text:p>
          </table:table-cell>
          <table:table-cell table:style-name="ACE-7" office:value-type="float" office:value="3399">
            <text:p>3399</text:p>
          </table:table-cell>
          <table:table-cell table:style-name="ACE-7" office:value-type="float" office:value="3578">
            <text:p>357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6299999999999999">
            <text:p>2.63</text:p>
          </table:table-cell>
          <table:table-cell table:style-name="ACE-7" office:value-type="float" office:value="2.6699999999999999">
            <text:p>2.67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0.68999999999999995">
            <text:p>0.69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0 <text:s/></text:p>
          </table:table-cell>
          <table:table-cell table:style-name="ACE-7" office:value-type="string">
            <text:p>SUERC-15785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2246">
            <text:p>2246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7.100000000000001">
            <text:p>−27.1</text:p>
          </table:table-cell>
          <table:table-cell table:style-name="ACE-7" office:value-type="float" office:value="2153">
            <text:p>2153</text:p>
          </table:table-cell>
          <table:table-cell table:style-name="ACE-7" office:value-type="float" office:value="2343">
            <text:p>2343</text:p>
          </table:table-cell>
          <table:table-cell table:style-name="ACE-7" office:value-type="float" office:value="0.27000000000000002">
            <text:p>0.27</text:p>
          </table:table-cell>
          <table:table-cell table:style-name="ACE-7" office:value-type="float" office:value="0.01">
            <text:p>0.01</text:p>
          </table:table-cell>
          <table:table-cell table:style-name="ACE-7" office:value-type="float" office:value="0.14000000000000001">
            <text:p>0.14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-2.1899999999999999">
            <text:p>−2.19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0 <text:s/></text:p>
          </table:table-cell>
          <table:table-cell table:style-name="ACE-7" office:value-type="string">
            <text:p>SUERC-15786 </text:p>
          </table:table-cell>
          <table:table-cell table:style-name="ACE-7" office:value-type="string">
            <text:p>Ingression 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1258">
            <text:p>1258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-24.100000000000001">
            <text:p>−24.1</text:p>
          </table:table-cell>
          <table:table-cell table:style-name="ACE-7" office:value-type="float" office:value="1081">
            <text:p>1081</text:p>
          </table:table-cell>
          <table:table-cell table:style-name="ACE-7" office:value-type="float" office:value="1281">
            <text:p>1281</text:p>
          </table:table-cell>
          <table:table-cell table:style-name="ACE-7" office:value-type="float" office:value="0.27000000000000002">
            <text:p>0.27</text:p>
          </table:table-cell>
          <table:table-cell table:style-name="ACE-7" office:value-type="float" office:value="0.01">
            <text:p>0.01</text:p>
          </table:table-cell>
          <table:table-cell table:style-name="ACE-7" office:value-type="float" office:value="0.14000000000000001">
            <text:p>0.14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1.8400000000000001">
            <text:p>−1.84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1 </text:p>
          </table:table-cell>
          <table:table-cell table:style-name="ACE-7" office:value-type="string">
            <text:p>SUERC-15787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1363">
            <text:p>1363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2.100000000000001">
            <text:p>−22.1</text:p>
          </table:table-cell>
          <table:table-cell table:style-name="ACE-7" office:value-type="float" office:value="1183">
            <text:p>1183</text:p>
          </table:table-cell>
          <table:table-cell table:style-name="ACE-7" office:value-type="float" office:value="1345">
            <text:p>1345</text:p>
          </table:table-cell>
          <table:table-cell table:style-name="ACE-7" office:value-type="float" office:value="-1.8799999999999999">
            <text:p>−1.88</text:p>
          </table:table-cell>
          <table:table-cell table:style-name="ACE-7" office:value-type="float" office:value="-1.8999999999999999">
            <text:p>−1.9</text:p>
          </table:table-cell>
          <table:table-cell table:style-name="ACE-7" office:value-type="float" office:value="-1.8899999999999999">
            <text:p>−1.89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-4.2199999999999998">
            <text:p>−4.22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1 </text:p>
          </table:table-cell>
          <table:table-cell table:style-name="ACE-7" office:value-type="string">
            <text:p>SUERC-15788 </text:p>
          </table:table-cell>
          <table:table-cell table:style-name="ACE-7" office:value-type="string">
            <text:p>Ingression 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1480">
            <text:p>1480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0.100000000000001">
            <text:p>−20.1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486">
            <text:p>1486</text:p>
          </table:table-cell>
          <table:table-cell table:style-name="ACE-7" office:value-type="float" office:value="-1.8799999999999999">
            <text:p>−1.88</text:p>
          </table:table-cell>
          <table:table-cell table:style-name="ACE-7" office:value-type="float" office:value="-1.8999999999999999">
            <text:p>−1.9</text:p>
          </table:table-cell>
          <table:table-cell table:style-name="ACE-7" office:value-type="float" office:value="-1.8899999999999999">
            <text:p>−1.89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3.8700000000000001">
            <text:p>−3.87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2 </text:p>
          </table:table-cell>
          <table:table-cell table:style-name="ACE-7" office:value-type="string">
            <text:p>SUERC-15789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2190">
            <text:p>219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-19.899999999999999">
            <text:p>−19.9</text:p>
          </table:table-cell>
          <table:table-cell table:style-name="ACE-7" office:value-type="float" office:value="2120">
            <text:p>2120</text:p>
          </table:table-cell>
          <table:table-cell table:style-name="ACE-7" office:value-type="float" office:value="2323">
            <text:p>2323</text:p>
          </table:table-cell>
          <table:table-cell table:style-name="ACE-7" office:value-type="float" office:value="-1.98">
            <text:p>−1.98</text:p>
          </table:table-cell>
          <table:table-cell table:style-name="ACE-7" office:value-type="float" office:value="-2.1200000000000001">
            <text:p>−2.12</text:p>
          </table:table-cell>
          <table:table-cell table:style-name="ACE-7" office:value-type="float" office:value="-2.0499999999999998">
            <text:p>−2.05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4.0300000000000002">
            <text:p>−4.03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2 </text:p>
          </table:table-cell>
          <table:table-cell table:style-name="ACE-7" office:value-type="string">
            <text:p>SUERC-15790 </text:p>
          </table:table-cell>
          <table:table-cell table:style-name="ACE-7" office:value-type="string">
            <text:p>Ingression 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2144">
            <text:p>2144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19.899999999999999">
            <text:p>−19.9</text:p>
          </table:table-cell>
          <table:table-cell table:style-name="ACE-7" office:value-type="float" office:value="2002">
            <text:p>2002</text:p>
          </table:table-cell>
          <table:table-cell table:style-name="ACE-7" office:value-type="float" office:value="2305">
            <text:p>2305</text:p>
          </table:table-cell>
          <table:table-cell table:style-name="ACE-7" office:value-type="float" office:value="-1.98">
            <text:p>−1.98</text:p>
          </table:table-cell>
          <table:table-cell table:style-name="ACE-7" office:value-type="float" office:value="-2.1200000000000001">
            <text:p>−2.12</text:p>
          </table:table-cell>
          <table:table-cell table:style-name="ACE-7" office:value-type="float" office:value="-2.0499999999999998">
            <text:p>−2.05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4.0300000000000002">
            <text:p>−4.03</text:p>
          </table:table-cell>
          <table:table-cell table:number-columns-repeated="241" table:style-name="ACE-7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Long et al 2009&quot;" table:base-cell-address="$'Long et al 2009'.$A$1"/>
          <table:named-expression table:name="Print_Area" table:expression="of:=#REF!" table:base-cell-address="$'Long et al 2009'.$A$1"/>
        </table:named-expressions>
        <gnm:selections gnm:cursor-col="3" gnm:cursor-row="1">
          <gnm:selection gnm:start-col="3" gnm:start-row="1" gnm:end-col="3" gnm:end-row="1"/>
        </gnm:selections>
      </table:table>
      <table:table table:name="SparrenbomEtal2006a" table:style-name="ta-7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13"/>
        <table:table-column table:default-cell-style-name="ACE-8" table:style-name="ACOL-0" table:number-columns-repeated="7"/>
        <table:table-column table:default-cell-style-name="ACE-8" table:style-name="ACOL-14"/>
        <table:table-column table:default-cell-style-name="ACE-8" table:style-name="ACOL-0"/>
        <table:table-column table:default-cell-style-name="ACE-8" table:style-name="ACOL-0" table:number-columns-repeated="245"/>
        <table:table-row table:style-name="AROW-1">
          <table:table-cell table:style-name="ACE-8" office:value-type="string">
            <text:p>Site <text:s text:c="7"/></text:p>
          </table:table-cell>
          <table:table-cell table:style-name="ACE-8" office:value-type="string">
            <text:p>Lab. no. <text:s text:c="8"/></text:p>
          </table:table-cell>
          <table:table-cell table:style-name="ACE-8" office:value-type="string">
            <text:p><text:s/>Depth (cm) <text:s text:c="2"/></text:p>
          </table:table-cell>
          <table:table-cell table:style-name="ACE-8" office:value-type="string">
            <text:p>De <text:s text:c="4"/></text:p>
          </table:table-cell>
          <table:table-cell table:style-name="ACE-8" office:value-type="string">
            <text:p><text:s/>Age, 14C yr BP</text:p>
          </table:table-cell>
          <table:table-cell table:style-name="ACE-8" office:value-type="string">
            <text:p><text:s/>e <text:s text:c="3"/></text:p>
          </table:table-cell>
          <table:table-cell table:style-name="ACE-8" office:value-type="string">
            <text:p>Cal BP 2 s + <text:s text:c="2"/></text:p>
          </table:table-cell>
          <table:table-cell table:style-name="ACE-8" office:value-type="string">
            <text:p>cal BP - <text:s/>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Comments <text:s text:c="16"/></text:p>
          </table:table-cell>
          <table:table-cell table:style-name="ACE-8" office:value-type="string">
            <text:p>Material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I1 <text:s text:c="9"/></text:p>
          </table:table-cell>
          <table:table-cell table:style-name="ACE-8" office:value-type="string">
            <text:p>Poz-7191 <text:s text:c="8"/></text:p>
          </table:table-cell>
          <table:table-cell table:style-name="ACE-8" office:value-type="float" office:value="355">
            <text:p>355</text:p>
          </table:table-cell>
          <table:table-cell table:style-name="ACE-8" office:value-type="float" office:value="356">
            <text:p>356</text:p>
          </table:table-cell>
          <table:table-cell table:style-name="ACE-8" office:value-type="float" office:value="8030">
            <text:p>8030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8750">
            <text:p>8750</text:p>
          </table:table-cell>
          <table:table-cell table:style-name="ACE-8" office:value-type="float" office:value="9030">
            <text:p>903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Deglaciation <text:s text:c="12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I1 <text:s text:c="9"/></text:p>
          </table:table-cell>
          <table:table-cell table:style-name="ACE-8" office:value-type="string">
            <text:p>LuS-5862 <text:s text:c="8"/></text:p>
          </table:table-cell>
          <table:table-cell table:style-name="ACE-8" office:value-type="float" office:value="368">
            <text:p>368</text:p>
          </table:table-cell>
          <table:table-cell table:style-name="ACE-8" office:value-type="float" office:value="370">
            <text:p>370</text:p>
          </table:table-cell>
          <table:table-cell table:style-name="ACE-8" office:value-type="float" office:value="8370">
            <text:p>837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200">
            <text:p>9200</text:p>
          </table:table-cell>
          <table:table-cell table:style-name="ACE-8" office:value-type="float" office:value="9530">
            <text:p>9530</text:p>
          </table:table-cell>
          <table:table-cell table:style-name="ACE-8" office:value-type="string">
            <text:p>(92.3%) <text:s/></text:p>
          </table:table-cell>
          <table:table-cell table:style-name="ACE-8" office:value-type="string">
            <text:p>Deglaciation <text:s text:c="12"/></text:p>
          </table:table-cell>
          <table:table-cell table:style-name="ACE-8" office:value-type="string">
            <text:p>Empetrum, Batrachium, Scirpus, Char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140">
            <text:p>9140</text:p>
          </table:table-cell>
          <table:table-cell table:style-name="ACE-8" office:value-type="float" office:value="9180">
            <text:p>9180</text:p>
          </table:table-cell>
          <table:table-cell table:style-name="ACE-8" office:value-type="string">
            <text:p>(3.1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1 <text:s text:c="9"/></text:p>
          </table:table-cell>
          <table:table-cell table:style-name="ACE-8" office:value-type="string">
            <text:p>LuS-5960 <text:s text:c="8"/></text:p>
          </table:table-cell>
          <table:table-cell table:style-name="ACE-8" office:value-type="float" office:value="437.5">
            <text:p>437.5</text:p>
          </table:table-cell>
          <table:table-cell table:style-name="ACE-8" office:value-type="float" office:value="439">
            <text:p>439</text:p>
          </table:table-cell>
          <table:table-cell table:style-name="ACE-8" office:value-type="float" office:value="8255">
            <text:p>825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030">
            <text:p>9030</text:p>
          </table:table-cell>
          <table:table-cell table:style-name="ACE-8" office:value-type="float" office:value="9430">
            <text:p>943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arex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K1 <text:s text:c="9"/></text:p>
          </table:table-cell>
          <table:table-cell table:style-name="ACE-8" office:value-type="string">
            <text:p>LuA-5824 <text:s text:c="8"/></text:p>
          </table:table-cell>
          <table:table-cell table:style-name="ACE-8" office:value-type="float" office:value="437.5">
            <text:p>437.5</text:p>
          </table:table-cell>
          <table:table-cell table:style-name="ACE-8" office:value-type="float" office:value="439">
            <text:p>439</text:p>
          </table:table-cell>
          <table:table-cell table:style-name="ACE-8" office:value-type="float" office:value="9420">
            <text:p>942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0950">
            <text:p>10950</text:p>
          </table:table-cell>
          <table:table-cell table:style-name="ACE-8" office:value-type="float" office:value="11100">
            <text:p>11100</text:p>
          </table:table-cell>
          <table:table-cell table:style-name="ACE-8" office:value-type="string">
            <text:p>(4.2%) <text:s text:c="2"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0400">
            <text:p>10400</text:p>
          </table:table-cell>
          <table:table-cell table:style-name="ACE-8" office:value-type="float" office:value="10800">
            <text:p>10800</text:p>
          </table:table-cell>
          <table:table-cell table:style-name="ACE-8" office:value-type="string">
            <text:p>(91.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A-5826 <text:s text:c="8"/></text:p>
          </table:table-cell>
          <table:table-cell table:style-name="ACE-8" office:value-type="float" office:value="1087">
            <text:p>1087</text:p>
          </table:table-cell>
          <table:table-cell table:style-name="ACE-8" office:value-type="float" office:value="1087.5">
            <text:p>1087.5</text:p>
          </table:table-cell>
          <table:table-cell table:style-name="ACE-8" office:value-type="float" office:value="7760">
            <text:p>7760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8350">
            <text:p>835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S-5910 <text:s text:c="8"/></text:p>
          </table:table-cell>
          <table:table-cell table:style-name="ACE-8" office:value-type="float" office:value="1087">
            <text:p>1087</text:p>
          </table:table-cell>
          <table:table-cell table:style-name="ACE-8" office:value-type="float" office:value="1088">
            <text:p>1088</text:p>
          </table:table-cell>
          <table:table-cell table:style-name="ACE-8" office:value-type="float" office:value="8404">
            <text:p>8404</text:p>
          </table:table-cell>
          <table:table-cell table:style-name="ACE-8" office:value-type="float" office:value="80">
            <text:p>80</text:p>
          </table:table-cell>
          <table:table-cell table:style-name="ACE-8" office:value-type="float" office:value="9240">
            <text:p>9240</text:p>
          </table:table-cell>
          <table:table-cell table:style-name="ACE-8" office:value-type="float" office:value="9540">
            <text:p>9540</text:p>
          </table:table-cell>
          <table:table-cell table:style-name="ACE-8" office:value-type="string">
            <text:p>(93.2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140">
            <text:p>9140</text:p>
          </table:table-cell>
          <table:table-cell table:style-name="ACE-8" office:value-type="float" office:value="9180">
            <text:p>9180</text:p>
          </table:table-cell>
          <table:table-cell table:style-name="ACE-8" office:value-type="string">
            <text:p>(2.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S-5911 <text:s text:c="8"/></text:p>
          </table:table-cell>
          <table:table-cell table:style-name="ACE-8" office:value-type="float" office:value="1089">
            <text:p>1089</text:p>
          </table:table-cell>
          <table:table-cell table:style-name="ACE-8" office:value-type="float" office:value="1090">
            <text:p>1090</text:p>
          </table:table-cell>
          <table:table-cell table:style-name="ACE-8" office:value-type="float" office:value="8505">
            <text:p>850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390">
            <text:p>9390</text:p>
          </table:table-cell>
          <table:table-cell table:style-name="ACE-8" office:value-type="float" office:value="9610">
            <text:p>9610</text:p>
          </table:table-cell>
          <table:table-cell table:style-name="ACE-8" office:value-type="string">
            <text:p>(92.7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 silt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310">
            <text:p>9310</text:p>
          </table:table-cell>
          <table:table-cell table:style-name="ACE-8" office:value-type="float" office:value="9360">
            <text:p>9360</text:p>
          </table:table-cell>
          <table:table-cell table:style-name="ACE-8" office:value-type="string">
            <text:p>(2.7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S-5919 <text:s text:c="8"/></text:p>
          </table:table-cell>
          <table:table-cell table:style-name="ACE-8" office:value-type="float" office:value="1083">
            <text:p>1083</text:p>
          </table:table-cell>
          <table:table-cell table:style-name="ACE-8" office:value-type="float" office:value="1091">
            <text:p>1091</text:p>
          </table:table-cell>
          <table:table-cell table:style-name="ACE-8" office:value-type="float" office:value="8155">
            <text:p>815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9000">
            <text:p>9000</text:p>
          </table:table-cell>
          <table:table-cell table:style-name="ACE-8" office:value-type="float" office:value="9270">
            <text:p>927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Bryopsida, leaf, Potamogeton, Nitella Chironomidae, Juniperus, Empetrum, Daphni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Nu1 <text:s text:c="8"/></text:p>
          </table:table-cell>
          <table:table-cell table:style-name="ACE-8" office:value-type="string">
            <text:p>LuS-5920 <text:s text:c="8"/></text:p>
          </table:table-cell>
          <table:table-cell table:style-name="ACE-8" office:value-type="float" office:value="696">
            <text:p>696</text:p>
          </table:table-cell>
          <table:table-cell table:style-name="ACE-8" office:value-type="float" office:value="698">
            <text:p>698</text:p>
          </table:table-cell>
          <table:table-cell table:style-name="ACE-8" office:value-type="float" office:value="9700">
            <text:p>970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1060">
            <text:p>11060</text:p>
          </table:table-cell>
          <table:table-cell table:style-name="ACE-8" office:value-type="float" office:value="11240">
            <text:p>11240</text:p>
          </table:table-cell>
          <table:table-cell table:style-name="ACE-8" office:value-type="string">
            <text:p>(65.6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Bryopsid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0790">
            <text:p>10790</text:p>
          </table:table-cell>
          <table:table-cell table:style-name="ACE-8" office:value-type="float" office:value="10970">
            <text:p>10970</text:p>
          </table:table-cell>
          <table:table-cell table:style-name="ACE-8" office:value-type="string">
            <text:p>(27.8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1000">
            <text:p>11000</text:p>
          </table:table-cell>
          <table:table-cell table:style-name="ACE-8" office:value-type="float" office:value="11030">
            <text:p>11030</text:p>
          </table:table-cell>
          <table:table-cell table:style-name="ACE-8" office:value-type="string">
            <text:p>(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Nu1 <text:s text:c="8"/></text:p>
          </table:table-cell>
          <table:table-cell table:style-name="ACE-8" office:value-type="string">
            <text:p>LuS-5878 <text:s text:c="8"/></text:p>
          </table:table-cell>
          <table:table-cell table:style-name="ACE-8" office:value-type="float" office:value="698">
            <text:p>698</text:p>
          </table:table-cell>
          <table:table-cell table:style-name="ACE-8" office:value-type="float" office:value="701">
            <text:p>701</text:p>
          </table:table-cell>
          <table:table-cell table:style-name="ACE-8" office:value-type="float" office:value="9845">
            <text:p>984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1160">
            <text:p>11160</text:p>
          </table:table-cell>
          <table:table-cell table:style-name="ACE-8" office:value-type="float" office:value="11410">
            <text:p>1141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Batrachium, Bryopsida, Nitella Potamogeton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1 <text:s text:c="8"/></text:p>
          </table:table-cell>
          <table:table-cell table:style-name="ACE-8" office:value-type="float" office:value="127.5">
            <text:p>127.5</text:p>
          </table:table-cell>
          <table:table-cell table:style-name="ACE-8" office:value-type="float" office:value="138">
            <text:p>138</text:p>
          </table:table-cell>
          <table:table-cell table:style-name="ACE-8" office:value-type="float" office:value="230">
            <text:p>23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470">
            <text:p>470</text:p>
          </table:table-cell>
          <table:table-cell table:style-name="ACE-8" office:value-type="string">
            <text:p>(84.4%) <text:s/></text:p>
          </table:table-cell>
          <table:table-cell table:style-name="ACE-8" office:value-type="string">
            <text:p>Above transgression <text:s text:c="5"/></text:p>
          </table:table-cell>
          <table:table-cell table:style-name="ACE-8" office:value-type="string">
            <text:p>Empetrum, Hippuris, Potamogeton Bryopsida, Leaf, Batrach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-11">
            <text:p>−11</text:p>
          </table:table-cell>
          <table:table-cell table:style-name="ACE-8" office:value-type="float" office:value="50">
            <text:p>50</text:p>
          </table:table-cell>
          <table:table-cell table:style-name="ACE-8" office:value-type="string">
            <text:p>(11%) <text:s text:c="3"/>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12 <text:s text:c="8"/></text:p>
          </table:table-cell>
          <table:table-cell table:style-name="ACE-8" office:value-type="float" office:value="137">
            <text:p>137</text:p>
          </table:table-cell>
          <table:table-cell table:style-name="ACE-8" office:value-type="float" office:value="138">
            <text:p>138</text:p>
          </table:table-cell>
          <table:table-cell table:style-name="ACE-8" office:value-type="float" office:value="1365">
            <text:p>136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1170">
            <text:p>1170</text:p>
          </table:table-cell>
          <table:table-cell table:style-name="ACE-8" office:value-type="float" office:value="1360">
            <text:p>136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Above transgression <text:s text:c="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2 <text:s text:c="8"/></text:p>
          </table:table-cell>
          <table:table-cell table:style-name="ACE-8" office:value-type="float" office:value="138">
            <text:p>138</text:p>
          </table:table-cell>
          <table:table-cell table:style-name="ACE-8" office:value-type="float" office:value="142">
            <text:p>142</text:p>
          </table:table-cell>
          <table:table-cell table:style-name="ACE-8" office:value-type="float" office:value="965">
            <text:p>96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760">
            <text:p>760</text:p>
          </table:table-cell>
          <table:table-cell table:style-name="ACE-8" office:value-type="float" office:value="970">
            <text:p>97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Just above transgression </text:p>
          </table:table-cell>
          <table:table-cell table:style-name="ACE-8" office:value-type="string">
            <text:p>Empetrum, Hippuris, Potamogeton, Leaf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13 <text:s text:c="8"/></text:p>
          </table:table-cell>
          <table:table-cell table:style-name="ACE-8" office:value-type="float" office:value="142">
            <text:p>142</text:p>
          </table:table-cell>
          <table:table-cell table:style-name="ACE-8" office:value-type="float" office:value="143">
            <text:p>143</text:p>
          </table:table-cell>
          <table:table-cell table:style-name="ACE-8" office:value-type="float" office:value="2890">
            <text:p>289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3180">
            <text:p>3180</text:p>
          </table:table-cell>
          <table:table-cell table:style-name="ACE-8" office:value-type="float" office:value="3210">
            <text:p>3210</text:p>
          </table:table-cell>
          <table:table-cell table:style-name="ACE-8" office:value-type="string">
            <text:p>(3.2%) <text:s text:c="2"/></text:p>
          </table:table-cell>
          <table:table-cell table:style-name="ACE-8" office:value-type="string">
            <text:p>Transgression <text:s text:c="11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2870">
            <text:p>2870</text:p>
          </table:table-cell>
          <table:table-cell table:style-name="ACE-8" office:value-type="float" office:value="3170">
            <text:p>3170</text:p>
          </table:table-cell>
          <table:table-cell table:style-name="ACE-8" office:value-type="string">
            <text:p>(92.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7 <text:s text:c="8"/></text:p>
          </table:table-cell>
          <table:table-cell table:style-name="ACE-8" office:value-type="float" office:value="187">
            <text:p>187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7835">
            <text:p>783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8450">
            <text:p>845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Just above isolation <text:s text:c="4"/></text:p>
          </table:table-cell>
          <table:table-cell table:style-name="ACE-8" office:value-type="string">
            <text:p>Empetrum, Hippuris, Carex, Potamogeton Batrach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14 <text:s text:c="8"/></text:p>
          </table:table-cell>
          <table:table-cell table:style-name="ACE-8" office:value-type="float" office:value="189.5">
            <text:p>189.5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7625">
            <text:p>762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8340">
            <text:p>8340</text:p>
          </table:table-cell>
          <table:table-cell table:style-name="ACE-8" office:value-type="float" office:value="8550">
            <text:p>855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Just above isolation <text:s text:c="4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6 <text:s text:c="8"/>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197">
            <text:p>197</text:p>
          </table:table-cell>
          <table:table-cell table:style-name="ACE-8" office:value-type="float" office:value="7955">
            <text:p>795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8600">
            <text:p>860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Empetrum, Potamogeton, Bryopsida, Carex Leaf, Batrach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23 <text:s text:c="8"/>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11">
            <text:p>11</text:p>
          </table:table-cell>
          <table:table-cell table:style-name="ACE-8" office:value-type="float" office:value="3470">
            <text:p>347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3610">
            <text:p>3610</text:p>
          </table:table-cell>
          <table:table-cell table:style-name="ACE-8" office:value-type="float" office:value="3880">
            <text:p>388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Transgression <text:s text:c="11"/></text:p>
          </table:table-cell>
          <table:table-cell table:style-name="ACE-8" office:value-type="string">
            <text:p>Hippuris , Empetrum, Potamogeton, Bryopsida Leaf, Twig, Vaccin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5 <text:s text:c="8"/></text:p>
          </table:table-cell>
          <table:table-cell table:style-name="ACE-8" office:value-type="float" office:value="10">
            <text:p>10</text:p>
          </table:table-cell>
          <table:table-cell table:style-name="ACE-8" office:value-type="float" office:value="11">
            <text:p>11</text:p>
          </table:table-cell>
          <table:table-cell table:style-name="ACE-8" office:value-type="float" office:value="4370">
            <text:p>437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5160">
            <text:p>5160</text:p>
          </table:table-cell>
          <table:table-cell table:style-name="ACE-8" office:value-type="float" office:value="5280">
            <text:p>5280</text:p>
          </table:table-cell>
          <table:table-cell table:style-name="ACE-8" office:value-type="string">
            <text:p>(9.9%) <text:s text:c="2"/></text:p>
          </table:table-cell>
          <table:table-cell table:style-name="ACE-8" office:value-type="string">
            <text:p>Below transgression <text:s text:c="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5100">
            <text:p>5100</text:p>
          </table:table-cell>
          <table:table-cell table:style-name="ACE-8" office:value-type="float" office:value="5130">
            <text:p>5130</text:p>
          </table:table-cell>
          <table:table-cell table:style-name="ACE-8" office:value-type="string">
            <text:p>(1.1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4830">
            <text:p>4830</text:p>
          </table:table-cell>
          <table:table-cell table:style-name="ACE-8" office:value-type="float" office:value="5070">
            <text:p>5070</text:p>
          </table:table-cell>
          <table:table-cell table:style-name="ACE-8" office:value-type="string">
            <text:p>(84.4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6 <text:s text:c="8"/>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5.800000000000001">
            <text:p>15.8</text:p>
          </table:table-cell>
          <table:table-cell table:style-name="ACE-8" office:value-type="float" office:value="4590">
            <text:p>459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5040">
            <text:p>5040</text:p>
          </table:table-cell>
          <table:table-cell table:style-name="ACE-8" office:value-type="float" office:value="5470">
            <text:p>547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Below transgression <text:s text:c="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8 <text:s text:c="8"/></text:p>
          </table:table-cell>
          <table:table-cell table:style-name="ACE-8" office:value-type="float" office:value="161">
            <text:p>161</text:p>
          </table:table-cell>
          <table:table-cell table:style-name="ACE-8" office:value-type="float" office:value="161.80000000000001">
            <text:p>161.8</text:p>
          </table:table-cell>
          <table:table-cell table:style-name="ACE-8" office:value-type="float" office:value="8060">
            <text:p>806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8600">
            <text:p>8600</text:p>
          </table:table-cell>
          <table:table-cell table:style-name="ACE-8" office:value-type="float" office:value="9250">
            <text:p>925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24 <text:s text:c="8"/></text:p>
          </table:table-cell>
          <table:table-cell table:style-name="ACE-8" office:value-type="float" office:value="162">
            <text:p>162</text:p>
          </table:table-cell>
          <table:table-cell table:style-name="ACE-8" office:value-type="float" office:value="165">
            <text:p>165</text:p>
          </table:table-cell>
          <table:table-cell table:style-name="ACE-8" office:value-type="float" office:value="7545">
            <text:p>754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8280">
            <text:p>8280</text:p>
          </table:table-cell>
          <table:table-cell table:style-name="ACE-8" office:value-type="float" office:value="8430">
            <text:p>8430</text:p>
          </table:table-cell>
          <table:table-cell table:style-name="ACE-8" office:value-type="string">
            <text:p>(85.0%) <text:s/></text:p>
          </table:table-cell>
          <table:table-cell table:style-name="ACE-8" office:value-type="string">
            <text:p>Just below isolation <text:s text:c="4"/></text:p>
          </table:table-cell>
          <table:table-cell table:style-name="ACE-8" office:value-type="string">
            <text:p>Phaecophyceae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8200">
            <text:p>8200</text:p>
          </table:table-cell>
          <table:table-cell table:style-name="ACE-8" office:value-type="float" office:value="8270">
            <text:p>8270</text:p>
          </table:table-cell>
          <table:table-cell table:style-name="ACE-8" office:value-type="string">
            <text:p>(10.4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25 <text:s text:c="8"/></text:p>
          </table:table-cell>
          <table:table-cell table:style-name="ACE-8" office:value-type="float" office:value="160">
            <text:p>160</text:p>
          </table:table-cell>
          <table:table-cell table:style-name="ACE-8" office:value-type="float" office:value="165">
            <text:p>165</text:p>
          </table:table-cell>
          <table:table-cell table:style-name="ACE-8" office:value-type="float" office:value="7945">
            <text:p>794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8600">
            <text:p>860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Potamogeton, Bryopsida, Empetrum, Juniperus Leaf, Salix , Hippuris, Carex, Isoetes Chironomidae Daphnia, Plumatell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7 <text:s text:c="8"/></text:p>
          </table:table-cell>
          <table:table-cell table:style-name="ACE-8" office:value-type="float" office:value="315.5">
            <text:p>315.5</text:p>
          </table:table-cell>
          <table:table-cell table:style-name="ACE-8" office:value-type="float" office:value="316.5">
            <text:p>316.5</text:p>
          </table:table-cell>
          <table:table-cell table:style-name="ACE-8" office:value-type="float" office:value="9830">
            <text:p>9830</text:p>
          </table:table-cell>
          <table:table-cell table:style-name="ACE-8" office:value-type="float" office:value="100">
            <text:p>100</text:p>
          </table:table-cell>
          <table:table-cell table:style-name="ACE-8" office:value-type="float" office:value="11050">
            <text:p>11050</text:p>
          </table:table-cell>
          <table:table-cell table:style-name="ACE-8" office:value-type="float" office:value="11750">
            <text:p>11750</text:p>
          </table:table-cell>
          <table:table-cell table:style-name="ACE-8" office:value-type="string">
            <text:p>(90.4%) <text:s/></text:p>
          </table:table-cell>
          <table:table-cell table:style-name="ACE-8" office:value-type="string">
            <text:p>Deglaciation <text:s text:c="12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0800">
            <text:p>10800</text:p>
          </table:table-cell>
          <table:table-cell table:style-name="ACE-8" office:value-type="float" office:value="11000">
            <text:p>11000</text:p>
          </table:table-cell>
          <table:table-cell table:style-name="ACE-8" office:value-type="string">
            <text:p>(5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4 <text:s text:c="9"/></text:p>
          </table:table-cell>
          <table:table-cell table:style-name="ACE-8" office:value-type="string">
            <text:p>LuS-5873 <text:s text:c="8"/></text:p>
          </table:table-cell>
          <table:table-cell table:style-name="ACE-8" office:value-type="float" office:value="284">
            <text:p>284</text:p>
          </table:table-cell>
          <table:table-cell table:style-name="ACE-8" office:value-type="float" office:value="288">
            <text:p>288</text:p>
          </table:table-cell>
          <table:table-cell table:style-name="ACE-8" office:value-type="float" office:value="8215">
            <text:p>8215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8750">
            <text:p>8750</text:p>
          </table:table-cell>
          <table:table-cell table:style-name="ACE-8" office:value-type="float" office:value="9500">
            <text:p>95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Hippuris, Batrachium, Nitella, Bryopsid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5 <text:s text:c="9"/></text:p>
          </table:table-cell>
          <table:table-cell table:style-name="ACE-8" office:value-type="string">
            <text:p>LuS-5874 <text:s text:c="8"/></text:p>
          </table:table-cell>
          <table:table-cell table:style-name="ACE-8" office:value-type="float" office:value="400">
            <text:p>400</text:p>
          </table:table-cell>
          <table:table-cell table:style-name="ACE-8" office:value-type="float" office:value="400.5">
            <text:p>400.5</text:p>
          </table:table-cell>
          <table:table-cell table:style-name="ACE-8" office:value-type="float" office:value="7010">
            <text:p>701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7720">
            <text:p>7720</text:p>
          </table:table-cell>
          <table:table-cell table:style-name="ACE-8" office:value-type="float" office:value="7950">
            <text:p>795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<text:s text:c="2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5 <text:s text:c="9"/></text:p>
          </table:table-cell>
          <table:table-cell table:style-name="ACE-8" office:value-type="string">
            <text:p>LuS-5875 <text:s text:c="8"/></text:p>
          </table:table-cell>
          <table:table-cell table:style-name="ACE-8" office:value-type="float" office:value="440">
            <text:p>440</text:p>
          </table:table-cell>
          <table:table-cell table:style-name="ACE-8" office:value-type="float" office:value="444">
            <text:p>444</text:p>
          </table:table-cell>
          <table:table-cell table:style-name="ACE-8" office:value-type="float" office:value="8930">
            <text:p>893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9860">
            <text:p>9860</text:p>
          </table:table-cell>
          <table:table-cell table:style-name="ACE-8" office:value-type="float" office:value="10230">
            <text:p>10230</text:p>
          </table:table-cell>
          <table:table-cell table:style-name="ACE-8" office:value-type="string">
            <text:p>(93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Juniperus, Empetrum, Batrachium, <text:s/>Bryopsida, Nitella , Daphni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790">
            <text:p>9790</text:p>
          </table:table-cell>
          <table:table-cell table:style-name="ACE-8" office:value-type="float" office:value="9850">
            <text:p>9850</text:p>
          </table:table-cell>
          <table:table-cell table:style-name="ACE-8" office:value-type="string">
            <text:p>(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6 <text:s text:c="9"/></text:p>
          </table:table-cell>
          <table:table-cell table:style-name="ACE-8" office:value-type="string">
            <text:p>LuS-6075 <text:s text:c="8"/></text:p>
          </table:table-cell>
          <table:table-cell table:style-name="ACE-8" office:value-type="float" office:value="14630">
            <text:p>14630</text:p>
          </table:table-cell>
          <table:table-cell table:style-name="ACE-8" office:value-type="float" office:value="14650">
            <text:p>14650</text:p>
          </table:table-cell>
          <table:table-cell table:style-name="ACE-8" office:value-type="float" office:value="1255">
            <text:p>125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1060">
            <text:p>1060</text:p>
          </table:table-cell>
          <table:table-cell table:style-name="ACE-8" office:value-type="float" office:value="1290">
            <text:p>129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<text:s text:c="25"/></text:p>
          </table:table-cell>
          <table:table-cell table:style-name="ACE-8" office:value-type="string">
            <text:p>Lowest water level (?) Wood, leaf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9 <text:s text:c="9"/></text:p>
          </table:table-cell>
          <table:table-cell table:style-name="ACE-8" office:value-type="string">
            <text:p>LuS-5877 <text:s text:c="8"/></text:p>
          </table:table-cell>
          <table:table-cell table:style-name="ACE-8" office:value-type="float" office:value="373">
            <text:p>373</text:p>
          </table:table-cell>
          <table:table-cell table:style-name="ACE-8" office:value-type="float" office:value="373.80000000000001">
            <text:p>373.8</text:p>
          </table:table-cell>
          <table:table-cell table:style-name="ACE-8" office:value-type="float" office:value="9640">
            <text:p>964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10760">
            <text:p>10760</text:p>
          </table:table-cell>
          <table:table-cell table:style-name="ACE-8" office:value-type="float" office:value="11200">
            <text:p>112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9 <text:s text:c="9"/></text:p>
          </table:table-cell>
          <table:table-cell table:style-name="ACE-8" office:value-type="string">
            <text:p>LuS-5876 <text:s text:c="8"/></text:p>
          </table:table-cell>
          <table:table-cell table:style-name="ACE-8" office:value-type="float" office:value="372">
            <text:p>372</text:p>
          </table:table-cell>
          <table:table-cell table:style-name="ACE-8" office:value-type="float" office:value="374">
            <text:p>374</text:p>
          </table:table-cell>
          <table:table-cell table:style-name="ACE-8" office:value-type="float" office:value="9615">
            <text:p>961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0750">
            <text:p>10750</text:p>
          </table:table-cell>
          <table:table-cell table:style-name="ACE-8" office:value-type="float" office:value="11180">
            <text:p>1118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Empetrum, Batrachium, Potamogeton</text:p>
          </table:table-cell>
          <table:table-cell table:number-columns-repeated="245" table:style-name="ACE-8"/>
        </table:table-row>
        <table:table-row table:style-name="AROW-0" table:number-rows-repeated="65492">
          <table:table-cell table:number-columns-repeated="256"/>
        </table:table-row>
        <table:named-expressions>
          <table:named-expression table:name="Sheet_Title" table:expression="of:=&quot;SparrenbomEtal2006a&quot;" table:base-cell-address="$'SparrenbomEtal2006a'.$A$1"/>
          <table:named-expression table:name="Print_Area" table:expression="of:=#REF!" table:base-cell-address="$'SparrenbomEtal2006a'.$A$1"/>
        </table:named-expressions>
        <gnm:selections gnm:cursor-col="10" gnm:cursor-row="16">
          <gnm:selection gnm:start-col="10" gnm:start-row="16" gnm:end-col="10" gnm:end-row="16"/>
        </gnm:selections>
      </table:table>
      <table:table table:name="SparrenbomEtal2006b" table:style-name="ta-8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15"/>
        <table:table-column table:default-cell-style-name="ACE-9" table:style-name="ACOL-0" table:number-columns-repeated="9"/>
        <table:table-column table:default-cell-style-name="ACE-9" table:style-name="ACOL-0" table:number-columns-repeated="245"/>
        <table:table-row table:style-name="AROW-1">
          <table:table-cell table:style-name="ACE-9" office:value-type="string">
            <text:p>Site <text:s/></text:p>
          </table:table-cell>
          <table:table-cell table:style-name="ACE-9" office:value-type="string">
            <text:p><text:s/>Laboratory no. <text:s text:c="4"/></text:p>
          </table:table-cell>
          <table:table-cell table:style-name="ACE-9" office:value-type="string">
            <text:p>Depth(cm)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Age (14C yr BP)</text:p>
          </table:table-cell>
          <table:table-cell table:style-name="ACE-9" office:value-type="string">
            <text:p><text:s text:c="6"/></text:p>
          </table:table-cell>
          <table:table-cell table:style-name="ACE-9" office:value-type="string">
            <text:p>Calibrated age <text:s text:c="2"/></text:p>
          </table:table-cell>
          <table:table-cell table:style-name="ACE-9" office:value-type="string">
            <text:p>2-sig </text:p>
          </table:table-cell>
          <table:table-cell table:style-name="ACE-9" office:value-type="string">
            <text:p>(95.4%) <text:s text:c="6"/></text:p>
          </table:table-cell>
          <table:table-cell table:style-name="ACE-9" office:value-type="string">
            <text:p>Material <text:s text:c="75"/></text:p>
          </table:table-cell>
          <table:table-cell table:style-name="ACE-9" office:value-type="string">
            <text:p>Comments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174 <text:s text:c="10"/></text:p>
          </table:table-cell>
          <table:table-cell table:style-name="ACE-9" office:value-type="float" office:value="10.234999999999999">
            <text:p>10.23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1280">
            <text:p>128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1140">
            <text:p>1140</text:p>
          </table:table-cell>
          <table:table-cell table:style-name="ACE-9" office:value-type="float" office:value="1290">
            <text:p>129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LuA-5846 <text:s text:c="10"/></text:p>
          </table:table-cell>
          <table:table-cell table:style-name="ACE-9" office:value-type="float" office:value="10.57">
            <text:p>10.57</text:p>
          </table:table-cell>
          <table:table-cell table:style-name="ACE-9" office:value-type="float" office:value="10.609999999999999">
            <text:p>10.61</text:p>
          </table:table-cell>
          <table:table-cell table:style-name="ACE-9" office:value-type="float" office:value="2450">
            <text:p>2450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2340">
            <text:p>2340</text:p>
          </table:table-cell>
          <table:table-cell table:style-name="ACE-9" office:value-type="float" office:value="2740">
            <text:p>2740</text:p>
          </table:table-cell>
          <table:table-cell table:style-name="ACE-9" office:value-type="string">
            <text:p>(92.8%) <text:s text:c="6"/></text:p>
          </table:table-cell>
          <table:table-cell table:style-name="ACE-9" office:value-type="string">
            <text:p>Bryopsida indet., Nitella, Empetrum, Isoetes, Daphnia, Batrachium and Chironomidae <text:s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321 <text:s text:c="10"/></text:p>
          </table:table-cell>
          <table:table-cell table:style-name="ACE-9" office:value-type="float" office:value="10.765000000000001">
            <text:p>10.76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5580">
            <text:p>558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6290">
            <text:p>6290</text:p>
          </table:table-cell>
          <table:table-cell table:style-name="ACE-9" office:value-type="float" office:value="6450">
            <text:p>64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N2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175 <text:s text:c="10"/></text:p>
          </table:table-cell>
          <table:table-cell table:style-name="ACE-9" office:value-type="float" office:value="11.635">
            <text:p>11.63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15690">
            <text:p>1569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8150">
            <text:p>18150</text:p>
          </table:table-cell>
          <table:table-cell table:style-name="ACE-9" office:value-type="float" office:value="19450">
            <text:p>194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N2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320 <text:s text:c="10"/>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560">
            <text:p>856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680">
            <text:p>9680</text:p>
          </table:table-cell>
          <table:table-cell table:style-name="ACE-9" office:value-type="float" office:value="9640">
            <text:p>9640</text:p>
          </table:table-cell>
          <table:table-cell table:style-name="ACE-9" office:value-type="string">
            <text:p>(2.6%) <text:s text:c="7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9630">
            <text:p>9630</text:p>
          </table:table-cell>
          <table:table-cell table:style-name="ACE-9" office:value-type="float" office:value="9470">
            <text:p>9470</text:p>
          </table:table-cell>
          <table:table-cell table:style-name="ACE-9" office:value-type="string">
            <text:p>(92.8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LuA-5848 <text:s text:c="10"/></text:p>
          </table:table-cell>
          <table:table-cell table:style-name="ACE-9" office:value-type="float" office:value="11.98">
            <text:p>11.98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8270">
            <text:p>8270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9020">
            <text:p>9020</text:p>
          </table:table-cell>
          <table:table-cell table:style-name="ACE-9" office:value-type="float" office:value="9480">
            <text:p>948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Nitella <text:s text:c="76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415 <text:s text:c="10"/></text:p>
          </table:table-cell>
          <table:table-cell table:style-name="ACE-9" office:value-type="float" office:value="12.02">
            <text:p>12.02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720">
            <text:p>872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550">
            <text:p>9550</text:p>
          </table:table-cell>
          <table:table-cell table:style-name="ACE-9" office:value-type="float" office:value="9910">
            <text:p>991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silt <text:s text:c="72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LuA-5847 <text:s text:c="10"/></text:p>
          </table:table-cell>
          <table:table-cell table:style-name="ACE-9" office:value-type="float" office:value="12.01">
            <text:p>12.01</text:p>
          </table:table-cell>
          <table:table-cell table:style-name="ACE-9" office:value-type="float" office:value="12.029999999999999">
            <text:p>12.03</text:p>
          </table:table-cell>
          <table:table-cell table:style-name="ACE-9" office:value-type="float" office:value="8990">
            <text:p>899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9750">
            <text:p>9750</text:p>
          </table:table-cell>
          <table:table-cell table:style-name="ACE-9" office:value-type="float" office:value="10400">
            <text:p>104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Drepanocladus cf. badius <text:s text:c="59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6 <text:s text:c="2"/></text:p>
          </table:table-cell>
          <table:table-cell table:style-name="ACE-9" office:value-type="string">
            <text:p><text:s/>LuA-5225 <text:s text:c="10"/></text:p>
          </table:table-cell>
          <table:table-cell table:style-name="ACE-9" office:value-type="float" office:value="9.0999999999999996">
            <text:p>9.1</text:p>
          </table:table-cell>
          <table:table-cell table:style-name="ACE-9" office:value-type="float" office:value="9.1400000000000006">
            <text:p>9.14</text:p>
          </table:table-cell>
          <table:table-cell table:style-name="ACE-9" office:value-type="float" office:value="8845">
            <text:p>8845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9550">
            <text:p>9550</text:p>
          </table:table-cell>
          <table:table-cell table:style-name="ACE-9" office:value-type="float" office:value="10250">
            <text:p>102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6 <text:s text:c="2"/></text:p>
          </table:table-cell>
          <table:table-cell table:style-name="ACE-9" office:value-type="string">
            <text:p><text:s/>LuA-5226 <text:s text:c="10"/></text:p>
          </table:table-cell>
          <table:table-cell table:style-name="ACE-9" office:value-type="float" office:value="9.1400000000000006">
            <text:p>9.14</text:p>
          </table:table-cell>
          <table:table-cell table:style-name="ACE-9" office:value-type="float" office:value="9.1600000000000001">
            <text:p>9.16</text:p>
          </table:table-cell>
          <table:table-cell table:style-name="ACE-9" office:value-type="float" office:value="9110">
            <text:p>9110</text:p>
          </table:table-cell>
          <table:table-cell table:style-name="ACE-9" office:value-type="float" office:value="110">
            <text:p>110</text:p>
          </table:table-cell>
          <table:table-cell table:style-name="ACE-9" office:value-type="float" office:value="9900">
            <text:p>9900</text:p>
          </table:table-cell>
          <table:table-cell table:style-name="ACE-9" office:value-type="float" office:value="10600">
            <text:p>106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6 <text:s text:c="2"/></text:p>
          </table:table-cell>
          <table:table-cell table:style-name="ACE-9" office:value-type="string">
            <text:p><text:s/>LuA-5227 <text:s text:c="10"/></text:p>
          </table:table-cell>
          <table:table-cell table:style-name="ACE-9" office:value-type="float" office:value="9.1600000000000001">
            <text:p>9.16</text:p>
          </table:table-cell>
          <table:table-cell table:style-name="ACE-9" office:value-type="float" office:value="9.1799999999999997">
            <text:p>9.18</text:p>
          </table:table-cell>
          <table:table-cell table:style-name="ACE-9" office:value-type="float" office:value="9130">
            <text:p>9130</text:p>
          </table:table-cell>
          <table:table-cell table:style-name="ACE-9" office:value-type="float" office:value="105">
            <text:p>105</text:p>
          </table:table-cell>
          <table:table-cell table:style-name="ACE-9" office:value-type="float" office:value="9900">
            <text:p>9900</text:p>
          </table:table-cell>
          <table:table-cell table:style-name="ACE-9" office:value-type="float" office:value="10650">
            <text:p>106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Poz-7172 <text:s text:c="10"/></text:p>
          </table:table-cell>
          <table:table-cell table:style-name="ACE-9" office:value-type="float" office:value="6.4450000000000003">
            <text:p>6.445</text:p>
          </table:table-cell>
          <table:table-cell table:style-name="ACE-9" office:value-type="float" office:value="6.4550000000000001">
            <text:p>6.455</text:p>
          </table:table-cell>
          <table:table-cell table:style-name="ACE-9" office:value-type="float" office:value="1550">
            <text:p>155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1350">
            <text:p>1350</text:p>
          </table:table-cell>
          <table:table-cell table:style-name="ACE-9" office:value-type="float" office:value="1530">
            <text:p>15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Above 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LuA-5349 <text:s text:c="10"/></text:p>
          </table:table-cell>
          <table:table-cell table:style-name="ACE-9" office:value-type="float" office:value="6.6799999999999997">
            <text:p>6.68</text:p>
          </table:table-cell>
          <table:table-cell table:style-name="ACE-9" office:value-type="float" office:value="6.6849999999999996">
            <text:p>6.685</text:p>
          </table:table-cell>
          <table:table-cell table:style-name="ACE-9" office:value-type="float" office:value="705">
            <text:p>705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520">
            <text:p>520</text:p>
          </table:table-cell>
          <table:table-cell table:style-name="ACE-9" office:value-type="float" office:value="790">
            <text:p>79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Poz-7173 <text:s text:c="10"/></text:p>
          </table:table-cell>
          <table:table-cell table:style-name="ACE-9" office:value-type="float" office:value="6.9450000000000003">
            <text:p>6.945</text:p>
          </table:table-cell>
          <table:table-cell table:style-name="ACE-9" office:value-type="float" office:value="6.9500000000000002">
            <text:p>6.95</text:p>
          </table:table-cell>
          <table:table-cell table:style-name="ACE-9" office:value-type="float" office:value="2810">
            <text:p>281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2840">
            <text:p>2840</text:p>
          </table:table-cell>
          <table:table-cell table:style-name="ACE-9" office:value-type="float" office:value="3000">
            <text:p>3000</text:p>
          </table:table-cell>
          <table:table-cell table:style-name="ACE-9" office:value-type="string">
            <text:p>(92.0%) <text:s text:c="6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Below 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790">
            <text:p>2790</text:p>
          </table:table-cell>
          <table:table-cell table:style-name="ACE-9" office:value-type="float" office:value="2830">
            <text:p>2830</text:p>
          </table:table-cell>
          <table:table-cell table:style-name="ACE-9" office:value-type="string">
            <text:p>(3.4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LuA-5348 <text:s text:c="10"/></text:p>
          </table:table-cell>
          <table:table-cell table:style-name="ACE-9" office:value-type="float" office:value="7.5800000000000001">
            <text:p>7.58</text:p>
          </table:table-cell>
          <table:table-cell table:style-name="ACE-9" office:value-type="float" office:value="7.5899999999999999">
            <text:p>7.59</text:p>
          </table:table-cell>
          <table:table-cell table:style-name="ACE-9" office:value-type="float" office:value="8410">
            <text:p>8410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9000">
            <text:p>9000</text:p>
          </table:table-cell>
          <table:table-cell table:style-name="ACE-9" office:value-type="float" office:value="9600">
            <text:p>96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8 <text:s text:c="2"/></text:p>
          </table:table-cell>
          <table:table-cell table:style-name="ACE-9" office:value-type="string">
            <text:p><text:s/>LuA-5351 <text:s text:c="10"/></text:p>
          </table:table-cell>
          <table:table-cell table:style-name="ACE-9" office:value-type="float" office:value="13.275">
            <text:p>13.275</text:p>
          </table:table-cell>
          <table:table-cell table:style-name="ACE-9" office:value-type="float" office:value="13.285">
            <text:p>13.285</text:p>
          </table:table-cell>
          <table:table-cell table:style-name="ACE-9" office:value-type="float" office:value="4375">
            <text:p>4375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4650">
            <text:p>4650</text:p>
          </table:table-cell>
          <table:table-cell table:style-name="ACE-9" office:value-type="float" office:value="5350">
            <text:p>53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8 <text:s text:c="2"/></text:p>
          </table:table-cell>
          <table:table-cell table:style-name="ACE-9" office:value-type="string">
            <text:p><text:s/>Poz-7178 <text:s text:c="10"/></text:p>
          </table:table-cell>
          <table:table-cell table:style-name="ACE-9" office:value-type="float" office:value="13.390000000000001">
            <text:p>13.39</text:p>
          </table:table-cell>
          <table:table-cell table:style-name="ACE-9" office:value-type="float" office:value="13.4">
            <text:p>13.4</text:p>
          </table:table-cell>
          <table:table-cell table:style-name="ACE-9" office:value-type="float" office:value="8250">
            <text:p>825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9430">
            <text:p>94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8 <text:s text:c="2"/></text:p>
          </table:table-cell>
          <table:table-cell table:style-name="ACE-9" office:value-type="string">
            <text:p><text:s/>LuA-5350 <text:s text:c="10"/></text:p>
          </table:table-cell>
          <table:table-cell table:style-name="ACE-9" office:value-type="float" office:value="13.419">
            <text:p>13.419</text:p>
          </table:table-cell>
          <table:table-cell table:style-name="ACE-9" office:value-type="float" office:value="13.427">
            <text:p>13.427</text:p>
          </table:table-cell>
          <table:table-cell table:style-name="ACE-9" office:value-type="float" office:value="8310">
            <text:p>8310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9500">
            <text:p>95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LuA-5849 <text:s text:c="10"/></text:p>
          </table:table-cell>
          <table:table-cell table:style-name="ACE-9" office:value-type="float" office:value="11.77">
            <text:p>11.77</text:p>
          </table:table-cell>
          <table:table-cell table:style-name="ACE-9" office:value-type="float" office:value="11.855">
            <text:p>11.855</text:p>
          </table:table-cell>
          <table:table-cell table:style-name="ACE-9" office:value-type="float" office:value="2395">
            <text:p>2395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2750">
            <text:p>2750</text:p>
          </table:table-cell>
          <table:table-cell table:style-name="ACE-9" office:value-type="string">
            <text:p>(93.1%) <text:s text:c="6"/></text:p>
          </table:table-cell>
          <table:table-cell table:style-name="ACE-9" office:value-type="string">
            <text:p>Bryopsida indet., Nitella, Empetrum, Isoetes, Daphnia, Juniperus, Chironomidae adult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150">
            <text:p>2150</text:p>
          </table:table-cell>
          <table:table-cell table:style-name="ACE-9" office:value-type="float" office:value="2250">
            <text:p>2250</text:p>
          </table:table-cell>
          <table:table-cell table:style-name="ACE-9" office:value-type="string">
            <text:p>(2.3%) 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Poz-7176 <text:s text:c="10"/></text:p>
          </table:table-cell>
          <table:table-cell table:style-name="ACE-9" office:value-type="float" office:value="11.789999999999999">
            <text:p>11.79</text:p>
          </table:table-cell>
          <table:table-cell table:style-name="ACE-9" office:value-type="float" office:value="11.800000000000001">
            <text:p>11.8</text:p>
          </table:table-cell>
          <table:table-cell table:style-name="ACE-9" office:value-type="float" office:value="2290">
            <text:p>229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2360">
            <text:p>2360</text:p>
          </table:table-cell>
          <table:table-cell table:style-name="ACE-9" office:value-type="string">
            <text:p>(59.8%) <text:s text:c="6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180">
            <text:p>2180</text:p>
          </table:table-cell>
          <table:table-cell table:style-name="ACE-9" office:value-type="float" office:value="2250">
            <text:p>2250</text:p>
          </table:table-cell>
          <table:table-cell table:style-name="ACE-9" office:value-type="string">
            <text:p>(33.6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150">
            <text:p>2150</text:p>
          </table:table-cell>
          <table:table-cell table:style-name="ACE-9" office:value-type="float" office:value="2170">
            <text:p>2170</text:p>
          </table:table-cell>
          <table:table-cell table:style-name="ACE-9" office:value-type="string">
            <text:p>(2.1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LuA-5316 <text:s text:c="10"/></text:p>
          </table:table-cell>
          <table:table-cell table:style-name="ACE-9" office:value-type="float" office:value="11.859999999999999">
            <text:p>11.86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7300">
            <text:p>7300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7940">
            <text:p>7940</text:p>
          </table:table-cell>
          <table:table-cell table:style-name="ACE-9" office:value-type="float" office:value="8340">
            <text:p>834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Silty gyttja <text:s text:c="71"/></text:p>
          </table:table-cell>
          <table:table-cell table:style-name="ACE-9" office:value-type="string">
            <text:p>Transgression (below hiatus)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LuA-5315 <text:s text:c="10"/></text:p>
          </table:table-cell>
          <table:table-cell table:style-name="ACE-9" office:value-type="float" office:value="11.970000000000001">
            <text:p>11.97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085">
            <text:p>8085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8600">
            <text:p>8600</text:p>
          </table:table-cell>
          <table:table-cell table:style-name="ACE-9" office:value-type="float" office:value="9300">
            <text:p>93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Silty gyttja <text:s text:c="71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3 <text:s text:c="10"/></text:p>
          </table:table-cell>
          <table:table-cell table:style-name="ACE-9" office:value-type="float" office:value="1.0900000000000001">
            <text:p>1.09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945">
            <text:p>945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030">
            <text:p>1030</text:p>
          </table:table-cell>
          <table:table-cell table:style-name="ACE-9" office:value-type="float" office:value="1060">
            <text:p>1060</text:p>
          </table:table-cell>
          <table:table-cell table:style-name="ACE-9" office:value-type="string">
            <text:p>(1.9%) <text:s text:c="7"/></text:p>
          </table:table-cell>
          <table:table-cell table:style-name="ACE-9" office:value-type="string">
            <text:p>Juniperus communis, Empetrum <text:s text:c="55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670">
            <text:p>670</text:p>
          </table:table-cell>
          <table:table-cell table:style-name="ACE-9" office:value-type="float" office:value="1000">
            <text:p>1000</text:p>
          </table:table-cell>
          <table:table-cell table:style-name="ACE-9" office:value-type="string">
            <text:p>(93.5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52 <text:s text:c="10"/></text:p>
          </table:table-cell>
          <table:table-cell table:style-name="ACE-9" office:value-type="float" office:value="1.0900000000000001">
            <text:p>1.09</text:p>
          </table:table-cell>
          <table:table-cell table:style-name="ACE-9" office:value-type="float" office:value="1.095">
            <text:p>1.095</text:p>
          </table:table-cell>
          <table:table-cell table:style-name="ACE-9" office:value-type="float" office:value="1725">
            <text:p>1725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410">
            <text:p>1410</text:p>
          </table:table-cell>
          <table:table-cell table:style-name="ACE-9" office:value-type="float" office:value="1830">
            <text:p>18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Transgression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2 <text:s text:c="10"/></text:p>
          </table:table-cell>
          <table:table-cell table:style-name="ACE-9" office:value-type="float" office:value="1.1299999999999999">
            <text:p>1.13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1020">
            <text:p>1020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730">
            <text:p>730</text:p>
          </table:table-cell>
          <table:table-cell table:style-name="ACE-9" office:value-type="float" office:value="1090">
            <text:p>109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Juniperus communis, Empetrum <text:s text:c="55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1 <text:s text:c="10"/></text:p>
          </table:table-cell>
          <table:table-cell table:style-name="ACE-9" office:value-type="float" office:value="1.3899999999999999">
            <text:p>1.39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350">
            <text:p>8350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9130">
            <text:p>9130</text:p>
          </table:table-cell>
          <table:table-cell table:style-name="ACE-9" office:value-type="float" office:value="9530">
            <text:p>95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Empetrum and Hippuris vulgaris <text:s text:c="53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4 <text:s text:c="10"/></text:p>
          </table:table-cell>
          <table:table-cell table:style-name="ACE-9" office:value-type="float" office:value="1.8999999999999999">
            <text:p>1.9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9325">
            <text:p>9325</text:p>
          </table:table-cell>
          <table:table-cell table:style-name="ACE-9" office:value-type="float" office:value="130">
            <text:p>130</text:p>
          </table:table-cell>
          <table:table-cell table:style-name="ACE-9" office:value-type="float" office:value="10200">
            <text:p>10200</text:p>
          </table:table-cell>
          <table:table-cell table:style-name="ACE-9" office:value-type="float" office:value="11100">
            <text:p>111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silt</text:p>
          </table:table-cell>
          <table:table-cell table:number-columns-repeated="246" table:style-name="ACE-9"/>
        </table:table-row>
        <table:table-row table:style-name="AROW-0" table:number-rows-repeated="65502">
          <table:table-cell table:number-columns-repeated="256"/>
        </table:table-row>
        <table:named-expressions>
          <table:named-expression table:name="Sheet_Title" table:expression="of:=&quot;SparrenbomEtal2006b&quot;" table:base-cell-address="$'SparrenbomEtal2006b'.$A$1"/>
          <table:named-expression table:name="Print_Area" table:expression="of:=#REF!" table:base-cell-address="$'SparrenbomEtal2006b'.$A$1"/>
        </table:named-expressions>
        <gnm:selections gnm:cursor-col="9" gnm:cursor-row="10">
          <gnm:selection gnm:start-col="9" gnm:start-row="10" gnm:end-col="9" gnm:end-row="12"/>
        </gnm:selections>
      </table:table>
      <table:table table:name="BennikeEtal2002" table:style-name="ta-9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16"/>
        <table:table-column table:default-cell-style-name="ACE-10" table:style-name="ACOL-0" table:number-columns-repeated="2"/>
        <table:table-column table:default-cell-style-name="ACE-10" table:style-name="ACOL-17"/>
        <table:table-column table:default-cell-style-name="ACE-10" table:style-name="ACOL-0" table:number-columns-repeated="7"/>
        <table:table-column table:default-cell-style-name="ACE-10" table:style-name="ACOL-18"/>
        <table:table-column table:default-cell-style-name="ACE-10" table:style-name="ACOL-19"/>
        <table:table-column table:default-cell-style-name="ACE-10" table:style-name="ACOL-0" table:number-columns-repeated="242"/>
        <table:table-row table:style-name="AROW-1">
          <table:table-cell table:style-name="ACE-10" office:value-type="string">
            <text:p>Lake</text:p>
          </table:table-cell>
          <table:table-cell table:style-name="ACE-10" office:value-type="string">
            <text:p>Laboratory no.</text:p>
          </table:table-cell>
          <table:table-cell table:style-name="ACE-10" office:value-type="string">
            <text:p>Depth</text:p>
          </table:table-cell>
          <table:table-cell table:style-name="ACE-10"/>
          <table:table-cell table:style-name="ACE-10" office:value-type="string">
            <text:p>Material</text:p>
          </table:table-cell>
          <table:table-cell table:style-name="ACE-10" office:value-type="string">
            <text:p>Age</text:p>
          </table:table-cell>
          <table:table-cell table:style-name="ACE-10"/>
          <table:table-cell table:style-name="ACE-10" office:value-type="string">
            <text:p>Calibrated age</text:p>
          </table:table-cell>
          <table:table-cell table:style-name="ACE-10" office:value-type="string">
            <text:p>1 S.D.</text:p>
          </table:table-cell>
          <table:table-cell table:style-name="ACE-10" office:value-type="string">
            <text:p>δ13C</text:p>
          </table:table-cell>
          <table:table-cell table:number-columns-repeated="246" table:style-name="ACE-10"/>
        </table:table-row>
        <table:table-row table:style-name="AROW-1">
          <table:table-cell table:number-columns-repeated="2" table:style-name="ACE-10"/>
          <table:table-cell table:style-name="ACE-10" office:value-type="string">
            <text:p>(cm)</text:p>
          </table:table-cell>
          <table:table-cell table:number-columns-repeated="2" table:style-name="ACE-10"/>
          <table:table-cell table:style-name="ACE-10" office:value-type="string">
            <text:p>(14C yr BP)</text:p>
          </table:table-cell>
          <table:table-cell table:style-name="ACE-10" office:value-type="string">
            <text:p>(BP)</text:p>
          </table:table-cell>
          <table:table-cell table:style-name="ACE-10" office:value-type="string">
            <text:p>(‰)</text:p>
          </table:table-cell>
          <table:table-cell table:number-columns-repeated="248" table:style-name="ACE-10"/>
        </table:table-row>
        <table:table-row table:style-name="AROW-1">
          <table:table-cell table:style-name="ACE-10" office:value-type="string">
            <text:p>N14</text:p>
          </table:table-cell>
          <table:table-cell table:style-name="ACE-10" office:value-type="string">
            <text:p>Ua-15883</text:p>
          </table:table-cell>
          <table:table-cell table:style-name="ACE-10" office:value-type="float" office:value="757">
            <text:p>757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780">
            <text:p>1078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2960">
            <text:p>12960</text:p>
          </table:table-cell>
          <table:table-cell table:style-name="ACE-10" office:value-type="float" office:value="12650">
            <text:p>12650</text:p>
          </table:table-cell>
          <table:table-cell table:style-name="ACE-10" office:value-type="float" office:value="-19.899999999999999">
            <text:p>−19.9</text:p>
          </table:table-cell>
          <table:table-cell table:style-name="ACE-10"/>
          <table:table-cell table:style-name="ACE-10" office:value-type="string">
            <text:p>N21</text:p>
          </table:table-cell>
          <table:table-cell table:style-name="ACE-10" table:formula="of:=60+1.8500000000000001/60" office:value-type="float" office:value="60.030833333333334">
            <text:p>60.03083333333333</text:p>
          </table:table-cell>
          <table:table-cell table:style-name="ACE-10" table:formula="of:=-(44+54.82/60)" office:value-type="float" office:value="-44.913666666666664">
            <text:p>−44.91366666666666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4</text:p>
          </table:table-cell>
          <table:table-cell table:style-name="ACE-10" office:value-type="float" office:value="759.5">
            <text:p>759.5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030">
            <text:p>1103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3150">
            <text:p>13150</text:p>
          </table:table-cell>
          <table:table-cell table:style-name="ACE-10" office:value-type="float" office:value="12900">
            <text:p>12900</text:p>
          </table:table-cell>
          <table:table-cell table:style-name="ACE-10" office:value-type="float" office:value="-22">
            <text:p>−22</text:p>
          </table:table-cell>
          <table:table-cell table:style-name="ACE-10"/>
          <table:table-cell table:style-name="ACE-10" office:value-type="string">
            <text:p>N22</text:p>
          </table:table-cell>
          <table:table-cell table:style-name="ACE-10" table:formula="of:=60+1.98/60" office:value-type="float" office:value="60.033000000000001">
            <text:p>60.033</text:p>
          </table:table-cell>
          <table:table-cell table:style-name="ACE-10" table:formula="of:=-(44+55.890000000000001/60)" office:value-type="float" office:value="-44.9315">
            <text:p>−44.9315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5</text:p>
          </table:table-cell>
          <table:table-cell table:style-name="ACE-10" office:value-type="float" office:value="761">
            <text:p>761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355">
            <text:p>11355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3460">
            <text:p>13460</text:p>
          </table:table-cell>
          <table:table-cell table:style-name="ACE-10" office:value-type="float" office:value="13160">
            <text:p>13160</text:p>
          </table:table-cell>
          <table:table-cell table:style-name="ACE-10" office:value-type="float" office:value="-18">
            <text:p>−18</text:p>
          </table:table-cell>
          <table:table-cell table:style-name="ACE-10"/>
          <table:table-cell table:style-name="ACE-10" office:value-type="string">
            <text:p>N16</text:p>
          </table:table-cell>
          <table:table-cell table:style-name="ACE-10" table:formula="of:=60+2.2000000000000002/60" office:value-type="float" office:value="60.036666666666669">
            <text:p>60.03666666666667</text:p>
          </table:table-cell>
          <table:table-cell table:style-name="ACE-10" table:formula="of:=-(44+55.369999999999997/60)" office:value-type="float" office:value="-44.922833333333337">
            <text:p>−44.92283333333334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6</text:p>
          </table:table-cell>
          <table:table-cell table:style-name="ACE-10" office:value-type="float" office:value="762.60000000000002">
            <text:p>762.6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510">
            <text:p>11510</text:p>
          </table:table-cell>
          <table:table-cell table:style-name="ACE-10" office:value-type="float" office:value="100">
            <text:p>100</text:p>
          </table:table-cell>
          <table:table-cell table:style-name="ACE-10" office:value-type="float" office:value="13790">
            <text:p>13790</text:p>
          </table:table-cell>
          <table:table-cell table:style-name="ACE-10" office:value-type="float" office:value="13330">
            <text:p>13330</text:p>
          </table:table-cell>
          <table:table-cell table:style-name="ACE-10" office:value-type="float" office:value="-18">
            <text:p>−18</text:p>
          </table:table-cell>
          <table:table-cell table:style-name="ACE-10"/>
          <table:table-cell table:style-name="ACE-10" office:value-type="string">
            <text:p>N19</text:p>
          </table:table-cell>
          <table:table-cell table:style-name="ACE-10" table:formula="of:=60+2.54/60" office:value-type="float" office:value="60.042333333333332">
            <text:p>60.04233333333333</text:p>
          </table:table-cell>
          <table:table-cell table:style-name="ACE-10" table:formula="of:=-(45+57.200000000000003/60)" office:value-type="float" office:value="-45.953333333333333">
            <text:p>−45.95333333333333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7</text:p>
          </table:table-cell>
          <table:table-cell table:style-name="ACE-10" office:value-type="float" office:value="764">
            <text:p>764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600">
            <text:p>1160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3810">
            <text:p>13810</text:p>
          </table:table-cell>
          <table:table-cell table:style-name="ACE-10" office:value-type="float" office:value="13440">
            <text:p>13440</text:p>
          </table:table-cell>
          <table:table-cell table:style-name="ACE-10" office:value-type="float" office:value="-18.300000000000001">
            <text:p>−18.3</text:p>
          </table:table-cell>
          <table:table-cell table:style-name="ACE-10"/>
          <table:table-cell table:style-name="ACE-10" office:value-type="string">
            <text:p>N24</text:p>
          </table:table-cell>
          <table:table-cell table:style-name="ACE-10" table:formula="of:=60+4.8700000000000001/60" office:value-type="float" office:value="60.081166666666668">
            <text:p>60.08116666666667</text:p>
          </table:table-cell>
          <table:table-cell table:style-name="ACE-10" table:formula="of:=-(45+7.75/60)" office:value-type="float" office:value="-45.12916666666667">
            <text:p>−45.12916666666667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4844</text:p>
          </table:table-cell>
          <table:table-cell table:style-name="ACE-10" office:value-type="float" office:value="765">
            <text:p>765</text:p>
          </table:table-cell>
          <table:table-cell table:style-name="ACE-10" office:value-type="float" office:value="771">
            <text:p>771</text:p>
          </table:table-cell>
          <table:table-cell table:style-name="ACE-10" office:value-type="string">
            <text:p>Bryum sp.</text:p>
          </table:table-cell>
          <table:table-cell table:style-name="ACE-10" office:value-type="float" office:value="11665">
            <text:p>11665</text:p>
          </table:table-cell>
          <table:table-cell table:style-name="ACE-10" office:value-type="float" office:value="125">
            <text:p>125</text:p>
          </table:table-cell>
          <table:table-cell table:style-name="ACE-10" office:value-type="float" office:value="13830">
            <text:p>13830</text:p>
          </table:table-cell>
          <table:table-cell table:style-name="ACE-10" office:value-type="float" office:value="13460">
            <text:p>13460</text:p>
          </table:table-cell>
          <table:table-cell table:style-name="ACE-10" office:value-type="float" office:value="-22.300000000000001">
            <text:p>−22.3</text:p>
          </table:table-cell>
          <table:table-cell table:style-name="ACE-10"/>
          <table:table-cell table:style-name="ACE-10" office:value-type="string">
            <text:p>N18</text:p>
          </table:table-cell>
          <table:table-cell table:style-name="ACE-10" table:formula="of:=60+2.1600000000000001/60" office:value-type="float" office:value="60.036000000000001">
            <text:p>60.036</text:p>
          </table:table-cell>
          <table:table-cell table:style-name="ACE-10" table:formula="of:=-(44+57.560000000000002/60)" office:value-type="float" office:value="-44.959333333333333">
            <text:p>−44.95933333333333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4845</text:p>
          </table:table-cell>
          <table:table-cell table:style-name="ACE-10" office:value-type="float" office:value="772">
            <text:p>772</text:p>
          </table:table-cell>
          <table:table-cell table:style-name="ACE-10" office:value-type="float" office:value="774">
            <text:p>774</text:p>
          </table:table-cell>
          <table:table-cell table:style-name="ACE-10" office:value-type="string">
            <text:p>Marine algae</text:p>
          </table:table-cell>
          <table:table-cell table:style-name="ACE-10" office:value-type="float" office:value="11995">
            <text:p>11995</text:p>
          </table:table-cell>
          <table:table-cell table:style-name="ACE-10" office:value-type="float" office:value="130">
            <text:p>130</text:p>
          </table:table-cell>
          <table:table-cell table:style-name="ACE-10" office:value-type="float" office:value="14120">
            <text:p>14120</text:p>
          </table:table-cell>
          <table:table-cell table:style-name="ACE-10" office:value-type="float" office:value="13830">
            <text:p>13830</text:p>
          </table:table-cell>
          <table:table-cell table:style-name="ACE-10" office:value-type="float" office:value="-20.199999999999999">
            <text:p>−20.2</text:p>
          </table:table-cell>
          <table:table-cell table:style-name="ACE-10"/>
          <table:table-cell table:style-name="ACE-10" office:value-type="string">
            <text:p>N14</text:p>
          </table:table-cell>
          <table:table-cell table:style-name="ACE-10" table:formula="of:=59+58.869999999999997/60" office:value-type="float" office:value="59.981166666666667">
            <text:p>59.98116666666667</text:p>
          </table:table-cell>
          <table:table-cell table:style-name="ACE-10" table:formula="of:=-(45+10.76/60)" office:value-type="float" office:value="-45.179333333333332">
            <text:p>−45.17933333333333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N18</text:p>
          </table:table-cell>
          <table:table-cell table:style-name="ACE-10" office:value-type="string">
            <text:p>Ua-15415</text:p>
          </table:table-cell>
          <table:table-cell table:style-name="ACE-10" office:value-type="float" office:value="365.5">
            <text:p>365.5</text:p>
          </table:table-cell>
          <table:table-cell table:style-name="ACE-10" office:value-type="float" office:value="367.5">
            <text:p>367.5</text:p>
          </table:table-cell>
          <table:table-cell table:style-name="ACE-10" office:value-type="string">
            <text:p>Daphnia pulex</text:p>
          </table:table-cell>
          <table:table-cell table:style-name="ACE-10" office:value-type="float" office:value="10015">
            <text:p>10015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1690">
            <text:p>11690</text:p>
          </table:table-cell>
          <table:table-cell table:style-name="ACE-10" office:value-type="float" office:value="11260">
            <text:p>11260</text:p>
          </table:table-cell>
          <table:table-cell table:style-name="ACE-10" office:value-type="float" office:value="-20">
            <text:p>−20</text:p>
          </table:table-cell>
          <table:table-cell table:style-name="ACE-10"/>
          <table:table-cell table:style-name="ACE-10" office:value-type="string">
            <text:p>Narsaq</text:p>
          </table:table-cell>
          <table:table-cell table:style-name="ACE-10" table:formula="of:=60+54.399999999999999/60" office:value-type="float" office:value="60.906666666666666">
            <text:p>60.90666666666667</text:p>
          </table:table-cell>
          <table:table-cell table:style-name="ACE-10" table:formula="of:=-(46+4/60)" office:value-type="float" office:value="-46.06666666666667">
            <text:p>−46.06666666666667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414</text:p>
          </table:table-cell>
          <table:table-cell table:style-name="ACE-10" office:value-type="float" office:value="367.5">
            <text:p>367.5</text:p>
          </table:table-cell>
          <table:table-cell table:style-name="ACE-10" office:value-type="float" office:value="370">
            <text:p>370</text:p>
          </table:table-cell>
          <table:table-cell table:style-name="ACE-10" office:value-type="string">
            <text:p>D. pulex</text:p>
          </table:table-cell>
          <table:table-cell table:style-name="ACE-10" office:value-type="float" office:value="10200">
            <text:p>10200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12300">
            <text:p>12300</text:p>
          </table:table-cell>
          <table:table-cell table:style-name="ACE-10" office:value-type="float" office:value="11580">
            <text:p>11580</text:p>
          </table:table-cell>
          <table:table-cell table:style-name="ACE-10" office:value-type="float" office:value="-20">
            <text:p>−20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89</text:p>
          </table:table-cell>
          <table:table-cell table:style-name="ACE-10" office:value-type="float" office:value="375">
            <text:p>375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750">
            <text:p>1075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2950">
            <text:p>12950</text:p>
          </table:table-cell>
          <table:table-cell table:style-name="ACE-10" office:value-type="float" office:value="12650">
            <text:p>12650</text:p>
          </table:table-cell>
          <table:table-cell table:style-name="ACE-10" office:value-type="float" office:value="-10">
            <text:p>−10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24</text:p>
          </table:table-cell>
          <table:table-cell table:style-name="ACE-10" office:value-type="string">
            <text:p>Ua-15423</text:p>
          </table:table-cell>
          <table:table-cell table:style-name="ACE-10" office:value-type="float" office:value="255">
            <text:p>255</text:p>
          </table:table-cell>
          <table:table-cell table:style-name="ACE-10" office:value-type="float" office:value="260">
            <text:p>260</text:p>
          </table:table-cell>
          <table:table-cell table:style-name="ACE-10" office:value-type="string">
            <text:p>Warnstorfia exannulata</text:p>
          </table:table-cell>
          <table:table-cell table:style-name="ACE-10" office:value-type="float" office:value="9400">
            <text:p>9400</text:p>
          </table:table-cell>
          <table:table-cell table:style-name="ACE-10" office:value-type="float" office:value="135">
            <text:p>135</text:p>
          </table:table-cell>
          <table:table-cell table:style-name="ACE-10" office:value-type="float" office:value="11040">
            <text:p>11040</text:p>
          </table:table-cell>
          <table:table-cell table:style-name="ACE-10" office:value-type="float" office:value="10430">
            <text:p>10430</text:p>
          </table:table-cell>
          <table:table-cell table:style-name="ACE-10" office:value-type="float" office:value="-24.5">
            <text:p>−24.5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902</text:p>
          </table:table-cell>
          <table:table-cell table:style-name="ACE-10" office:value-type="float" office:value="262">
            <text:p>262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015">
            <text:p>10015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11900">
            <text:p>11900</text:p>
          </table:table-cell>
          <table:table-cell table:style-name="ACE-10" office:value-type="float" office:value="11230">
            <text:p>11230</text:p>
          </table:table-cell>
          <table:table-cell table:style-name="ACE-10" office:value-type="float" office:value="-14.800000000000001">
            <text:p>−14.8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903</text:p>
          </table:table-cell>
          <table:table-cell table:style-name="ACE-10" office:value-type="float" office:value="264">
            <text:p>264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185">
            <text:p>10185</text:p>
          </table:table-cell>
          <table:table-cell table:style-name="ACE-10" office:value-type="float" office:value="75">
            <text:p>75</text:p>
          </table:table-cell>
          <table:table-cell table:style-name="ACE-10" office:value-type="float" office:value="12270">
            <text:p>12270</text:p>
          </table:table-cell>
          <table:table-cell table:style-name="ACE-10" office:value-type="float" office:value="11650">
            <text:p>11650</text:p>
          </table:table-cell>
          <table:table-cell table:style-name="ACE-10" office:value-type="float" office:value="-15.300000000000001">
            <text:p>−15.3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19</text:p>
          </table:table-cell>
          <table:table-cell table:style-name="ACE-10" office:value-type="string">
            <text:p>Ua-15417</text:p>
          </table:table-cell>
          <table:table-cell table:style-name="ACE-10" office:value-type="float" office:value="793">
            <text:p>793</text:p>
          </table:table-cell>
          <table:table-cell table:style-name="ACE-10" office:value-type="float" office:value="796">
            <text:p>796</text:p>
          </table:table-cell>
          <table:table-cell table:style-name="ACE-10" office:value-type="string">
            <text:p>W. exannulata</text:p>
          </table:table-cell>
          <table:table-cell table:style-name="ACE-10" office:value-type="float" office:value="9810">
            <text:p>9810</text:p>
          </table:table-cell>
          <table:table-cell table:style-name="ACE-10" office:value-type="float" office:value="175">
            <text:p>175</text:p>
          </table:table-cell>
          <table:table-cell table:style-name="ACE-10" office:value-type="float" office:value="11540">
            <text:p>11540</text:p>
          </table:table-cell>
          <table:table-cell table:style-name="ACE-10" office:value-type="float" office:value="11090">
            <text:p>11090</text:p>
          </table:table-cell>
          <table:table-cell table:style-name="ACE-10" office:value-type="float" office:value="-19.800000000000001">
            <text:p>−19.8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6</text:p>
          </table:table-cell>
          <table:table-cell table:style-name="ACE-10" office:value-type="float" office:value="796">
            <text:p>796</text:p>
          </table:table-cell>
          <table:table-cell table:style-name="ACE-10" office:value-type="float" office:value="799">
            <text:p>799</text:p>
          </table:table-cell>
          <table:table-cell table:style-name="ACE-10" office:value-type="string">
            <text:p>D. pulex, Chydorus arcticus</text:p>
          </table:table-cell>
          <table:table-cell table:style-name="ACE-10" office:value-type="float" office:value="9705">
            <text:p>9705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1200">
            <text:p>11200</text:p>
          </table:table-cell>
          <table:table-cell table:style-name="ACE-10" office:value-type="float" office:value="10890">
            <text:p>10890</text:p>
          </table:table-cell>
          <table:table-cell table:style-name="ACE-10" office:value-type="float" office:value="-14.699999999999999">
            <text:p>−14.7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16</text:p>
          </table:table-cell>
          <table:table-cell table:style-name="ACE-10" office:value-type="string">
            <text:p>Ua-15413</text:p>
          </table:table-cell>
          <table:table-cell table:style-name="ACE-10" office:value-type="float" office:value="585.5">
            <text:p>585.5</text:p>
          </table:table-cell>
          <table:table-cell table:style-name="ACE-10" office:value-type="float" office:value="589">
            <text:p>589</text:p>
          </table:table-cell>
          <table:table-cell table:style-name="ACE-10" office:value-type="string">
            <text:p>Batrachium confervoides, Empetrum nigrum</text:p>
          </table:table-cell>
          <table:table-cell table:style-name="ACE-10" office:value-type="float" office:value="9040">
            <text:p>9040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10240">
            <text:p>10240</text:p>
          </table:table-cell>
          <table:table-cell table:style-name="ACE-10" office:value-type="float" office:value="10160">
            <text:p>10160</text:p>
          </table:table-cell>
          <table:table-cell table:style-name="ACE-10" office:value-type="float" office:value="-21.800000000000001">
            <text:p>−21.8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2</text:p>
          </table:table-cell>
          <table:table-cell table:style-name="ACE-10" office:value-type="float" office:value="589">
            <text:p>589</text:p>
          </table:table-cell>
          <table:table-cell table:style-name="ACE-10" office:value-type="float" office:value="591.5">
            <text:p>591.5</text:p>
          </table:table-cell>
          <table:table-cell table:style-name="ACE-10" office:value-type="string">
            <text:p>B. confervoides, E. nigrum</text:p>
          </table:table-cell>
          <table:table-cell table:style-name="ACE-10" office:value-type="float" office:value="9240">
            <text:p>924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0560">
            <text:p>10560</text:p>
          </table:table-cell>
          <table:table-cell table:style-name="ACE-10" office:value-type="float" office:value="10240">
            <text:p>10240</text:p>
          </table:table-cell>
          <table:table-cell table:style-name="ACE-10" office:value-type="float" office:value="-19.399999999999999">
            <text:p>−19.4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22</text:p>
          </table:table-cell>
          <table:table-cell table:style-name="ACE-10" office:value-type="string">
            <text:p>Ua-15420</text:p>
          </table:table-cell>
          <table:table-cell table:style-name="ACE-10" office:value-type="float" office:value="1119">
            <text:p>1119</text:p>
          </table:table-cell>
          <table:table-cell table:style-name="ACE-10" office:value-type="float" office:value="1122">
            <text:p>1122</text:p>
          </table:table-cell>
          <table:table-cell table:style-name="ACE-10" office:value-type="string">
            <text:p>B. confervoides, Hippuris vulgaris, E. nigrum, W. exannulata</text:p>
          </table:table-cell>
          <table:table-cell table:style-name="ACE-10" office:value-type="float" office:value="8960">
            <text:p>8960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0220">
            <text:p>10220</text:p>
          </table:table-cell>
          <table:table-cell table:style-name="ACE-10" office:value-type="float" office:value="9920">
            <text:p>9920</text:p>
          </table:table-cell>
          <table:table-cell table:style-name="ACE-10" office:value-type="float" office:value="-24.199999999999999">
            <text:p>−24.2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9</text:p>
          </table:table-cell>
          <table:table-cell table:style-name="ACE-10" office:value-type="float" office:value="1125">
            <text:p>1125</text:p>
          </table:table-cell>
          <table:table-cell table:style-name="ACE-10" office:value-type="float" office:value="1128">
            <text:p>1128</text:p>
          </table:table-cell>
          <table:table-cell table:style-name="ACE-10" office:value-type="string">
            <text:p>B. confervoides, H. vulgaris, E. nigrum, Bryum sp., W. exannulata</text:p>
          </table:table-cell>
          <table:table-cell table:style-name="ACE-10" office:value-type="float" office:value="8905">
            <text:p>8905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9870">
            <text:p>9870</text:p>
          </table:table-cell>
          <table:table-cell table:style-name="ACE-10" office:value-type="float" office:value="-24.100000000000001">
            <text:p>−24.1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6</text:p>
          </table:table-cell>
          <table:table-cell table:style-name="ACE-10" office:value-type="float" office:value="1130">
            <text:p>1130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615">
            <text:p>9615</text:p>
          </table:table-cell>
          <table:table-cell table:style-name="ACE-10" office:value-type="float" office:value="130">
            <text:p>130</text:p>
          </table:table-cell>
          <table:table-cell table:style-name="ACE-10" office:value-type="float" office:value="11180">
            <text:p>11180</text:p>
          </table:table-cell>
          <table:table-cell table:style-name="ACE-10" office:value-type="float" office:value="10700">
            <text:p>10700</text:p>
          </table:table-cell>
          <table:table-cell table:style-name="ACE-10" office:value-type="float" office:value="-20.199999999999999">
            <text:p>−20.2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9</text:p>
          </table:table-cell>
          <table:table-cell table:style-name="ACE-10" office:value-type="float" office:value="1160">
            <text:p>1160</text:p>
          </table:table-cell>
          <table:table-cell table:style-name="ACE-10" office:value-type="float" office:value="1165">
            <text:p>1165</text:p>
          </table:table-cell>
          <table:table-cell table:style-name="ACE-10" office:value-type="string">
            <text:p>E. nigrum, H. vulgaris, Montia fontana</text:p>
          </table:table-cell>
          <table:table-cell table:style-name="ACE-10" office:value-type="float" office:value="9330">
            <text:p>9330</text:p>
          </table:table-cell>
          <table:table-cell table:style-name="ACE-10" office:value-type="float" office:value="130">
            <text:p>130</text:p>
          </table:table-cell>
          <table:table-cell table:style-name="ACE-10" office:value-type="float" office:value="10690">
            <text:p>10690</text:p>
          </table:table-cell>
          <table:table-cell table:style-name="ACE-10" office:value-type="float" office:value="10290">
            <text:p>10290</text:p>
          </table:table-cell>
          <table:table-cell table:style-name="ACE-10" office:value-type="float" office:value="-25">
            <text:p>−25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900</text:p>
          </table:table-cell>
          <table:table-cell table:style-name="ACE-10" office:value-type="float" office:value="1160">
            <text:p>1160</text:p>
          </table:table-cell>
          <table:table-cell table:style-name="ACE-10" office:value-type="float" office:value="1165">
            <text:p>1165</text:p>
          </table:table-cell>
          <table:table-cell table:style-name="ACE-10" office:value-type="string">
            <text:p>Hydroids, Sphacellaria sp., Desmarestia sp.</text:p>
          </table:table-cell>
          <table:table-cell table:style-name="ACE-10" office:value-type="float" office:value="9670">
            <text:p>9670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11200">
            <text:p>11200</text:p>
          </table:table-cell>
          <table:table-cell table:style-name="ACE-10" office:value-type="float" office:value="10740">
            <text:p>10740</text:p>
          </table:table-cell>
          <table:table-cell table:style-name="ACE-10" office:value-type="float" office:value="-17.699999999999999">
            <text:p>−17.7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21</text:p>
          </table:table-cell>
          <table:table-cell table:style-name="ACE-10" office:value-type="string">
            <text:p>Ua-15890</text:p>
          </table:table-cell>
          <table:table-cell table:style-name="ACE-10" office:value-type="float" office:value="702">
            <text:p>702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080">
            <text:p>9080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10360">
            <text:p>1036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-16">
            <text:p>−16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8</text:p>
          </table:table-cell>
          <table:table-cell table:style-name="ACE-10" office:value-type="float" office:value="700">
            <text:p>700</text:p>
          </table:table-cell>
          <table:table-cell table:style-name="ACE-10" office:value-type="float" office:value="704.5">
            <text:p>704.5</text:p>
          </table:table-cell>
          <table:table-cell table:style-name="ACE-10" office:value-type="string">
            <text:p>B. confervoides, E. nigrum</text:p>
          </table:table-cell>
          <table:table-cell table:style-name="ACE-10" office:value-type="float" office:value="8930">
            <text:p>893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0210">
            <text:p>10210</text:p>
          </table:table-cell>
          <table:table-cell table:style-name="ACE-10" office:value-type="float" office:value="9910">
            <text:p>9910</text:p>
          </table:table-cell>
          <table:table-cell table:style-name="ACE-10" office:value-type="float" office:value="-10.9">
            <text:p>−10.9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2</text:p>
          </table:table-cell>
          <table:table-cell table:style-name="ACE-10" office:value-type="float" office:value="704.5">
            <text:p>704.5</text:p>
          </table:table-cell>
          <table:table-cell table:style-name="ACE-10" office:value-type="float" office:value="709.5">
            <text:p>709.5</text:p>
          </table:table-cell>
          <table:table-cell table:style-name="ACE-10" office:value-type="string">
            <text:p>E. nigrum, Carex sp.</text:p>
          </table:table-cell>
          <table:table-cell table:style-name="ACE-10" office:value-type="float" office:value="8370">
            <text:p>8370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9490">
            <text:p>9490</text:p>
          </table:table-cell>
          <table:table-cell table:style-name="ACE-10" office:value-type="float" office:value="9280">
            <text:p>9280</text:p>
          </table:table-cell>
          <table:table-cell table:style-name="ACE-10" office:value-type="float" office:value="-24.399999999999999">
            <text:p>−24.4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1</text:p>
          </table:table-cell>
          <table:table-cell table:style-name="ACE-10" office:value-type="float" office:value="708">
            <text:p>708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290">
            <text:p>929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0640">
            <text:p>10640</text:p>
          </table:table-cell>
          <table:table-cell table:style-name="ACE-10" office:value-type="float" office:value="10290">
            <text:p>10290</text:p>
          </table:table-cell>
          <table:table-cell table:style-name="ACE-10" office:value-type="float" office:value="-16">
            <text:p>−16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3</text:p>
          </table:table-cell>
          <table:table-cell table:style-name="ACE-10" office:value-type="float" office:value="732.5">
            <text:p>732.5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110">
            <text:p>9110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10400">
            <text:p>1040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-17.600000000000001">
            <text:p>−17.6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4</text:p>
          </table:table-cell>
          <table:table-cell table:style-name="ACE-10" office:value-type="float" office:value="730">
            <text:p>730</text:p>
          </table:table-cell>
          <table:table-cell table:style-name="ACE-10" office:value-type="float" office:value="735">
            <text:p>735</text:p>
          </table:table-cell>
          <table:table-cell table:style-name="ACE-10" office:value-type="string">
            <text:p>E. nigrum</text:p>
          </table:table-cell>
          <table:table-cell table:style-name="ACE-10" office:value-type="float" office:value="9240">
            <text:p>9240</text:p>
          </table:table-cell>
          <table:table-cell table:style-name="ACE-10" office:value-type="float" office:value="135">
            <text:p>135</text:p>
          </table:table-cell>
          <table:table-cell table:style-name="ACE-10" office:value-type="float" office:value="10640">
            <text:p>10640</text:p>
          </table:table-cell>
          <table:table-cell table:style-name="ACE-10" office:value-type="float" office:value="10240">
            <text:p>10240</text:p>
          </table:table-cell>
          <table:table-cell table:style-name="ACE-10" office:value-type="float" office:value="-26.699999999999999">
            <text:p>−26.7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5</text:p>
          </table:table-cell>
          <table:table-cell table:style-name="ACE-10" office:value-type="float" office:value="730">
            <text:p>730</text:p>
          </table:table-cell>
          <table:table-cell table:style-name="ACE-10" office:value-type="float" office:value="735">
            <text:p>735</text:p>
          </table:table-cell>
          <table:table-cell table:style-name="ACE-10" office:value-type="string">
            <text:p>Hydroids (marine)</text:p>
          </table:table-cell>
          <table:table-cell table:style-name="ACE-10" office:value-type="float" office:value="9070">
            <text:p>907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0360">
            <text:p>1036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-21">
            <text:p>−21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arsaq</text:p>
          </table:table-cell>
          <table:table-cell table:style-name="ACE-10" office:value-type="string">
            <text:p>Ua-2425</text:p>
          </table:table-cell>
          <table:table-cell table:style-name="ACE-10" office:value-type="float" office:value="825">
            <text:p>825</text:p>
          </table:table-cell>
          <table:table-cell table:style-name="ACE-10"/>
          <table:table-cell table:style-name="ACE-10" office:value-type="string">
            <text:p>Mya truncata fragment</text:p>
          </table:table-cell>
          <table:table-cell table:style-name="ACE-10" office:value-type="float" office:value="3080">
            <text:p>3080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2920">
            <text:p>2920</text:p>
          </table:table-cell>
          <table:table-cell table:style-name="ACE-10" office:value-type="float" office:value="2740">
            <text:p>2740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c</text:p>
          </table:table-cell>
          <table:table-cell table:style-name="ACE-10" office:value-type="string">
            <text:p>d</text:p>
          </table:table-cell>
          <table:table-cell table:number-columns-repeated="244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a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Depth below the water surface.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b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Calibrated according to the INTCAL98 dataset, using the 10 year terrestrial calibration curve [23].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c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Normalised for isotopic fractionation to -25‰ on the PDB scale, and sea water reservoir corrected to 2680±110 radiocarbon years, by subtracting 400 years [7].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d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Assumed values.</text:p>
          </table:table-cell>
          <table:table-cell table:number-columns-repeated="255" table:style-name="ACE-10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BennikeEtal2002&quot;" table:base-cell-address="$'BennikeEtal2002'.$A$1"/>
          <table:named-expression table:name="Print_Area" table:expression="of:=#REF!" table:base-cell-address="$'BennikeEtal2002'.$A$1"/>
        </table:named-expressions>
        <gnm:selections gnm:cursor-col="4" gnm:cursor-row="7">
          <gnm:selection gnm:start-col="4" gnm:start-row="7" gnm:end-col="4" gnm:end-row="7"/>
        </gnm:selections>
      </table:table>
      <table:table table:name="LongEtal2008" table:style-name="ta-10" table:print="true">
        <office:forms form:automatic-focus="false" form:apply-design-mode="false">
          <form:form/>
        </office:forms>
        <table:table-column table:default-cell-style-name="ACE-11" table:style-name="ACOL-0"/>
        <table:table-column table:default-cell-style-name="ACE-11" table:style-name="ACOL-11"/>
        <table:table-column table:default-cell-style-name="ACE-11" table:style-name="ACOL-0" table:number-columns-repeated="12"/>
        <table:table-column table:default-cell-style-name="ACE-11" table:style-name="ACOL-0" table:number-columns-repeated="242"/>
        <table:table-row table:style-name="AROW-1">
          <table:table-cell table:style-name="ACE-11" office:value-type="string">
            <text:p>Basin</text:p>
          </table:table-cell>
          <table:table-cell table:style-name="ACE-11" office:value-type="string">
            <text:p>Laboratory code</text:p>
          </table:table-cell>
          <table:table-cell table:style-name="ACE-11" office:value-type="string">
            <text:p>14C age</text:p>
          </table:table-cell>
          <table:table-cell table:style-name="ACE-11" office:value-type="string">
            <text:p>1σ</text:p>
          </table:table-cell>
          <table:table-cell table:style-name="ACE-11" office:value-type="string">
            <text:p>Cal. yrs BP</text:p>
          </table:table-cell>
          <table:table-cell table:style-name="ACE-11" office:value-type="string">
            <text:p>2σ</text:p>
          </table:table-cell>
          <table:table-cell table:style-name="ACE-11" office:value-type="string">
            <text:p>Max. sill altitude (m above MSL)</text:p>
          </table:table-cell>
          <table:table-cell table:style-name="ACE-11" office:value-type="string">
            <text:p>Min. sill altitude (m above MSL)</text:p>
          </table:table-cell>
          <table:table-cell table:style-name="ACE-11" office:value-type="string">
            <text:p>Mid sill altitude (m above MSL)</text:p>
          </table:table-cell>
          <table:table-cell table:style-name="ACE-11" office:value-type="string">
            <text:p>Reference water level</text:p>
          </table:table-cell>
          <table:table-cell table:style-name="ACE-11" office:value-type="string">
            <text:p>Indicative meaning (m)</text:p>
          </table:table-cell>
          <table:table-cell table:style-name="ACE-11" office:value-type="string">
            <text:p>MSL (m)</text:p>
          </table:table-cell>
          <table:table-cell table:style-name="ACE-11" office:value-type="string">
            <text:p>Type of date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QT97</text:p>
          </table:table-cell>
          <table:table-cell table:style-name="ACE-11" office:value-type="string">
            <text:p>SUERC-9428</text:p>
          </table:table-cell>
          <table:table-cell table:style-name="ACE-11" office:value-type="float" office:value="9659">
            <text:p>9659</text:p>
          </table:table-cell>
          <table:table-cell table:style-name="ACE-11" office:value-type="float" office:value="67">
            <text:p>67</text:p>
          </table:table-cell>
          <table:table-cell table:style-name="ACE-11" office:value-type="float" office:value="11205">
            <text:p>11205</text:p>
          </table:table-cell>
          <table:table-cell table:style-name="ACE-11" office:value-type="float" office:value="10775">
            <text:p>10775</text:p>
          </table:table-cell>
          <table:table-cell table:style-name="ACE-11" office:value-type="float" office:value="97">
            <text:p>97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AMS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QT93</text:p>
          </table:table-cell>
          <table:table-cell table:style-name="ACE-11" office:value-type="string">
            <text:p>SUERC-9426</text:p>
          </table:table-cell>
          <table:table-cell table:style-name="ACE-11" office:value-type="float" office:value="9376">
            <text:p>9376</text:p>
          </table:table-cell>
          <table:table-cell table:style-name="ACE-11" office:value-type="float" office:value="65">
            <text:p>65</text:p>
          </table:table-cell>
          <table:table-cell table:style-name="ACE-11" office:value-type="float" office:value="10766">
            <text:p>10766</text:p>
          </table:table-cell>
          <table:table-cell table:style-name="ACE-11" office:value-type="float" office:value="10305">
            <text:p>10305</text:p>
          </table:table-cell>
          <table:table-cell table:style-name="ACE-11" office:value-type="float" office:value="93">
            <text:p>93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AMS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QT23</text:p>
          </table:table-cell>
          <table:table-cell table:style-name="ACE-11" office:value-type="string">
            <text:p>SUERC-9425</text:p>
          </table:table-cell>
          <table:table-cell table:style-name="ACE-11" office:value-type="float" office:value="8523">
            <text:p>8523</text:p>
          </table:table-cell>
          <table:table-cell table:style-name="ACE-11" office:value-type="float" office:value="67">
            <text:p>67</text:p>
          </table:table-cell>
          <table:table-cell table:style-name="ACE-11" office:value-type="float" office:value="9654">
            <text:p>9654</text:p>
          </table:table-cell>
          <table:table-cell table:style-name="ACE-11" office:value-type="float" office:value="9411">
            <text:p>9411</text:p>
          </table:table-cell>
          <table:table-cell table:style-name="ACE-11" office:value-type="float" office:value="23.609999999999999">
            <text:p>23.61</text:p>
          </table:table-cell>
          <table:table-cell table:style-name="ACE-11" office:value-type="float" office:value="22.399999999999999">
            <text:p>22.4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0.64000000000000001">
            <text:p>0.64</text:p>
          </table:table-cell>
          <table:table-cell table:style-name="ACE-11" office:value-type="float" office:value="21.129999999999999">
            <text:p>21.13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QT11</text:p>
          </table:table-cell>
          <table:table-cell table:style-name="ACE-11" office:value-type="string">
            <text:p>SUERC-9424</text:p>
          </table:table-cell>
          <table:table-cell table:style-name="ACE-11" office:value-type="float" office:value="7594">
            <text:p>7594</text:p>
          </table:table-cell>
          <table:table-cell table:style-name="ACE-11" office:value-type="float" office:value="53">
            <text:p>53</text:p>
          </table:table-cell>
          <table:table-cell table:style-name="ACE-11" office:value-type="float" office:value="8538">
            <text:p>8538</text:p>
          </table:table-cell>
          <table:table-cell table:style-name="ACE-11" office:value-type="float" office:value="8324">
            <text:p>8324</text:p>
          </table:table-cell>
          <table:table-cell table:style-name="ACE-11" office:value-type="float" office:value="12.130000000000001">
            <text:p>12.13</text:p>
          </table:table-cell>
          <table:table-cell table:style-name="ACE-11" office:value-type="float" office:value="11.720000000000001">
            <text:p>11.72</text:p>
          </table:table-cell>
          <table:table-cell table:style-name="ACE-11" office:value-type="float" office:value="11.92">
            <text:p>11.92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0.28999999999999998">
            <text:p>0.29</text:p>
          </table:table-cell>
          <table:table-cell table:style-name="ACE-11" office:value-type="float" office:value="9.8499999999999996">
            <text:p>9.85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QT7</text:p>
          </table:table-cell>
          <table:table-cell table:style-name="ACE-11" office:value-type="string">
            <text:p>SUERC-9421</text:p>
          </table:table-cell>
          <table:table-cell table:style-name="ACE-11" office:value-type="float" office:value="7202">
            <text:p>7202</text:p>
          </table:table-cell>
          <table:table-cell table:style-name="ACE-11" office:value-type="float" office:value="51">
            <text:p>51</text:p>
          </table:table-cell>
          <table:table-cell table:style-name="ACE-11" office:value-type="float" office:value="8160">
            <text:p>8160</text:p>
          </table:table-cell>
          <table:table-cell table:style-name="ACE-11" office:value-type="float" office:value="7942">
            <text:p>7942</text:p>
          </table:table-cell>
          <table:table-cell table:style-name="ACE-11" office:value-type="float" office:value="7.6900000000000004">
            <text:p>7.69</text:p>
          </table:table-cell>
          <table:table-cell table:style-name="ACE-11" office:value-type="float" office:value="7.3499999999999996">
            <text:p>7.35</text:p>
          </table:table-cell>
          <table:table-cell table:style-name="ACE-11" office:value-type="float" office:value="7.5199999999999996">
            <text:p>7.52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-7.638888888888889e-07">
            <text:p>−8E−07</text:p>
          </table:table-cell>
          <table:table-cell table:style-name="ACE-11" office:value-type="float" office:value="5.6500000000000004">
            <text:p>5.65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QT3</text:p>
          </table:table-cell>
          <table:table-cell table:style-name="ACE-11" office:value-type="string">
            <text:p>SUERC-9420</text:p>
          </table:table-cell>
          <table:table-cell table:style-name="ACE-11" office:value-type="float" office:value="5868">
            <text:p>5868</text:p>
          </table:table-cell>
          <table:table-cell table:style-name="ACE-11" office:value-type="float" office:value="46">
            <text:p>46</text:p>
          </table:table-cell>
          <table:table-cell table:style-name="ACE-11" office:value-type="float" office:value="6791">
            <text:p>6791</text:p>
          </table:table-cell>
          <table:table-cell table:style-name="ACE-11" office:value-type="float" office:value="6558">
            <text:p>6558</text:p>
          </table:table-cell>
          <table:table-cell table:style-name="ACE-11" office:value-type="float" office:value="3.3300000000000001">
            <text:p>3.33</text:p>
          </table:table-cell>
          <table:table-cell table:style-name="ACE-11" office:value-type="float" office:value="2.9100000000000001">
            <text:p>2.91</text:p>
          </table:table-cell>
          <table:table-cell table:style-name="ACE-11" office:value-type="float" office:value="3.1200000000000001">
            <text:p>3.12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-8.1018518518518526e-07">
            <text:p>−8E−07</text:p>
          </table:table-cell>
          <table:table-cell table:style-name="ACE-11" office:value-type="float" office:value="1.25">
            <text:p>1.25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Sheet_Title" table:expression="of:=&quot;LongEtal2008&quot;" table:base-cell-address="$'LongEtal2008'.$A$1"/>
          <table:named-expression table:name="Print_Area" table:expression="of:=#REF!" table:base-cell-address="$'LongEtal2008'.$A$1"/>
        </table:named-expressions>
        <gnm:selections gnm:cursor-col="6" gnm:cursor-row="1">
          <gnm:selection gnm:start-col="6" gnm:start-row="1" gnm:end-col="6" gnm:end-row="2"/>
        </gnm:selections>
      </table:table>
      <table:table table:name="filled sheet" table:style-name="ta-11" table:print="true">
        <office:forms form:automatic-focus="false" form:apply-design-mode="false">
          <form:form/>
        </office:forms>
        <table:table-column table:default-cell-style-name="ACE-12" table:style-name="ACOL-20" table:number-columns-repeated="2"/>
        <table:table-column table:default-cell-style-name="ACE-12" table:style-name="ACOL-21"/>
        <table:table-column table:default-cell-style-name="ACE-14" table:style-name="ACOL-22"/>
        <table:table-column table:default-cell-style-name="ACE-14" table:style-name="ACOL-23"/>
        <table:table-column table:default-cell-style-name="ACE-12" table:style-name="ACOL-24"/>
        <table:table-column table:default-cell-style-name="ACE-12" table:style-name="ACOL-20"/>
        <table:table-column table:default-cell-style-name="ACE-12" table:style-name="ACOL-8"/>
        <table:table-column table:default-cell-style-name="ACE-12" table:style-name="ACOL-19"/>
        <table:table-column table:default-cell-style-name="ACE-12" table:style-name="ACOL-25"/>
        <table:table-column table:default-cell-style-name="ACE-12" table:style-name="ACOL-26"/>
        <table:table-column table:default-cell-style-name="ACE-12" table:style-name="ACOL-20"/>
        <table:table-column table:default-cell-style-name="ACE-12" table:style-name="ACOL-27"/>
        <table:table-column table:default-cell-style-name="ACE-12" table:style-name="ACOL-28"/>
        <table:table-column table:default-cell-style-name="ACE-12" table:style-name="ACOL-29"/>
        <table:table-column table:default-cell-style-name="ACE-12" table:style-name="ACOL-30"/>
        <table:table-column table:default-cell-style-name="ACE-12" table:style-name="ACOL-20"/>
        <table:table-column table:default-cell-style-name="ACE-12" table:style-name="ACOL-2"/>
        <table:table-column table:default-cell-style-name="ACE-12" table:style-name="ACOL-0"/>
        <table:table-column table:default-cell-style-name="ACE-12" table:style-name="ACOL-20"/>
        <table:table-column table:default-cell-style-name="ACE-12" table:style-name="ACOL-0" table:number-columns-repeated="236"/>
        <table:table-row table:style-name="AROW-1">
          <table:table-cell table:style-name="ACE-12" office:value-type="string">
            <text:p>Region</text:p>
          </table:table-cell>
          <table:table-cell table:style-name="ACE-12" office:value-type="string">
            <text:p>Dating_Method</text:p>
          </table:table-cell>
          <table:table-cell table:style-name="ACE-12" office:value-type="string">
            <text:p>LAB_ID</text:p>
          </table:table-cell>
          <table:table-cell table:style-name="ACE-14" office:value-type="string">
            <text:p>Latitude</text:p>
          </table:table-cell>
          <table:table-cell table:style-name="ACE-14" office:value-type="string">
            <text:p>Longitude</text:p>
          </table:table-cell>
          <table:table-cell table:style-name="ACE-12" office:value-type="string">
            <text:p>age</text:p>
          </table:table-cell>
          <table:table-cell table:style-name="ACE-12" office:value-type="string">
            <text:p>error</text:p>
          </table:table-cell>
          <table:table-cell table:style-name="ACE-12" office:value-type="string">
            <text:p>Material</text:p>
          </table:table-cell>
          <table:table-cell table:style-name="ACE-12" office:value-type="string">
            <text:p>Curve</text:p>
          </table:table-cell>
          <table:table-cell table:style-name="ACE-12" office:value-type="string">
            <text:p>Reservoir_age</text:p>
          </table:table-cell>
          <table:table-cell table:style-name="ACE-12" office:value-type="string">
            <text:p>Reservoir_error</text:p>
          </table:table-cell>
          <table:table-cell table:style-name="ACE-12" office:value-type="string">
            <text:p>type</text:p>
          </table:table-cell>
          <table:table-cell table:style-name="ACE-12" office:value-type="string">
            <text:p>RSL</text:p>
          </table:table-cell>
          <table:table-cell table:style-name="ACE-12" office:value-type="string">
            <text:p>RSL_2sigma_upper</text:p>
          </table:table-cell>
          <table:table-cell table:style-name="ACE-12" office:value-type="string">
            <text:p>RSL_2sigma_lower</text:p>
          </table:table-cell>
          <table:table-cell table:style-name="ACE-12" office:value-type="string">
            <text:p>Reference</text:p>
          </table:table-cell>
          <table:table-cell table:style-name="ACE-12" office:value-type="string">
            <text:p>site_number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4</text:p>
          </table:table-cell>
          <table:table-cell table:style-name="ACE-14" office:value-type="float" office:value="68.63333333333334">
            <text:p>68.633</text:p>
          </table:table-cell>
          <table:table-cell table:style-name="ACE-14" office:value-type="float" office:value="-52.100000000000001">
            <text:p>−52.100</text:p>
          </table:table-cell>
          <table:table-cell table:style-name="ACE-12" office:value-type="float" office:value="8780">
            <text:p>878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9.609999999999999">
            <text:p>79.61</text:p>
          </table:table-cell>
          <table:table-cell table:style-name="ACE-12" office:value-type="float" office:value="0.35999999999999999">
            <text:p>0.36</text:p>
          </table:table-cell>
          <table:table-cell table:style-name="ACE-12" office:value-type="float" office:value="0.35999999999999999">
            <text:p>0.36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6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3</text:p>
          </table:table-cell>
          <table:table-cell table:style-name="ACE-14" office:value-type="float" office:value="68.61666666666666">
            <text:p>68.617</text:p>
          </table:table-cell>
          <table:table-cell table:style-name="ACE-14" office:value-type="float" office:value="-53.083333333333336">
            <text:p>−53.083</text:p>
          </table:table-cell>
          <table:table-cell table:style-name="ACE-12" office:value-type="float" office:value="6530">
            <text:p>653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960000000000001">
            <text:p>31.96</text:p>
          </table:table-cell>
          <table:table-cell table:style-name="ACE-12" office:value-type="float" office:value="0.52000000000000002">
            <text:p>0.52</text:p>
          </table:table-cell>
          <table:table-cell table:style-name="ACE-12" office:value-type="float" office:value="0.52000000000000002">
            <text:p>0.52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5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2</text:p>
          </table:table-cell>
          <table:table-cell table:style-name="ACE-14" office:value-type="float" office:value="68.61666666666666">
            <text:p>68.617</text:p>
          </table:table-cell>
          <table:table-cell table:style-name="ACE-14" office:value-type="float" office:value="-52.083333333333336">
            <text:p>−52.083</text:p>
          </table:table-cell>
          <table:table-cell table:style-name="ACE-12" office:value-type="float" office:value="5440">
            <text:p>544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0.280000000000001">
            <text:p>20.28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4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0</text:p>
          </table:table-cell>
          <table:table-cell table:style-name="ACE-14" office:value-type="float" office:value="68.599999999999994">
            <text:p>68.600</text:p>
          </table:table-cell>
          <table:table-cell table:style-name="ACE-14" office:value-type="float" office:value="-52.100000000000001">
            <text:p>−52.100</text:p>
          </table:table-cell>
          <table:table-cell table:style-name="ACE-12" office:value-type="float" office:value="3620">
            <text:p>362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98">
            <text:p>1.9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3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49</text:p>
          </table:table-cell>
          <table:table-cell table:style-name="ACE-14" office:value-type="float" office:value="68.599999999999994">
            <text:p>68.600</text:p>
          </table:table-cell>
          <table:table-cell table:style-name="ACE-14" office:value-type="float" office:value="-52.06666666666667">
            <text:p>−52.067</text:p>
          </table:table-cell>
          <table:table-cell table:style-name="ACE-12" office:value-type="float" office:value="2380">
            <text:p>238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6200000000000001">
            <text:p>−2.62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2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48</text:p>
          </table:table-cell>
          <table:table-cell table:style-name="ACE-14" office:value-type="float" office:value="68.599999999999994">
            <text:p>68.600</text:p>
          </table:table-cell>
          <table:table-cell table:style-name="ACE-14" office:value-type="float" office:value="-52.06666666666667">
            <text:p>−52.067</text:p>
          </table:table-cell>
          <table:table-cell table:style-name="ACE-12" office:value-type="float" office:value="1260">
            <text:p>126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6200000000000001">
            <text:p>−2.62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2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-39655</text:p>
          </table:table-cell>
          <table:table-cell table:style-name="ACE-14" office:value-type="float" office:value="68.61666666666666">
            <text:p>68.617</text:p>
          </table:table-cell>
          <table:table-cell table:style-name="ACE-14" office:value-type="float" office:value="-52.100000000000001">
            <text:p>−52.100</text:p>
          </table:table-cell>
          <table:table-cell table:style-name="ACE-12" office:value-type="float" office:value="9180">
            <text:p>918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10.75">
            <text:p>110.75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3</text:p>
          </table:table-cell>
          <table:table-cell table:style-name="ACE-12" office:value-type="string">
            <text:p>IV7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2</text:p>
          </table:table-cell>
          <table:table-cell table:style-name="ACE-14" office:value-type="float" office:value="68.433333333333337">
            <text:p>68.433</text:p>
          </table:table-cell>
          <table:table-cell table:style-name="ACE-14" office:value-type="float" office:value="-52.950000000000003">
            <text:p>−52.950</text:p>
          </table:table-cell>
          <table:table-cell table:style-name="ACE-12" office:value-type="float" office:value="9330">
            <text:p>9330</text:p>
          </table:table-cell>
          <table:table-cell table:style-name="ACE-12" office:value-type="float" office:value="99">
            <text:p>99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27.73999999999999">
            <text:p>127.74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6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4</text:p>
          </table:table-cell>
          <table:table-cell table:style-name="ACE-14" office:value-type="float" office:value="68.533333333333331">
            <text:p>68.533</text:p>
          </table:table-cell>
          <table:table-cell table:style-name="ACE-14" office:value-type="float" office:value="-52.850000000000001">
            <text:p>−52.850</text:p>
          </table:table-cell>
          <table:table-cell table:style-name="ACE-12" office:value-type="float" office:value="9185">
            <text:p>9185</text:p>
          </table:table-cell>
          <table:table-cell table:style-name="ACE-12" office:value-type="float" office:value="62">
            <text:p>62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13.29000000000001">
            <text:p>113.29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U2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1</text:p>
          </table:table-cell>
          <table:table-cell table:style-name="ACE-14" office:value-type="float" office:value="68.433333333333337">
            <text:p>68.433</text:p>
          </table:table-cell>
          <table:table-cell table:style-name="ACE-14" office:value-type="float" office:value="-52.966666666666669">
            <text:p>−52.967</text:p>
          </table:table-cell>
          <table:table-cell table:style-name="ACE-12" office:value-type="float" office:value="9270">
            <text:p>9270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7.090000000000003">
            <text:p>97.09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5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0</text:p>
          </table:table-cell>
          <table:table-cell table:style-name="ACE-14" office:value-type="float" office:value="68.450000000000003">
            <text:p>68.450</text:p>
          </table:table-cell>
          <table:table-cell table:style-name="ACE-14" office:value-type="float" office:value="-52.983333333333334">
            <text:p>−52.983</text:p>
          </table:table-cell>
          <table:table-cell table:style-name="ACE-12" office:value-type="float" office:value="8136">
            <text:p>8136</text:p>
          </table:table-cell>
          <table:table-cell table:style-name="ACE-12" office:value-type="float" office:value="57">
            <text:p>5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0.700000000000003">
            <text:p>50.7</text:p>
          </table:table-cell>
          <table:table-cell table:style-name="ACE-12" office:value-type="float" office:value="0.72999999999999998">
            <text:p>0.73</text:p>
          </table:table-cell>
          <table:table-cell table:style-name="ACE-12" office:value-type="float" office:value="0.72999999999999998">
            <text:p>0.73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4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3</text:p>
          </table:table-cell>
          <table:table-cell table:style-name="ACE-14" office:value-type="float" office:value="68.533333333333331">
            <text:p>68.533</text:p>
          </table:table-cell>
          <table:table-cell table:style-name="ACE-14" office:value-type="float" office:value="-52.850000000000001">
            <text:p>−52.850</text:p>
          </table:table-cell>
          <table:table-cell table:style-name="ACE-12" office:value-type="float" office:value="6662">
            <text:p>6662</text:p>
          </table:table-cell>
          <table:table-cell table:style-name="ACE-12" office:value-type="float" office:value="54">
            <text:p>54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18">
            <text:p>31.18</text:p>
          </table:table-cell>
          <table:table-cell table:style-name="ACE-12" office:value-type="float" office:value="0.54000000000000004">
            <text:p>0.54</text:p>
          </table:table-cell>
          <table:table-cell table:style-name="ACE-12" office:value-type="float" office:value="0.54000000000000004">
            <text:p>0.54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U1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39</text:p>
          </table:table-cell>
          <table:table-cell table:style-name="ACE-14" office:value-type="float" office:value="68.450000000000003">
            <text:p>68.450</text:p>
          </table:table-cell>
          <table:table-cell table:style-name="ACE-14" office:value-type="float" office:value="-52.983333333333334">
            <text:p>−52.983</text:p>
          </table:table-cell>
          <table:table-cell table:style-name="ACE-12" office:value-type="float" office:value="4397">
            <text:p>4397</text:p>
          </table:table-cell>
          <table:table-cell table:style-name="ACE-12" office:value-type="float" office:value="45">
            <text:p>4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4100000000000001">
            <text:p>7.4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3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38</text:p>
          </table:table-cell>
          <table:table-cell table:style-name="ACE-14" office:value-type="float" office:value="68.450000000000003">
            <text:p>68.450</text:p>
          </table:table-cell>
          <table:table-cell table:style-name="ACE-14" office:value-type="float" office:value="-52.950000000000003">
            <text:p>−52.950</text:p>
          </table:table-cell>
          <table:table-cell table:style-name="ACE-12" office:value-type="float" office:value="3988">
            <text:p>3988</text:p>
          </table:table-cell>
          <table:table-cell table:style-name="ACE-12" office:value-type="float" office:value="43">
            <text:p>43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8899999999999999">
            <text:p>1.8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2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-38837</text:p>
          </table:table-cell>
          <table:table-cell table:style-name="ACE-14" office:value-type="float" office:value="68.450000000000003">
            <text:p>68.450</text:p>
          </table:table-cell>
          <table:table-cell table:style-name="ACE-14" office:value-type="float" office:value="-52.966666666666669">
            <text:p>−52.967</text:p>
          </table:table-cell>
          <table:table-cell table:style-name="ACE-12" office:value-type="float" office:value="218">
            <text:p>218</text:p>
          </table:table-cell>
          <table:table-cell table:style-name="ACE-12" office:value-type="float" office:value="51">
            <text:p>51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9000000000000001">
            <text:p>−0.89</text:p>
          </table:table-cell>
          <table:table-cell table:style-name="ACE-12" office:value-type="float" office:value="0.14000000000000001">
            <text:p>0.14</text:p>
          </table:table-cell>
          <table:table-cell table:style-name="ACE-12" office:value-type="float" office:value="0.14000000000000001">
            <text:p>0.14</text:p>
          </table:table-cell>
          <table:table-cell table:style-name="ACE-12" office:value-type="string">
            <text:p>LongRoberts2003</text:p>
          </table:table-cell>
          <table:table-cell table:style-name="ACE-12" office:value-type="string">
            <text:p>Q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07879</text:p>
          </table:table-cell>
          <table:table-cell table:style-name="ACE-14" office:value-type="float" office:value="69.760000000000005">
            <text:p>69.760</text:p>
          </table:table-cell>
          <table:table-cell table:style-name="ACE-14" office:value-type="float" office:value="-51.234999999999999">
            <text:p>−51.235</text:p>
          </table:table-cell>
          <table:table-cell table:style-name="ACE-12" office:value-type="float" office:value="8820">
            <text:p>882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68.450000000000003">
            <text:p>68.45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0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2544</text:p>
          </table:table-cell>
          <table:table-cell table:style-name="ACE-14" office:value-type="float" office:value="69.766999999999996">
            <text:p>69.767</text:p>
          </table:table-cell>
          <table:table-cell table:style-name="ACE-14" office:value-type="float" office:value="-51.232999999999997">
            <text:p>−51.233</text:p>
          </table:table-cell>
          <table:table-cell table:style-name="ACE-12" office:value-type="float" office:value="7780">
            <text:p>7780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45.909999999999997">
            <text:p>45.91</text:p>
          </table:table-cell>
          <table:table-cell table:style-name="ACE-12" office:value-type="float" office:value="0.38">
            <text:p>0.38</text:p>
          </table:table-cell>
          <table:table-cell table:style-name="ACE-12" office:value-type="float" office:value="0.38">
            <text:p>0.38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2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2543</text:p>
          </table:table-cell>
          <table:table-cell table:style-name="ACE-14" office:value-type="float" office:value="69.774000000000001">
            <text:p>69.774</text:p>
          </table:table-cell>
          <table:table-cell table:style-name="ACE-14" office:value-type="float" office:value="-51.249000000000002">
            <text:p>−51.249</text:p>
          </table:table-cell>
          <table:table-cell table:style-name="ACE-12" office:value-type="float" office:value="6950">
            <text:p>6950</text:p>
          </table:table-cell>
          <table:table-cell table:style-name="ACE-12" office:value-type="float" office:value="150">
            <text:p>15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4.359999999999999">
            <text:p>24.36</text:p>
          </table:table-cell>
          <table:table-cell table:style-name="ACE-12" office:value-type="float" office:value="0.78000000000000003">
            <text:p>0.78</text:p>
          </table:table-cell>
          <table:table-cell table:style-name="ACE-12" office:value-type="float" office:value="0.78000000000000003">
            <text:p>0.78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5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0748</text:p>
          </table:table-cell>
          <table:table-cell table:style-name="ACE-14" office:value-type="float" office:value="69.768000000000001">
            <text:p>69.768</text:p>
          </table:table-cell>
          <table:table-cell table:style-name="ACE-14" office:value-type="float" office:value="-51.255000000000003">
            <text:p>−51.255</text:p>
          </table:table-cell>
          <table:table-cell table:style-name="ACE-12" office:value-type="float" office:value="6290">
            <text:p>629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7.109999999999999">
            <text:p>17.11</text:p>
          </table:table-cell>
          <table:table-cell table:style-name="ACE-12" office:value-type="float" office:value="0.25">
            <text:p>0.25</text:p>
          </table:table-cell>
          <table:table-cell table:style-name="ACE-12" office:value-type="float" office:value="0.25">
            <text:p>0.25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7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0747</text:p>
          </table:table-cell>
          <table:table-cell table:style-name="ACE-14" office:value-type="float" office:value="69.768000000000001">
            <text:p>69.768</text:p>
          </table:table-cell>
          <table:table-cell table:style-name="ACE-14" office:value-type="float" office:value="-51.259999999999998">
            <text:p>−51.260</text:p>
          </table:table-cell>
          <table:table-cell table:style-name="ACE-12" office:value-type="float" office:value="4510">
            <text:p>451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2.970000000000001">
            <text:p>12.97</text:p>
          </table:table-cell>
          <table:table-cell table:style-name="ACE-12" office:value-type="float" office:value="0.93000000000000005">
            <text:p>0.93</text:p>
          </table:table-cell>
          <table:table-cell table:style-name="ACE-12" office:value-type="float" office:value="0.93000000000000005">
            <text:p>0.93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8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10457</text:p>
          </table:table-cell>
          <table:table-cell table:style-name="ACE-14" office:value-type="float" office:value="69.843999999999994">
            <text:p>69.844</text:p>
          </table:table-cell>
          <table:table-cell table:style-name="ACE-14" office:value-type="float" office:value="-51.094000000000001">
            <text:p>−51.094</text:p>
          </table:table-cell>
          <table:table-cell table:style-name="ACE-12" office:value-type="float" office:value="3750">
            <text:p>3750</text:p>
          </table:table-cell>
          <table:table-cell table:style-name="ACE-12" office:value-type="float" office:value="130">
            <text:p>13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75">
            <text:p>−2.75</text:p>
          </table:table-cell>
          <table:table-cell table:style-name="ACE-12" office:value-type="float" office:value="0.37">
            <text:p>0.37</text:p>
          </table:table-cell>
          <table:table-cell table:style-name="ACE-12" office:value-type="float" office:value="0.37">
            <text:p>0.37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9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10456</text:p>
          </table:table-cell>
          <table:table-cell table:style-name="ACE-14" office:value-type="float" office:value="69.843999999999994">
            <text:p>69.844</text:p>
          </table:table-cell>
          <table:table-cell table:style-name="ACE-14" office:value-type="float" office:value="-51.094000000000001">
            <text:p>−51.094</text:p>
          </table:table-cell>
          <table:table-cell table:style-name="ACE-12" office:value-type="float" office:value="1360">
            <text:p>1360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7999999999999998">
            <text:p>−2.8</text:p>
          </table:table-cell>
          <table:table-cell table:style-name="ACE-12" office:value-type="float" office:value="0.37">
            <text:p>0.37</text:p>
          </table:table-cell>
          <table:table-cell table:style-name="ACE-12" office:value-type="float" office:value="0.37">
            <text:p>0.37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9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70</text:p>
          </table:table-cell>
          <table:table-cell table:style-name="ACE-14" office:value-type="float" office:value="69.123000000000005">
            <text:p>69.123</text:p>
          </table:table-cell>
          <table:table-cell table:style-name="ACE-14" office:value-type="float" office:value="-50.585999999999999">
            <text:p>−50.586</text:p>
          </table:table-cell>
          <table:table-cell table:style-name="ACE-12" office:value-type="float" office:value="6910">
            <text:p>691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250">
            <text:p>25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7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9</text:p>
          </table:table-cell>
          <table:table-cell table:style-name="ACE-14" office:value-type="float" office:value="69.122">
            <text:p>69.122</text:p>
          </table:table-cell>
          <table:table-cell table:style-name="ACE-14" office:value-type="float" office:value="-50.625">
            <text:p>−50.625</text:p>
          </table:table-cell>
          <table:table-cell table:style-name="ACE-12" office:value-type="float" office:value="6750">
            <text:p>675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75">
            <text:p>175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6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8</text:p>
          </table:table-cell>
          <table:table-cell table:style-name="ACE-14" office:value-type="float" office:value="69.114000000000004">
            <text:p>69.114</text:p>
          </table:table-cell>
          <table:table-cell table:style-name="ACE-14" office:value-type="float" office:value="-50.630000000000003">
            <text:p>−50.630</text:p>
          </table:table-cell>
          <table:table-cell table:style-name="ACE-12" office:value-type="float" office:value="7960">
            <text:p>79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43.32">
            <text:p>43.32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5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5</text:p>
          </table:table-cell>
          <table:table-cell table:style-name="ACE-14" office:value-type="float" office:value="69.122">
            <text:p>69.122</text:p>
          </table:table-cell>
          <table:table-cell table:style-name="ACE-14" office:value-type="float" office:value="-50.674999999999997">
            <text:p>−50.675</text:p>
          </table:table-cell>
          <table:table-cell table:style-name="ACE-12" office:value-type="float" office:value="6760">
            <text:p>67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0.59">
            <text:p>30.59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4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71</text:p>
          </table:table-cell>
          <table:table-cell table:style-name="ACE-14" office:value-type="float" office:value="69.099999999999994">
            <text:p>69.100</text:p>
          </table:table-cell>
          <table:table-cell table:style-name="ACE-14" office:value-type="float" office:value="-50.625">
            <text:p>−50.625</text:p>
          </table:table-cell>
          <table:table-cell table:style-name="ACE-12" office:value-type="float" office:value="5980">
            <text:p>598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4.670000000000002">
            <text:p>24.67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3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6</text:p>
          </table:table-cell>
          <table:table-cell table:style-name="ACE-14" office:value-type="float" office:value="69.117000000000004">
            <text:p>69.117</text:p>
          </table:table-cell>
          <table:table-cell table:style-name="ACE-14" office:value-type="float" office:value="-50.682000000000002">
            <text:p>−50.682</text:p>
          </table:table-cell>
          <table:table-cell table:style-name="ACE-12" office:value-type="float" office:value="5060">
            <text:p>50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silt 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1.15">
            <text:p>11.15</text:p>
          </table:table-cell>
          <table:table-cell table:style-name="ACE-12" office:value-type="float" office:value="0.34999999999999998">
            <text:p>0.35</text:p>
          </table:table-cell>
          <table:table-cell table:style-name="ACE-12" office:value-type="float" office:value="0.34999999999999998">
            <text:p>0.35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2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9167</text:p>
          </table:table-cell>
          <table:table-cell table:style-name="ACE-14" office:value-type="float" office:value="69.114000000000004">
            <text:p>69.114</text:p>
          </table:table-cell>
          <table:table-cell table:style-name="ACE-14" office:value-type="float" office:value="-50.665999999999997">
            <text:p>−50.666</text:p>
          </table:table-cell>
          <table:table-cell table:style-name="ACE-12" office:value-type="float" office:value="4150">
            <text:p>415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float" office:value="0.33000000000000002">
            <text:p>0.33</text:p>
          </table:table-cell>
          <table:table-cell table:style-name="ACE-12" office:value-type="float" office:value="0.33000000000000002">
            <text:p>0.33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1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78172</text:p>
          </table:table-cell>
          <table:table-cell table:style-name="ACE-14" office:value-type="float" office:value="69.120000000000005">
            <text:p>69.120</text:p>
          </table:table-cell>
          <table:table-cell table:style-name="ACE-14" office:value-type="float" office:value="-50.676000000000002">
            <text:p>−50.676</text:p>
          </table:table-cell>
          <table:table-cell table:style-name="ACE-12" office:value-type="float" office:value="3540">
            <text:p>354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3799999999999999">
            <text:p>−4.38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0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78173</text:p>
          </table:table-cell>
          <table:table-cell table:style-name="ACE-14" office:value-type="float" office:value="69.120000000000005">
            <text:p>69.120</text:p>
          </table:table-cell>
          <table:table-cell table:style-name="ACE-14" office:value-type="float" office:value="-50.676000000000002">
            <text:p>−50.676</text:p>
          </table:table-cell>
          <table:table-cell table:style-name="ACE-12" office:value-type="float" office:value="1750">
            <text:p>175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3799999999999999">
            <text:p>−4.38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0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Pakits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23028</text:p>
          </table:table-cell>
          <table:table-cell table:style-name="ACE-14" office:value-type="float" office:value="69.478999999999999">
            <text:p>69.479</text:p>
          </table:table-cell>
          <table:table-cell table:style-name="ACE-14" office:value-type="float" office:value="-50.706000000000003">
            <text:p>−50.706</text:p>
          </table:table-cell>
          <table:table-cell table:style-name="ACE-12" office:value-type="float" office:value="6814">
            <text:p>6814</text:p>
          </table:table-cell>
          <table:table-cell table:style-name="ACE-12" office:value-type="float" office:value="38">
            <text:p>38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41.210000000000001">
            <text:p>41.21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P3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Pakits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Pakits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23026</text:p>
          </table:table-cell>
          <table:table-cell table:style-name="ACE-14" office:value-type="float" office:value="69.501000000000005">
            <text:p>69.501</text:p>
          </table:table-cell>
          <table:table-cell table:style-name="ACE-14" office:value-type="float" office:value="-50.725999999999999">
            <text:p>−50.726</text:p>
          </table:table-cell>
          <table:table-cell table:style-name="ACE-12" office:value-type="float" office:value="6475">
            <text:p>6475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969999999999999">
            <text:p>31.97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P1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Pakits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Pakits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23027</text:p>
          </table:table-cell>
          <table:table-cell table:style-name="ACE-14" office:value-type="float" office:value="69.501000000000005">
            <text:p>69.501</text:p>
          </table:table-cell>
          <table:table-cell table:style-name="ACE-14" office:value-type="float" office:value="-50.712000000000003">
            <text:p>−50.712</text:p>
          </table:table-cell>
          <table:table-cell table:style-name="ACE-12" office:value-type="float" office:value="6113">
            <text:p>6113</text:p>
          </table:table-cell>
          <table:table-cell table:style-name="ACE-12" office:value-type="float" office:value="121">
            <text:p>121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36.079999999999998">
            <text:p>36.08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P2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Pakits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9</text:p>
          </table:table-cell>
          <table:table-cell table:style-name="ACE-14" office:value-type="float" office:value="68.668000000000006">
            <text:p>68.668</text:p>
          </table:table-cell>
          <table:table-cell table:style-name="ACE-14" office:value-type="float" office:value="-51.122">
            <text:p>−51.122</text:p>
          </table:table-cell>
          <table:table-cell table:style-name="ACE-12" office:value-type="float" office:value="8585">
            <text:p>8585</text:p>
          </table:table-cell>
          <table:table-cell table:style-name="ACE-12" office:value-type="float" office:value="86">
            <text:p>86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89.109999999999999">
            <text:p>89.11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4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8</text:p>
          </table:table-cell>
          <table:table-cell table:style-name="ACE-14" office:value-type="float" office:value="68.641999999999996">
            <text:p>68.642</text:p>
          </table:table-cell>
          <table:table-cell table:style-name="ACE-14" office:value-type="float" office:value="-51.078000000000003">
            <text:p>−51.078</text:p>
          </table:table-cell>
          <table:table-cell table:style-name="ACE-12" office:value-type="float" office:value="7741">
            <text:p>7741</text:p>
          </table:table-cell>
          <table:table-cell table:style-name="ACE-12" office:value-type="float" office:value="71">
            <text:p>71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6.560000000000002">
            <text:p>56.56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3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7</text:p>
          </table:table-cell>
          <table:table-cell table:style-name="ACE-14" office:value-type="float" office:value="68.661000000000001">
            <text:p>68.661</text:p>
          </table:table-cell>
          <table:table-cell table:style-name="ACE-14" office:value-type="float" office:value="-51.122999999999998">
            <text:p>−51.123</text:p>
          </table:table-cell>
          <table:table-cell table:style-name="ACE-12" office:value-type="float" office:value="6812">
            <text:p>6812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5.840000000000003">
            <text:p>35.84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2">
            <text:p>0.22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2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6</text:p>
          </table:table-cell>
          <table:table-cell table:style-name="ACE-14" office:value-type="float" office:value="68.662000000000006">
            <text:p>68.662</text:p>
          </table:table-cell>
          <table:table-cell table:style-name="ACE-14" office:value-type="float" office:value="-51.106999999999999">
            <text:p>−51.107</text:p>
          </table:table-cell>
          <table:table-cell table:style-name="ACE-12" office:value-type="float" office:value="5682">
            <text:p>5682</text:p>
          </table:table-cell>
          <table:table-cell table:style-name="ACE-12" office:value-type="float" office:value="75">
            <text:p>75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6.399999999999999">
            <text:p>16.4</text:p>
          </table:table-cell>
          <table:table-cell table:style-name="ACE-12" office:value-type="float" office:value="0.79000000000000004">
            <text:p>0.79</text:p>
          </table:table-cell>
          <table:table-cell table:style-name="ACE-12" office:value-type="float" office:value="0.79000000000000004">
            <text:p>0.79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1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4</text:p>
          </table:table-cell>
          <table:table-cell table:style-name="ACE-14" office:value-type="float" office:value="68.629000000000005">
            <text:p>68.629</text:p>
          </table:table-cell>
          <table:table-cell table:style-name="ACE-14" office:value-type="float" office:value="-50.963000000000001">
            <text:p>−50.963</text:p>
          </table:table-cell>
          <table:table-cell table:style-name="ACE-12" office:value-type="float" office:value="7414">
            <text:p>7414</text:p>
          </table:table-cell>
          <table:table-cell table:style-name="ACE-12" office:value-type="float" office:value="72">
            <text:p>72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6">
            <text:p>56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2">
            <text:p>0.22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4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5</text:p>
          </table:table-cell>
          <table:table-cell table:style-name="ACE-14" office:value-type="float" office:value="68.637">
            <text:p>68.637</text:p>
          </table:table-cell>
          <table:table-cell table:style-name="ACE-14" office:value-type="float" office:value="-50.982999999999997">
            <text:p>−50.983</text:p>
          </table:table-cell>
          <table:table-cell table:style-name="ACE-12" office:value-type="float" office:value="7733">
            <text:p>7733</text:p>
          </table:table-cell>
          <table:table-cell table:style-name="ACE-12" office:value-type="float" office:value="56">
            <text:p>56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6.380000000000003">
            <text:p>56.38</text:p>
          </table:table-cell>
          <table:table-cell table:style-name="ACE-12" office:value-type="float" office:value="0.81999999999999995">
            <text:p>0.82</text:p>
          </table:table-cell>
          <table:table-cell table:style-name="ACE-12" office:value-type="float" office:value="0.81999999999999995">
            <text:p>0.82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3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1</text:p>
          </table:table-cell>
          <table:table-cell table:style-name="ACE-14" office:value-type="float" office:value="68.623999999999995">
            <text:p>68.624</text:p>
          </table:table-cell>
          <table:table-cell table:style-name="ACE-14" office:value-type="float" office:value="-50.936">
            <text:p>−50.936</text:p>
          </table:table-cell>
          <table:table-cell table:style-name="ACE-12" office:value-type="float" office:value="7059">
            <text:p>7059</text:p>
          </table:table-cell>
          <table:table-cell table:style-name="ACE-12" office:value-type="float" office:value="62">
            <text:p>62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43.619999999999997">
            <text:p>43.62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2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0</text:p>
          </table:table-cell>
          <table:table-cell table:style-name="ACE-14" office:value-type="float" office:value="68.623000000000005">
            <text:p>68.623</text:p>
          </table:table-cell>
          <table:table-cell table:style-name="ACE-14" office:value-type="float" office:value="-50.923999999999999">
            <text:p>−50.924</text:p>
          </table:table-cell>
          <table:table-cell table:style-name="ACE-12" office:value-type="float" office:value="6490">
            <text:p>6490</text:p>
          </table:table-cell>
          <table:table-cell table:style-name="ACE-12" office:value-type="float" office:value="75">
            <text:p>75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3.270000000000003">
            <text:p>33.27</text:p>
          </table:table-cell>
          <table:table-cell table:style-name="ACE-12" office:value-type="float" office:value="0.56999999999999995">
            <text:p>0.57</text:p>
          </table:table-cell>
          <table:table-cell table:style-name="ACE-12" office:value-type="float" office:value="0.56999999999999995">
            <text:p>0.57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1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3</text:p>
          </table:table-cell>
          <table:table-cell table:style-name="ACE-14" office:value-type="float" office:value="69.524000000000001">
            <text:p>69.524</text:p>
          </table:table-cell>
          <table:table-cell table:style-name="ACE-14" office:value-type="float" office:value="-53.722000000000001">
            <text:p>−53.722</text:p>
          </table:table-cell>
          <table:table-cell table:style-name="ACE-12" office:value-type="float" office:value="9700">
            <text:p>970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9.650000000000006">
            <text:p>79.65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4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2</text:p>
          </table:table-cell>
          <table:table-cell table:style-name="ACE-14" office:value-type="float" office:value="69.519999999999996">
            <text:p>69.520</text:p>
          </table:table-cell>
          <table:table-cell table:style-name="ACE-14" office:value-type="float" office:value="-53.720999999999997">
            <text:p>−53.721</text:p>
          </table:table-cell>
          <table:table-cell table:style-name="ACE-12" office:value-type="float" office:value="7590">
            <text:p>759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6.690000000000001">
            <text:p>26.69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3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1</text:p>
          </table:table-cell>
          <table:table-cell table:style-name="ACE-14" office:value-type="float" office:value="69.519999999999996">
            <text:p>69.520</text:p>
          </table:table-cell>
          <table:table-cell table:style-name="ACE-14" office:value-type="float" office:value="-53.804000000000002">
            <text:p>−53.804</text:p>
          </table:table-cell>
          <table:table-cell table:style-name="ACE-12" office:value-type="float" office:value="5580">
            <text:p>558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3.56">
            <text:p>13.56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2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0</text:p>
          </table:table-cell>
          <table:table-cell table:style-name="ACE-14" office:value-type="float" office:value="69.522999999999996">
            <text:p>69.523</text:p>
          </table:table-cell>
          <table:table-cell table:style-name="ACE-14" office:value-type="float" office:value="-53.792000000000002">
            <text:p>−53.792</text:p>
          </table:table-cell>
          <table:table-cell table:style-name="ACE-12" office:value-type="float" office:value="3830">
            <text:p>383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.0600000000000001">
            <text:p>2.06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1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-5776</text:p>
          </table:table-cell>
          <table:table-cell table:style-name="ACE-14" table:formula="of:=69+26.5/60" office:value-type="float" office:value="69.441666666666663">
            <text:p>69.442</text:p>
          </table:table-cell>
          <table:table-cell table:style-name="ACE-14" table:formula="of:=-(53+40/60)" office:value-type="float" office:value="-53.666666666666664">
            <text:p>−53.667</text:p>
          </table:table-cell>
          <table:table-cell table:style-name="ACE-12" office:value-type="float" office:value="4730">
            <text:p>4730</text:p>
          </table:table-cell>
          <table:table-cell table:style-name="ACE-12" office:value-type="float" office:value="115">
            <text:p>11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3">
            <text:p>1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1995,LongEtal2011</text:p>
          </table:table-cell>
          <table:table-cell table:style-name="ACE-12" office:value-type="string">
            <text:p>Qivittut</text:p>
          </table:table-cell>
          <table:table-cell table:style-name="ACE-12" office:value-type="string">
            <text:p>Bennike, 1995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-3505</text:p>
          </table:table-cell>
          <table:table-cell table:style-name="ACE-14" table:formula="of:=69+32/60" office:value-type="float" office:value="69.533333333333331">
            <text:p>69.533</text:p>
          </table:table-cell>
          <table:table-cell table:style-name="ACE-14" table:formula="of:=-(53+41/60)" office:value-type="float" office:value="-53.68333333333333">
            <text:p>−53.683</text:p>
          </table:table-cell>
          <table:table-cell table:style-name="ACE-12" office:value-type="float" office:value="6750">
            <text:p>6750</text:p>
          </table:table-cell>
          <table:table-cell table:style-name="ACE-12" office:value-type="float" office:value="105">
            <text:p>105</text:p>
          </table:table-cell>
          <table:table-cell table:style-name="ACE-12" office:value-type="string">
            <text:p>basal 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2.5">
            <text:p>22.5</text:p>
          </table:table-cell>
          <table:table-cell table:style-name="ACE-12" office:value-type="float" office:value="2.5">
            <text:p>2.5</text:p>
          </table:table-cell>
          <table:table-cell table:style-name="ACE-12" office:value-type="float" office:value="2.5">
            <text:p>2.5</text:p>
          </table:table-cell>
          <table:table-cell table:style-name="ACE-12" office:value-type="string">
            <text:p>Foged1989,Rasch1997,LongEtal2011</text:p>
          </table:table-cell>
          <table:table-cell table:style-name="ACE-12" office:value-type="string">
            <text:p>Eqalunnguit</text:p>
          </table:table-cell>
          <table:table-cell table:style-name="ACE-12" office:value-type="string">
            <text:p>Föged, 1989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62</text:p>
          </table:table-cell>
          <table:table-cell table:style-name="ACE-14" office:value-type="float" office:value="66.956999999999994">
            <text:p>66.957</text:p>
          </table:table-cell>
          <table:table-cell table:style-name="ACE-14" office:value-type="float" office:value="-53.707000000000001">
            <text:p>−53.707</text:p>
          </table:table-cell>
          <table:table-cell table:style-name="ACE-12" office:value-type="float" office:value="9020">
            <text:p>902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29.90000000000001">
            <text:p>129.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5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12</text:p>
          </table:table-cell>
          <table:table-cell table:style-name="ACE-14" office:value-type="float" office:value="66.978999999999999">
            <text:p>66.979</text:p>
          </table:table-cell>
          <table:table-cell table:style-name="ACE-14" office:value-type="float" office:value="-53.709000000000003">
            <text:p>−53.709</text:p>
          </table:table-cell>
          <table:table-cell table:style-name="ACE-12" office:value-type="float" office:value="9070">
            <text:p>907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Daphni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4.900000000000006">
            <text:p>94.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1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61</text:p>
          </table:table-cell>
          <table:table-cell table:style-name="ACE-14" office:value-type="float" office:value="66.978999999999999">
            <text:p>66.979</text:p>
          </table:table-cell>
          <table:table-cell table:style-name="ACE-14" office:value-type="float" office:value="-53.709000000000003">
            <text:p>−53.709</text:p>
          </table:table-cell>
          <table:table-cell table:style-name="ACE-12" office:value-type="float" office:value="9270">
            <text:p>927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4.900000000000006">
            <text:p>94.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09</text:p>
          </table:table-cell>
          <table:table-cell table:style-name="ACE-14" office:value-type="float" office:value="66.980999999999995">
            <text:p>66.981</text:p>
          </table:table-cell>
          <table:table-cell table:style-name="ACE-14" office:value-type="float" office:value="-53.691000000000003">
            <text:p>−53.691</text:p>
          </table:table-cell>
          <table:table-cell table:style-name="ACE-12" office:value-type="float" office:value="8170">
            <text:p>8170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Empetr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10</text:p>
          </table:table-cell>
          <table:table-cell table:style-name="ACE-14" office:value-type="float" office:value="66.980999999999995">
            <text:p>66.981</text:p>
          </table:table-cell>
          <table:table-cell table:style-name="ACE-14" office:value-type="float" office:value="-53.691000000000003">
            <text:p>−53.691</text:p>
          </table:table-cell>
          <table:table-cell table:style-name="ACE-12" office:value-type="float" office:value="8630">
            <text:p>8630</text:p>
          </table:table-cell>
          <table:table-cell table:style-name="ACE-12" office:value-type="float" office:value="150">
            <text:p>150</text:p>
          </table:table-cell>
          <table:table-cell table:style-name="ACE-12" office:value-type="string">
            <text:p>Daphni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60</text:p>
          </table:table-cell>
          <table:table-cell table:style-name="ACE-14" office:value-type="float" office:value="66.980999999999995">
            <text:p>66.981</text:p>
          </table:table-cell>
          <table:table-cell table:style-name="ACE-14" office:value-type="float" office:value="-53.691000000000003">
            <text:p>−53.691</text:p>
          </table:table-cell>
          <table:table-cell table:style-name="ACE-12" office:value-type="float" office:value="8485">
            <text:p>848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59</text:p>
          </table:table-cell>
          <table:table-cell table:style-name="ACE-14" office:value-type="float" office:value="66.935000000000002">
            <text:p>66.935</text:p>
          </table:table-cell>
          <table:table-cell table:style-name="ACE-14" office:value-type="float" office:value="-53.601999999999997">
            <text:p>−53.602</text:p>
          </table:table-cell>
          <table:table-cell table:style-name="ACE-12" office:value-type="float" office:value="7595">
            <text:p>7595</text:p>
          </table:table-cell>
          <table:table-cell table:style-name="ACE-12" office:value-type="float" office:value="55">
            <text:p>55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9.799999999999997">
            <text:p>39.8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783</text:p>
          </table:table-cell>
          <table:table-cell table:style-name="ACE-14" office:value-type="float" office:value="66.947999999999993">
            <text:p>66.948</text:p>
          </table:table-cell>
          <table:table-cell table:style-name="ACE-14" office:value-type="float" office:value="-53.665999999999997">
            <text:p>−53.666</text:p>
          </table:table-cell>
          <table:table-cell table:style-name="ACE-12" office:value-type="float" office:value="4430">
            <text:p>443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Fruits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8.399999999999999">
            <text:p>1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7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11</text:p>
          </table:table-cell>
          <table:table-cell table:style-name="ACE-14" office:value-type="float" office:value="66.980999999999995">
            <text:p>66.981</text:p>
          </table:table-cell>
          <table:table-cell table:style-name="ACE-14" office:value-type="float" office:value="-53.691000000000003">
            <text:p>−53.691</text:p>
          </table:table-cell>
          <table:table-cell table:style-name="ACE-12" office:value-type="float" office:value="9900">
            <text:p>990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Macoma calcerea</text:p>
          </table:table-cell>
          <table:table-cell table:style-name="ACE-12" office:value-type="string">
            <text:p>marine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0">
            <text:p>50</text:p>
          </table:table-cell>
          <table:table-cell table:style-name="ACE-12" office:value-type="float" office:value="-1">
            <text:p>−1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0</text:p>
          </table:table-cell>
          <table:table-cell table:style-name="ACE-14" office:value-type="float" office:value="66.448999999999998">
            <text:p>66.449</text:p>
          </table:table-cell>
          <table:table-cell table:style-name="ACE-14" office:value-type="float" office:value="-53.598999999999997">
            <text:p>−53.599</text:p>
          </table:table-cell>
          <table:table-cell table:style-name="ACE-12" office:value-type="float" office:value="4975">
            <text:p>4975</text:p>
          </table:table-cell>
          <table:table-cell table:style-name="ACE-12" office:value-type="float" office:value="38">
            <text:p>38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3">
            <text:p>13</text:p>
          </table:table-cell>
          <table:table-cell table:style-name="ACE-12" office:value-type="float" office:value="0.074999999999999997">
            <text:p>0.075</text:p>
          </table:table-cell>
          <table:table-cell table:style-name="ACE-12" office:value-type="float" office:value="0.074999999999999997">
            <text:p>0.075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15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3</text:p>
          </table:table-cell>
          <table:table-cell table:style-name="ACE-14" office:value-type="float" office:value="66.450000000000003">
            <text:p>66.450</text:p>
          </table:table-cell>
          <table:table-cell table:style-name="ACE-14" office:value-type="float" office:value="-53.615000000000002">
            <text:p>−53.615</text:p>
          </table:table-cell>
          <table:table-cell table:style-name="ACE-12" office:value-type="float" office:value="4102">
            <text:p>4102</text:p>
          </table:table-cell>
          <table:table-cell table:style-name="ACE-12" office:value-type="float" office:value="38">
            <text:p>38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6799999999999997">
            <text:p>7.68</text:p>
          </table:table-cell>
          <table:table-cell table:style-name="ACE-12" office:value-type="float" office:value="0.16">
            <text:p>0.16</text:p>
          </table:table-cell>
          <table:table-cell table:style-name="ACE-12" office:value-type="float" office:value="0.16">
            <text:p>0.16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10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7228</text:p>
          </table:table-cell>
          <table:table-cell table:style-name="ACE-14" office:value-type="float" office:value="66.462000000000003">
            <text:p>66.462</text:p>
          </table:table-cell>
          <table:table-cell table:style-name="ACE-14" office:value-type="float" office:value="-53.625">
            <text:p>−53.625</text:p>
          </table:table-cell>
          <table:table-cell table:style-name="ACE-12" office:value-type="float" office:value="3268">
            <text:p>3268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2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5</text:p>
          </table:table-cell>
          <table:table-cell table:style-name="ACE-14" office:value-type="float" office:value="66.451999999999998">
            <text:p>66.452</text:p>
          </table:table-cell>
          <table:table-cell table:style-name="ACE-14" office:value-type="float" office:value="-53.625999999999998">
            <text:p>−53.626</text:p>
          </table:table-cell>
          <table:table-cell table:style-name="ACE-12" office:value-type="float" office:value="2246">
            <text:p>2246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1899999999999999">
            <text:p>−2.19</text:p>
          </table:table-cell>
          <table:table-cell table:style-name="ACE-12" office:value-type="float" office:value="0.31">
            <text:p>0.31</text:p>
          </table:table-cell>
          <table:table-cell table:style-name="ACE-12" office:value-type="float" office:value="0.31">
            <text:p>0.3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0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7</text:p>
          </table:table-cell>
          <table:table-cell table:style-name="ACE-14" office:value-type="float" office:value="66.489000000000004">
            <text:p>66.489</text:p>
          </table:table-cell>
          <table:table-cell table:style-name="ACE-14" office:value-type="float" office:value="-53.595999999999997">
            <text:p>−53.596</text:p>
          </table:table-cell>
          <table:table-cell table:style-name="ACE-12" office:value-type="float" office:value="1363">
            <text:p>1363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2199999999999998">
            <text:p>−4.22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-1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9</text:p>
          </table:table-cell>
          <table:table-cell table:style-name="ACE-14" office:value-type="float" office:value="66.474999999999994">
            <text:p>66.475</text:p>
          </table:table-cell>
          <table:table-cell table:style-name="ACE-14" office:value-type="float" office:value="-53.594000000000001">
            <text:p>−53.594</text:p>
          </table:table-cell>
          <table:table-cell table:style-name="ACE-12" office:value-type="float" office:value="2190">
            <text:p>2190</text:p>
          </table:table-cell>
          <table:table-cell table:style-name="ACE-12" office:value-type="float" office:value="35">
            <text:p>3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250000000000004">
            <text:p>−4.025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-2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90</text:p>
          </table:table-cell>
          <table:table-cell table:style-name="ACE-14" office:value-type="float" office:value="66.474999999999994">
            <text:p>66.475</text:p>
          </table:table-cell>
          <table:table-cell table:style-name="ACE-14" office:value-type="float" office:value="-53.594000000000001">
            <text:p>−53.594</text:p>
          </table:table-cell>
          <table:table-cell table:style-name="ACE-12" office:value-type="float" office:value="2144">
            <text:p>2144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250000000000004">
            <text:p>−4.025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-2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6</text:p>
          </table:table-cell>
          <table:table-cell table:style-name="ACE-14" office:value-type="float" office:value="66.451999999999998">
            <text:p>66.452</text:p>
          </table:table-cell>
          <table:table-cell table:style-name="ACE-14" office:value-type="float" office:value="-53.625999999999998">
            <text:p>−53.626</text:p>
          </table:table-cell>
          <table:table-cell table:style-name="ACE-12" office:value-type="float" office:value="1258">
            <text:p>1258</text:p>
          </table:table-cell>
          <table:table-cell table:style-name="ACE-12" office:value-type="float" office:value="35">
            <text:p>3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.835">
            <text:p>−1.835</text:p>
          </table:table-cell>
          <table:table-cell table:style-name="ACE-12" office:value-type="float" office:value="0.31">
            <text:p>0.31</text:p>
          </table:table-cell>
          <table:table-cell table:style-name="ACE-12" office:value-type="float" office:value="0.31">
            <text:p>0.3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0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8</text:p>
          </table:table-cell>
          <table:table-cell table:style-name="ACE-14" office:value-type="float" office:value="66.489000000000004">
            <text:p>66.489</text:p>
          </table:table-cell>
          <table:table-cell table:style-name="ACE-14" office:value-type="float" office:value="-53.595999999999997">
            <text:p>−53.596</text:p>
          </table:table-cell>
          <table:table-cell table:style-name="ACE-12" office:value-type="float" office:value="1480">
            <text:p>1480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8650000000000002">
            <text:p>−3.865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-1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7</text:p>
          </table:table-cell>
          <table:table-cell table:style-name="ACE-14" table:formula="of:=60+40.012999999999998/60" office:value-type="float" office:value="60.666883333333331">
            <text:p>60.667</text:p>
          </table:table-cell>
          <table:table-cell table:style-name="ACE-14" table:formula="of:=-(46+10.606999999999999/60)" office:value-type="float" office:value="-46.176783333333333">
            <text:p>−46.177</text:p>
          </table:table-cell>
          <table:table-cell table:style-name="ACE-12" office:value-type="float" office:value="9640">
            <text:p>964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190000000000001">
            <text:p>31.19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9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5</text:p>
          </table:table-cell>
          <table:table-cell table:style-name="ACE-14" table:formula="of:=60+40.648000000000003/60" office:value-type="float" office:value="60.677466666666668">
            <text:p>60.677</text:p>
          </table:table-cell>
          <table:table-cell table:style-name="ACE-14" table:formula="of:=-(46+4.7069999999999999/60)" office:value-type="float" office:value="-46.078449999999997">
            <text:p>−46.078</text:p>
          </table:table-cell>
          <table:table-cell table:style-name="ACE-12" office:value-type="float" office:value="8930">
            <text:p>893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hara, Juniperus, Empetrum, Batrachium, <text:s/>Bryopsida, Nitella , Daphni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2.489999999999998">
            <text:p>22.49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5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3</text:p>
          </table:table-cell>
          <table:table-cell table:style-name="ACE-14" table:formula="of:=60+40.667999999999999/60" office:value-type="float" office:value="60.677799999999998">
            <text:p>60.678</text:p>
          </table:table-cell>
          <table:table-cell table:style-name="ACE-14" table:formula="of:=-(46+5.2670000000000003/60)" office:value-type="float" office:value="-46.087783333333334">
            <text:p>−46.088</text:p>
          </table:table-cell>
          <table:table-cell table:style-name="ACE-12" office:value-type="float" office:value="8215">
            <text:p>8215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Hippuris, Batrachium, Nitella, Bryopsid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2.49">
            <text:p>12.4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4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0</text:p>
          </table:table-cell>
          <table:table-cell table:style-name="ACE-14" table:formula="of:=60+49.049999999999997/60" office:value-type="float" office:value="60.817500000000003">
            <text:p>60.818</text:p>
          </table:table-cell>
          <table:table-cell table:style-name="ACE-14" table:formula="of:=-(46+0.44600000000000001/60)" office:value-type="float" office:value="-46.007433333333331">
            <text:p>−46.007</text:p>
          </table:table-cell>
          <table:table-cell table:style-name="ACE-12" office:value-type="float" office:value="8404">
            <text:p>8404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3899999999999997">
            <text:p>7.3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K3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1</text:p>
          </table:table-cell>
          <table:table-cell table:style-name="ACE-14" table:formula="of:=60+49.049999999999997/60" office:value-type="float" office:value="60.817500000000003">
            <text:p>60.818</text:p>
          </table:table-cell>
          <table:table-cell table:style-name="ACE-14" table:formula="of:=-(46+0.44600000000000001/60)" office:value-type="float" office:value="-46.007433333333331">
            <text:p>−46.007</text:p>
          </table:table-cell>
          <table:table-cell table:style-name="ACE-12" office:value-type="float" office:value="8505">
            <text:p>850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Gyttja sil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3899999999999997">
            <text:p>7.3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K3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60</text:p>
          </table:table-cell>
          <table:table-cell table:style-name="ACE-14" table:formula="of:=60+52.014000000000003/60" office:value-type="float" office:value="60.866900000000001">
            <text:p>60.867</text:p>
          </table:table-cell>
          <table:table-cell table:style-name="ACE-14" table:formula="of:=-(45+56.866/60)" office:value-type="float" office:value="-45.947766666666666">
            <text:p>−45.948</text:p>
          </table:table-cell>
          <table:table-cell table:style-name="ACE-12" office:value-type="float" office:value="8255">
            <text:p>825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Carex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4.0899999999999999">
            <text:p>4.0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K1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7</text:p>
          </table:table-cell>
          <table:table-cell table:style-name="ACE-14" table:formula="of:=60+40.264000000000003/60" office:value-type="float" office:value="60.671066666666668">
            <text:p>60.671</text:p>
          </table:table-cell>
          <table:table-cell table:style-name="ACE-14" table:formula="of:=-(46+8.9209999999999994/60)" office:value-type="float" office:value="-46.148683333333331">
            <text:p>−46.149</text:p>
          </table:table-cell>
          <table:table-cell table:style-name="ACE-12" office:value-type="float" office:value="7835">
            <text:p>783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Empetrum, Hippuris, Carex, Potamogeton Batrachi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4</text:p>
          </table:table-cell>
          <table:table-cell table:style-name="ACE-14" table:formula="of:=60+40.264000000000003/60" office:value-type="float" office:value="60.671066666666668">
            <text:p>60.671</text:p>
          </table:table-cell>
          <table:table-cell table:style-name="ACE-14" table:formula="of:=-(46+8.9209999999999994/60)" office:value-type="float" office:value="-46.148683333333331">
            <text:p>−46.149</text:p>
          </table:table-cell>
          <table:table-cell table:style-name="ACE-12" office:value-type="float" office:value="7625">
            <text:p>762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6</text:p>
          </table:table-cell>
          <table:table-cell table:style-name="ACE-14" table:formula="of:=60+40.264000000000003/60" office:value-type="float" office:value="60.671066666666668">
            <text:p>60.671</text:p>
          </table:table-cell>
          <table:table-cell table:style-name="ACE-14" table:formula="of:=-(46+8.9209999999999994/60)" office:value-type="float" office:value="-46.148683333333331">
            <text:p>−46.149</text:p>
          </table:table-cell>
          <table:table-cell table:style-name="ACE-12" office:value-type="float" office:value="7955">
            <text:p>795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Empetrum, Potamogeton, Bryopsida, Carex Leaf, Batrachi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8</text:p>
          </table:table-cell>
          <table:table-cell table:style-name="ACE-14" table:formula="of:=60+40.549999999999997/60" office:value-type="float" office:value="60.67583333333333">
            <text:p>60.676</text:p>
          </table:table-cell>
          <table:table-cell table:style-name="ACE-14" table:formula="of:=-(46+6.6379999999999999/60)" office:value-type="float" office:value="-46.110633333333332">
            <text:p>−46.111</text:p>
          </table:table-cell>
          <table:table-cell table:style-name="ACE-12" office:value-type="float" office:value="8060">
            <text:p>806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5099999999999998">
            <text:p>−2.5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3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5</text:p>
          </table:table-cell>
          <table:table-cell table:style-name="ACE-14" table:formula="of:=60+40.549999999999997/60" office:value-type="float" office:value="60.67583333333333">
            <text:p>60.676</text:p>
          </table:table-cell>
          <table:table-cell table:style-name="ACE-14" table:formula="of:=-(46+6.6379999999999999/60)" office:value-type="float" office:value="-46.110633333333332">
            <text:p>−46.111</text:p>
          </table:table-cell>
          <table:table-cell table:style-name="ACE-12" office:value-type="float" office:value="7945">
            <text:p>794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Potamogeton, Bryopsida, Empetrum, Juniperus Leaf, Salix , Hippuris, Carex, Isoetes Chironomidae Daphnia, Plumatell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5099999999999998">
            <text:p>−2.5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3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3</text:p>
          </table:table-cell>
          <table:table-cell table:style-name="ACE-14" table:formula="of:=60+40.264000000000003/60" office:value-type="float" office:value="60.671066666666668">
            <text:p>60.671</text:p>
          </table:table-cell>
          <table:table-cell table:style-name="ACE-14" table:formula="of:=-(46+8.9209999999999994/60)" office:value-type="float" office:value="-46.148683333333331">
            <text:p>−46.149</text:p>
          </table:table-cell>
          <table:table-cell table:style-name="ACE-12" office:value-type="float" office:value="2890">
            <text:p>289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3</text:p>
          </table:table-cell>
          <table:table-cell table:style-name="ACE-14" table:formula="of:=60+40.549999999999997/60" office:value-type="float" office:value="60.67583333333333">
            <text:p>60.676</text:p>
          </table:table-cell>
          <table:table-cell table:style-name="ACE-14" table:formula="of:=-(46+6.6379999999999999/60)" office:value-type="float" office:value="-46.110633333333332">
            <text:p>−46.111</text:p>
          </table:table-cell>
          <table:table-cell table:style-name="ACE-12" office:value-type="float" office:value="3470">
            <text:p>347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Hippuris , Empetrum, Potamogeton, Bryopsida Leaf, Twig, Vaccini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5099999999999998">
            <text:p>−2.5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3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0</text:p>
          </table:table-cell>
          <table:table-cell table:style-name="ACE-14" table:formula="of:=61+7.319/60" office:value-type="float" office:value="61.121983333333333">
            <text:p>61.122</text:p>
          </table:table-cell>
          <table:table-cell table:style-name="ACE-14" table:formula="of:=-(45+37.710999999999999/60)" office:value-type="float" office:value="-45.62851666666667">
            <text:p>−45.629</text:p>
          </table:table-cell>
          <table:table-cell table:style-name="ACE-12" office:value-type="float" office:value="9700">
            <text:p>970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hara, Bryopsid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8900000000000006">
            <text:p>9.8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Nu1 Nunataq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8</text:p>
          </table:table-cell>
          <table:table-cell table:style-name="ACE-14" table:formula="of:=61+7.319/60" office:value-type="float" office:value="61.121983333333333">
            <text:p>61.122</text:p>
          </table:table-cell>
          <table:table-cell table:style-name="ACE-14" table:formula="of:=-(45+37.710999999999999/60)" office:value-type="float" office:value="-45.62851666666667">
            <text:p>−45.629</text:p>
          </table:table-cell>
          <table:table-cell table:style-name="ACE-12" office:value-type="float" office:value="9845">
            <text:p>984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hara, Batrachium, Bryopsida, Nitella Potamogeton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8900000000000006">
            <text:p>9.8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Nu1 Nunataq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2</text:p>
          </table:table-cell>
          <table:table-cell table:style-name="ACE-14" office:value-type="float" office:value="60.040799999999997">
            <text:p>60.041</text:p>
          </table:table-cell>
          <table:table-cell table:style-name="ACE-14" office:value-type="float" office:value="-44.903300000000002">
            <text:p>−44.903</text:p>
          </table:table-cell>
          <table:table-cell table:style-name="ACE-12" office:value-type="float" office:value="1020">
            <text:p>102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Juniperus communis, Empetrum <text:s text:c="55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26000000000000001">
            <text:p>−0.2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30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2</text:p>
          </table:table-cell>
          <table:table-cell table:style-name="ACE-14" office:value-type="float" office:value="60.132100000000001">
            <text:p>60.132</text:p>
          </table:table-cell>
          <table:table-cell table:style-name="ACE-14" office:value-type="float" office:value="-45.051299999999998">
            <text:p>−45.051</text:p>
          </table:table-cell>
          <table:table-cell table:style-name="ACE-12" office:value-type="float" office:value="1550">
            <text:p>1550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2999999999999998">
            <text:p>−2.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7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3</text:p>
          </table:table-cell>
          <table:table-cell table:style-name="ACE-14" office:value-type="float" office:value="60.132100000000001">
            <text:p>60.132</text:p>
          </table:table-cell>
          <table:table-cell table:style-name="ACE-14" office:value-type="float" office:value="-45.051299999999998">
            <text:p>−45.051</text:p>
          </table:table-cell>
          <table:table-cell table:style-name="ACE-12" office:value-type="float" office:value="2810">
            <text:p>2810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2999999999999998">
            <text:p>−2.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6</text:p>
          </table:table-cell>
          <table:table-cell table:style-name="ACE-14" office:value-type="float" office:value="60.030000000000001">
            <text:p>60.030</text:p>
          </table:table-cell>
          <table:table-cell table:style-name="ACE-14" office:value-type="float" office:value="-44.930300000000003">
            <text:p>−44.930</text:p>
          </table:table-cell>
          <table:table-cell table:style-name="ACE-12" office:value-type="float" office:value="2290">
            <text:p>2290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9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849</text:p>
          </table:table-cell>
          <table:table-cell table:style-name="ACE-14" office:value-type="float" office:value="60.030000000000001">
            <text:p>60.030</text:p>
          </table:table-cell>
          <table:table-cell table:style-name="ACE-14" office:value-type="float" office:value="-44.930300000000003">
            <text:p>−44.930</text:p>
          </table:table-cell>
          <table:table-cell table:style-name="ACE-12" office:value-type="float" office:value="2395">
            <text:p>2395</text:p>
          </table:table-cell>
          <table:table-cell table:style-name="ACE-12" office:value-type="float" office:value="85">
            <text:p>85</text:p>
          </table:table-cell>
          <table:table-cell table:style-name="ACE-12" office:value-type="string">
            <text:p>Bryopsida indet., Nitella, Empetrum, Isoetes, Daphnia, Juniperus, Chironomidae adul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6</text:p>
          </table:table-cell>
          <table:table-cell table:style-name="ACE-14" office:value-type="float" office:value="60.030000000000001">
            <text:p>60.030</text:p>
          </table:table-cell>
          <table:table-cell table:style-name="ACE-14" office:value-type="float" office:value="-44.930300000000003">
            <text:p>−44.930</text:p>
          </table:table-cell>
          <table:table-cell table:style-name="ACE-12" office:value-type="float" office:value="7300">
            <text:p>7300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Silty gyttja <text:s text:c="71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846</text:p>
          </table:table-cell>
          <table:table-cell table:style-name="ACE-14" office:value-type="float" office:value="60.189599999999999">
            <text:p>60.190</text:p>
          </table:table-cell>
          <table:table-cell table:style-name="ACE-14" office:value-type="float" office:value="-45.076000000000001">
            <text:p>−45.076</text:p>
          </table:table-cell>
          <table:table-cell table:style-name="ACE-12" office:value-type="float" office:value="2450">
            <text:p>2450</text:p>
          </table:table-cell>
          <table:table-cell table:style-name="ACE-12" office:value-type="float" office:value="85">
            <text:p>85</text:p>
          </table:table-cell>
          <table:table-cell table:style-name="ACE-12" office:value-type="string">
            <text:p>Bryopsida indet., Nitella, Empetrum, Isoetes, Daphnia, Batrachium and Chironomidae <text:s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0099999999999998">
            <text:p>−6.01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5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51</text:p>
          </table:table-cell>
          <table:table-cell table:style-name="ACE-14" office:value-type="float" office:value="63.031599999999997">
            <text:p>63.032</text:p>
          </table:table-cell>
          <table:table-cell table:style-name="ACE-14" office:value-type="float" office:value="-44.908299999999997">
            <text:p>−44.908</text:p>
          </table:table-cell>
          <table:table-cell table:style-name="ACE-12" office:value-type="float" office:value="4375">
            <text:p>4375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6">
            <text:p>−7.4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8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5</text:p>
          </table:table-cell>
          <table:table-cell table:style-name="ACE-14" office:value-type="float" office:value="60.030000000000001">
            <text:p>60.030</text:p>
          </table:table-cell>
          <table:table-cell table:style-name="ACE-14" office:value-type="float" office:value="-44.930300000000003">
            <text:p>−44.930</text:p>
          </table:table-cell>
          <table:table-cell table:style-name="ACE-12" office:value-type="float" office:value="8085">
            <text:p>8085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Silty gyttja <text:s text:c="71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9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320</text:p>
          </table:table-cell>
          <table:table-cell table:style-name="ACE-14" office:value-type="float" office:value="60.189599999999999">
            <text:p>60.190</text:p>
          </table:table-cell>
          <table:table-cell table:style-name="ACE-14" office:value-type="float" office:value="-45.076000000000001">
            <text:p>−45.076</text:p>
          </table:table-cell>
          <table:table-cell table:style-name="ACE-12" office:value-type="float" office:value="8560">
            <text:p>856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0099999999999998">
            <text:p>−6.01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5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8</text:p>
          </table:table-cell>
          <table:table-cell table:style-name="ACE-14" office:value-type="float" office:value="63.031599999999997">
            <text:p>63.032</text:p>
          </table:table-cell>
          <table:table-cell table:style-name="ACE-14" office:value-type="float" office:value="-44.908299999999997">
            <text:p>−44.908</text:p>
          </table:table-cell>
          <table:table-cell table:style-name="ACE-12" office:value-type="float" office:value="8250">
            <text:p>825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6">
            <text:p>−7.4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8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50</text:p>
          </table:table-cell>
          <table:table-cell table:style-name="ACE-14" office:value-type="float" office:value="63.031599999999997">
            <text:p>63.032</text:p>
          </table:table-cell>
          <table:table-cell table:style-name="ACE-14" office:value-type="float" office:value="-44.908299999999997">
            <text:p>−44.908</text:p>
          </table:table-cell>
          <table:table-cell table:style-name="ACE-12" office:value-type="float" office:value="8310">
            <text:p>8310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6">
            <text:p>−7.4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48</text:p>
          </table:table-cell>
          <table:table-cell table:style-name="ACE-14" office:value-type="float" office:value="60.132100000000001">
            <text:p>60.132</text:p>
          </table:table-cell>
          <table:table-cell table:style-name="ACE-14" office:value-type="float" office:value="-45.051299999999998">
            <text:p>−45.051</text:p>
          </table:table-cell>
          <table:table-cell table:style-name="ACE-12" office:value-type="float" office:value="8410">
            <text:p>8410</text:p>
          </table:table-cell>
          <table:table-cell table:style-name="ACE-12" office:value-type="float" office:value="115">
            <text:p>11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8100000000000001">
            <text:p>−3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7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1</text:p>
          </table:table-cell>
          <table:table-cell table:style-name="ACE-14" office:value-type="float" office:value="60.040799999999997">
            <text:p>60.041</text:p>
          </table:table-cell>
          <table:table-cell table:style-name="ACE-14" office:value-type="float" office:value="-44.903300000000002">
            <text:p>−44.903</text:p>
          </table:table-cell>
          <table:table-cell table:style-name="ACE-12" office:value-type="float" office:value="8350">
            <text:p>835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Empetrum and Hippuris vulgaris <text:s text:c="53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.6000000000000001">
            <text:p>−1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30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225</text:p>
          </table:table-cell>
          <table:table-cell table:style-name="ACE-14" office:value-type="float" office:value="60.127800000000001">
            <text:p>60.128</text:p>
          </table:table-cell>
          <table:table-cell table:style-name="ACE-14" office:value-type="float" office:value="-45.062100000000001">
            <text:p>−45.062</text:p>
          </table:table-cell>
          <table:table-cell table:style-name="ACE-12" office:value-type="float" office:value="8845">
            <text:p>8845</text:p>
          </table:table-cell>
          <table:table-cell table:style-name="ACE-12" office:value-type="float" office:value="115">
            <text:p>11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.4900000000000002">
            <text:p>3.4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6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226</text:p>
          </table:table-cell>
          <table:table-cell table:style-name="ACE-14" office:value-type="float" office:value="60.127800000000001">
            <text:p>60.128</text:p>
          </table:table-cell>
          <table:table-cell table:style-name="ACE-14" office:value-type="float" office:value="-45.062100000000001">
            <text:p>−45.062</text:p>
          </table:table-cell>
          <table:table-cell table:style-name="ACE-12" office:value-type="float" office:value="9110">
            <text:p>911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.4900000000000002">
            <text:p>3.4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227</text:p>
          </table:table-cell>
          <table:table-cell table:style-name="ACE-14" office:value-type="float" office:value="60.127800000000001">
            <text:p>60.128</text:p>
          </table:table-cell>
          <table:table-cell table:style-name="ACE-14" office:value-type="float" office:value="-45.062100000000001">
            <text:p>−45.062</text:p>
          </table:table-cell>
          <table:table-cell table:style-name="ACE-12" office:value-type="float" office:value="9130">
            <text:p>9130</text:p>
          </table:table-cell>
          <table:table-cell table:style-name="ACE-12" office:value-type="float" office:value="105">
            <text:p>10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.4900000000000002">
            <text:p>3.4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8</text:p>
          </table:table-cell>
          <table:table-cell table:style-name="ACE-14" table:formula="of:=60+1.8500000000000001/60" office:value-type="float" office:value="60.030833333333334">
            <text:p>60.031</text:p>
          </table:table-cell>
          <table:table-cell table:style-name="ACE-14" table:formula="of:=-(44+54.82/60)" office:value-type="float" office:value="-44.913666666666664">
            <text:p>−44.914</text:p>
          </table:table-cell>
          <table:table-cell table:style-name="ACE-12" office:value-type="float" office:value="8930">
            <text:p>893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B. confervoides, E. nigr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49">
            <text:p>1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21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9</text:p>
          </table:table-cell>
          <table:table-cell table:style-name="ACE-14" table:formula="of:=60+1.98/60" office:value-type="float" office:value="60.033000000000001">
            <text:p>60.033</text:p>
          </table:table-cell>
          <table:table-cell table:style-name="ACE-14" table:formula="of:=-(44+55.890000000000001/60)" office:value-type="float" office:value="-44.9315">
            <text:p>−44.931</text:p>
          </table:table-cell>
          <table:table-cell table:style-name="ACE-12" office:value-type="float" office:value="8905">
            <text:p>8905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B. confervoides, H. vulgaris, E. nigrum, Bryum sp., W. exannulat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.4900000000000002">
            <text:p>2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22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2</text:p>
          </table:table-cell>
          <table:table-cell table:style-name="ACE-14" table:formula="of:=60+2.2000000000000002/60" office:value-type="float" office:value="60.036666666666669">
            <text:p>60.037</text:p>
          </table:table-cell>
          <table:table-cell table:style-name="ACE-14" table:formula="of:=-(44+55.369999999999997/60)" office:value-type="float" office:value="-44.922833333333337">
            <text:p>−44.923</text:p>
          </table:table-cell>
          <table:table-cell table:style-name="ACE-12" office:value-type="float" office:value="9240">
            <text:p>9240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B. confervoides, E. nigr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4900000000000002">
            <text:p>9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6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7</text:p>
          </table:table-cell>
          <table:table-cell table:style-name="ACE-14" table:formula="of:=60+2.54/60" office:value-type="float" office:value="60.042333333333332">
            <text:p>60.042</text:p>
          </table:table-cell>
          <table:table-cell table:style-name="ACE-14" table:formula="of:=-(45+57.200000000000003/60)" office:value-type="float" office:value="-45.953333333333333">
            <text:p>−45.953</text:p>
          </table:table-cell>
          <table:table-cell table:style-name="ACE-12" office:value-type="float" office:value="9810">
            <text:p>9810</text:p>
          </table:table-cell>
          <table:table-cell table:style-name="ACE-12" office:value-type="float" office:value="175">
            <text:p>175</text:p>
          </table:table-cell>
          <table:table-cell table:style-name="ACE-12" office:value-type="string">
            <text:p>W. exannulat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2.489999999999998">
            <text:p>22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9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902</text:p>
          </table:table-cell>
          <table:table-cell table:style-name="ACE-14" table:formula="of:=60+4.8700000000000001/60" office:value-type="float" office:value="60.081166666666668">
            <text:p>60.081</text:p>
          </table:table-cell>
          <table:table-cell table:style-name="ACE-14" table:formula="of:=-(45+7.75/60)" office:value-type="float" office:value="-45.12916666666667">
            <text:p>−45.129</text:p>
          </table:table-cell>
          <table:table-cell table:style-name="ACE-12" office:value-type="float" office:value="10015">
            <text:p>10015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4.489999999999998">
            <text:p>24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24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4</text:p>
          </table:table-cell>
          <table:table-cell table:style-name="ACE-14" table:formula="of:=60+2.1600000000000001/60" office:value-type="float" office:value="60.036000000000001">
            <text:p>60.036</text:p>
          </table:table-cell>
          <table:table-cell table:style-name="ACE-14" table:formula="of:=-(44+57.560000000000002/60)" office:value-type="float" office:value="-44.959333333333333">
            <text:p>−44.959</text:p>
          </table:table-cell>
          <table:table-cell table:style-name="ACE-12" office:value-type="float" office:value="10200">
            <text:p>1020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D. pulex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8.489999999999998">
            <text:p>28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8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4844</text:p>
          </table:table-cell>
          <table:table-cell table:style-name="ACE-14" table:formula="of:=59+58.869999999999997/60" office:value-type="float" office:value="59.981166666666667">
            <text:p>59.981</text:p>
          </table:table-cell>
          <table:table-cell table:style-name="ACE-14" table:formula="of:=-(45+10.76/60)" office:value-type="float" office:value="-45.179333333333332">
            <text:p>−45.179</text:p>
          </table:table-cell>
          <table:table-cell table:style-name="ACE-12" office:value-type="float" office:value="11665">
            <text:p>11665</text:p>
          </table:table-cell>
          <table:table-cell table:style-name="ACE-12" office:value-type="float" office:value="125">
            <text:p>125</text:p>
          </table:table-cell>
          <table:table-cell table:style-name="ACE-12" office:value-type="string">
            <text:p>Bryum sp.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489999999999998">
            <text:p>31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4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r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2425</text:p>
          </table:table-cell>
          <table:table-cell table:style-name="ACE-14" table:formula="of:=60+54.399999999999999/60" office:value-type="float" office:value="60.906666666666666">
            <text:p>60.907</text:p>
          </table:table-cell>
          <table:table-cell table:style-name="ACE-14" table:formula="of:=-(46+4/60)" office:value-type="float" office:value="-46.06666666666667">
            <text:p>−46.067</text:p>
          </table:table-cell>
          <table:table-cell table:style-name="ACE-12" office:value-type="float" office:value="3080">
            <text:p>308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Mya truncata fragment</text:p>
          </table:table-cell>
          <table:table-cell table:style-name="ACE-12" office:value-type="string">
            <text:p>marine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0">
            <text:p>50</text:p>
          </table:table-cell>
          <table:table-cell table:style-name="ACE-12" office:value-type="float" office:value="-1">
            <text:p>−1</text:p>
          </table:table-cell>
          <table:table-cell table:style-name="ACE-12" office:value-type="float" office:value="-8.25">
            <text:p>−8.25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02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498</text:p>
          </table:table-cell>
          <table:table-cell table:style-name="ACE-14" table:formula="of:=61+8.2669999999999995/60" office:value-type="float" office:value="61.137783333333331">
            <text:p>61.138</text:p>
          </table:table-cell>
          <table:table-cell table:style-name="ACE-14" table:formula="of:=-(45+39.366999999999997/60)" office:value-type="float" office:value="-45.656116666666669">
            <text:p>−45.656</text:p>
          </table:table-cell>
          <table:table-cell table:style-name="ACE-12" office:value-type="float" office:value="7590">
            <text:p>759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layey algae 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3.329999999999998">
            <text:p>23.3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Randsalu2008,LongEtal2011</text:p>
          </table:table-cell>
          <table:table-cell table:style-name="ACE-12" office:value-type="string">
            <text:p>Ta1</text:p>
          </table:table-cell>
          <table:table-cell table:style-name="ACE-12" office:value-type="string">
            <text:p>Randsalu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500</text:p>
          </table:table-cell>
          <table:table-cell table:style-name="ACE-14" table:formula="of:=61+8.1129999999999995/60" office:value-type="float" office:value="61.135216666666665">
            <text:p>61.135</text:p>
          </table:table-cell>
          <table:table-cell table:style-name="ACE-14" table:formula="of:=-(45+39.799999999999997/60)" office:value-type="float" office:value="-45.663333333333334">
            <text:p>−45.663</text:p>
          </table:table-cell>
          <table:table-cell table:style-name="ACE-12" office:value-type="float" office:value="8105">
            <text:p>810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rown mosses, Saxifraga, Draba, Polypodiaceae, bark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4199999999999999">
            <text:p>9.42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Randsalu2008,LongEtal2011</text:p>
          </table:table-cell>
          <table:table-cell table:style-name="ACE-12" office:value-type="string">
            <text:p>Ta3</text:p>
          </table:table-cell>
          <table:table-cell table:style-name="ACE-12" office:value-type="string">
            <text:p>Randsalu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521</text:p>
          </table:table-cell>
          <table:table-cell table:style-name="ACE-14" table:formula="of:=61+8.0500000000000007/60" office:value-type="float" office:value="61.134166666666665">
            <text:p>61.134</text:p>
          </table:table-cell>
          <table:table-cell table:style-name="ACE-14" table:formula="of:=-(45+39.200000000000003/60)" office:value-type="float" office:value="-45.653333333333336">
            <text:p>−45.653</text:p>
          </table:table-cell>
          <table:table-cell table:style-name="ACE-12" office:value-type="float" office:value="7305">
            <text:p>730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rown moss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199999999999996">
            <text:p>−4.02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Fredh2008,LongEtal2011</text:p>
          </table:table-cell>
          <table:table-cell table:style-name="ACE-12" office:value-type="string">
            <text:p>Ta4</text:p>
          </table:table-cell>
          <table:table-cell table:style-name="ACE-12" office:value-type="string">
            <text:p>Fredh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524</text:p>
          </table:table-cell>
          <table:table-cell table:style-name="ACE-14" table:formula="of:=61+8.0500000000000007/60" office:value-type="float" office:value="61.134166666666665">
            <text:p>61.134</text:p>
          </table:table-cell>
          <table:table-cell table:style-name="ACE-14" table:formula="of:=-(45+39.200000000000003/60)" office:value-type="float" office:value="-45.653333333333336">
            <text:p>−45.653</text:p>
          </table:table-cell>
          <table:table-cell table:style-name="ACE-12" office:value-type="float" office:value="1320">
            <text:p>1320</text:p>
          </table:table-cell>
          <table:table-cell table:style-name="ACE-12" office:value-type="float" office:value="55">
            <text:p>55</text:p>
          </table:table-cell>
          <table:table-cell table:style-name="ACE-12" office:value-type="string">
            <text:p>Brown moss, Sphagnum sp.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199999999999996">
            <text:p>−4.02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Fredh2008,LongEtal2011</text:p>
          </table:table-cell>
          <table:table-cell table:style-name="ACE-12" office:value-type="string">
            <text:p>Ta4</text:p>
          </table:table-cell>
          <table:table-cell table:style-name="ACE-12" office:value-type="string">
            <text:p>Fredh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8</text:p>
          </table:table-cell>
          <table:table-cell table:style-name="ACE-14" office:value-type="float" office:value="65.754999999999995">
            <text:p>65.755</text:p>
          </table:table-cell>
          <table:table-cell table:style-name="ACE-14" office:value-type="float" office:value="-37.273000000000003">
            <text:p>−37.273</text:p>
          </table:table-cell>
          <table:table-cell table:style-name="ACE-12" office:value-type="float" office:value="9659">
            <text:p>9659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97">
            <text:p>97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97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6</text:p>
          </table:table-cell>
          <table:table-cell table:style-name="ACE-14" office:value-type="float" office:value="65.757000000000005">
            <text:p>65.757</text:p>
          </table:table-cell>
          <table:table-cell table:style-name="ACE-14" office:value-type="float" office:value="-37.268999999999998">
            <text:p>−37.269</text:p>
          </table:table-cell>
          <table:table-cell table:style-name="ACE-12" office:value-type="float" office:value="9376">
            <text:p>9376</text:p>
          </table:table-cell>
          <table:table-cell table:style-name="ACE-12" office:value-type="float" office:value="65">
            <text:p>65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93">
            <text:p>93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93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5</text:p>
          </table:table-cell>
          <table:table-cell table:style-name="ACE-14" office:value-type="float" office:value="65.727000000000004">
            <text:p>65.727</text:p>
          </table:table-cell>
          <table:table-cell table:style-name="ACE-14" office:value-type="float" office:value="-37.295000000000002">
            <text:p>−37.295</text:p>
          </table:table-cell>
          <table:table-cell table:style-name="ACE-12" office:value-type="float" office:value="8523">
            <text:p>8523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1.129999999999999">
            <text:p>21.13</text:p>
          </table:table-cell>
          <table:table-cell table:style-name="ACE-12" office:value-type="float" office:value="0.64000000000000001">
            <text:p>0.64</text:p>
          </table:table-cell>
          <table:table-cell table:style-name="ACE-12" office:value-type="float" office:value="0.64000000000000001">
            <text:p>0.64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23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4</text:p>
          </table:table-cell>
          <table:table-cell table:style-name="ACE-14" office:value-type="float" office:value="65.736000000000004">
            <text:p>65.736</text:p>
          </table:table-cell>
          <table:table-cell table:style-name="ACE-14" office:value-type="float" office:value="-37.267000000000003">
            <text:p>−37.267</text:p>
          </table:table-cell>
          <table:table-cell table:style-name="ACE-12" office:value-type="float" office:value="7594">
            <text:p>7594</text:p>
          </table:table-cell>
          <table:table-cell table:style-name="ACE-12" office:value-type="float" office:value="53">
            <text:p>53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8499999999999996">
            <text:p>9.85</text:p>
          </table:table-cell>
          <table:table-cell table:style-name="ACE-12" office:value-type="float" office:value="0.28999999999999998">
            <text:p>0.29</text:p>
          </table:table-cell>
          <table:table-cell table:style-name="ACE-12" office:value-type="float" office:value="0.28999999999999998">
            <text:p>0.29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11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1</text:p>
          </table:table-cell>
          <table:table-cell table:style-name="ACE-14" office:value-type="float" office:value="65.727999999999994">
            <text:p>65.728</text:p>
          </table:table-cell>
          <table:table-cell table:style-name="ACE-14" office:value-type="float" office:value="-37.284999999999997">
            <text:p>−37.285</text:p>
          </table:table-cell>
          <table:table-cell table:style-name="ACE-12" office:value-type="float" office:value="7202">
            <text:p>7202</text:p>
          </table:table-cell>
          <table:table-cell table:style-name="ACE-12" office:value-type="float" office:value="51">
            <text:p>51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.6500000000000004">
            <text:p>5.65</text:p>
          </table:table-cell>
          <table:table-cell table:style-name="ACE-12" office:value-type="float" office:value="0.34000000000000002">
            <text:p>0.34</text:p>
          </table:table-cell>
          <table:table-cell table:style-name="ACE-12" office:value-type="float" office:value="0.34000000000000002">
            <text:p>0.34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7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0</text:p>
          </table:table-cell>
          <table:table-cell table:style-name="ACE-14" office:value-type="float" office:value="65.727000000000004">
            <text:p>65.727</text:p>
          </table:table-cell>
          <table:table-cell table:style-name="ACE-14" office:value-type="float" office:value="-37.277999999999999">
            <text:p>−37.278</text:p>
          </table:table-cell>
          <table:table-cell table:style-name="ACE-12" office:value-type="float" office:value="5868">
            <text:p>5868</text:p>
          </table:table-cell>
          <table:table-cell table:style-name="ACE-12" office:value-type="float" office:value="46">
            <text:p>46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25">
            <text:p>1.25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3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0" table:number-rows-repeated="65404">
          <table:table-cell table:number-columns-repeated="256"/>
        </table:table-row>
        <table:table-row table:style-name="AROW-0" table:number-rows-repeated="15">
          <table:table-cell table:number-columns-repeated="256" table:style-name="ACE-13"/>
        </table:table-row>
        <table:named-expressions>
          <table:named-expression table:name="Sheet_Title" table:expression="of:=&quot;filled sheet&quot;" table:base-cell-address="$'filled sheet'.$A$1"/>
          <table:named-expression table:name="Print_Area" table:expression="of:=#REF!" table:base-cell-address="$'filled sheet'.$A$1"/>
        </table:named-expressions>
        <gnm:selections gnm:cursor-col="15" gnm:cursor-row="106">
          <gnm:selection gnm:start-col="15" gnm:start-row="106" gnm:end-col="15" gnm:end-row="10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_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ong et al 1999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long and roberts 200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long et al 2006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ong and roberts 2002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Bennike et al 2011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Long et al 2009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SparrenbomEtal2006a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parrenbomEtal2006b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BennikeEtal2002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LongEtal2008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filled sheet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7T08:45:39Z</dc:date>
    <meta:creation-date>2022-08-03T03:59:39Z</meta:creation-date>
    <meta:generator>gnumeric/1.12.46</meta:generator>
  </office:meta>
</office:document-meta>
</file>